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100%" fo:orphans="0" fo:widows="0"/>
      <style:text-properties fo:language="en" fo:country="US"/>
    </style:style>
    <style:style style:name="P3" style:family="paragraph" style:parent-style-name="Standard">
      <style:text-properties fo:language="en" fo:country="US" officeooo:paragraph-rsid="00162657"/>
    </style:style>
    <style:style style:name="P4" style:family="paragraph" style:parent-style-name="Standard">
      <style:text-properties fo:language="en" fo:country="US" officeooo:paragraph-rsid="00186884"/>
    </style:style>
    <style:style style:name="P5" style:family="paragraph" style:parent-style-name="Standard">
      <style:text-properties fo:language="en" fo:country="US" officeooo:paragraph-rsid="00206243"/>
    </style:style>
    <style:style style:name="P6" style:family="paragraph" style:parent-style-name="Standard">
      <style:text-properties fo:language="en" fo:country="US" officeooo:rsid="00206243" officeooo:paragraph-rsid="00206243"/>
    </style:style>
    <style:style style:name="P7" style:family="paragraph" style:parent-style-name="Standard">
      <style:text-properties fo:language="en" fo:country="US" officeooo:paragraph-rsid="00224353"/>
    </style:style>
    <style:style style:name="P8" style:family="paragraph" style:parent-style-name="Standard">
      <style:text-properties fo:language="en" fo:country="US" officeooo:rsid="00224353" officeooo:paragraph-rsid="00224353"/>
    </style:style>
    <style:style style:name="P9" style:family="paragraph" style:parent-style-name="Standard">
      <style:text-properties fo:language="en" fo:country="US" officeooo:paragraph-rsid="0023aca7"/>
    </style:style>
    <style:style style:name="P10" style:family="paragraph" style:parent-style-name="Standard">
      <style:text-properties fo:language="en" fo:country="US" officeooo:rsid="0023aca7" officeooo:paragraph-rsid="0023aca7"/>
    </style:style>
    <style:style style:name="P11" style:family="paragraph" style:parent-style-name="Standard">
      <style:text-properties fo:language="en" fo:country="US" officeooo:paragraph-rsid="0024e496"/>
    </style:style>
    <style:style style:name="P12" style:family="paragraph" style:parent-style-name="Standard">
      <style:text-properties fo:language="en" fo:country="US" officeooo:rsid="0024e496" officeooo:paragraph-rsid="0024e496"/>
    </style:style>
    <style:style style:name="P13" style:family="paragraph" style:parent-style-name="Standard">
      <style:text-properties fo:language="en" fo:country="US" officeooo:paragraph-rsid="00255a0e"/>
    </style:style>
    <style:style style:name="P14" style:family="paragraph" style:parent-style-name="Standard">
      <style:text-properties fo:language="en" fo:country="US" officeooo:rsid="00255a0e" officeooo:paragraph-rsid="00255a0e"/>
    </style:style>
    <style:style style:name="P15" style:family="paragraph" style:parent-style-name="Standard">
      <style:text-properties fo:language="en" fo:country="US" officeooo:paragraph-rsid="002569f1"/>
    </style:style>
    <style:style style:name="P16" style:family="paragraph" style:parent-style-name="Standard">
      <style:text-properties fo:language="en" fo:country="US" officeooo:rsid="002569f1" officeooo:paragraph-rsid="002569f1"/>
    </style:style>
    <style:style style:name="P17" style:family="paragraph" style:parent-style-name="Standard">
      <style:text-properties fo:language="en" fo:country="US" fo:font-weight="bold" officeooo:rsid="002569f1" officeooo:paragraph-rsid="002569f1" style:font-weight-asian="bold" style:font-weight-complex="bold"/>
    </style:style>
    <style:style style:name="P18" style:family="paragraph" style:parent-style-name="Standard">
      <style:text-properties fo:language="en" fo:country="US" fo:font-weight="bold" officeooo:rsid="0031a1b0" officeooo:paragraph-rsid="0031a1b0" style:font-weight-asian="bold" style:font-weight-complex="bold"/>
    </style:style>
    <style:style style:name="P19" style:family="paragraph" style:parent-style-name="Standard">
      <style:text-properties fo:language="en" fo:country="US" fo:font-weight="bold" officeooo:rsid="0031a1b0" officeooo:paragraph-rsid="0032119b" style:font-weight-asian="bold" style:font-weight-complex="bold"/>
    </style:style>
    <style:style style:name="P20" style:family="paragraph" style:parent-style-name="Standard">
      <style:text-properties fo:language="en" fo:country="US" fo:font-weight="bold" officeooo:rsid="0031a1b0" officeooo:paragraph-rsid="003abf77" style:font-weight-asian="bold" style:font-weight-complex="bold"/>
    </style:style>
    <style:style style:name="P21" style:family="paragraph" style:parent-style-name="Standard">
      <style:text-properties fo:language="en" fo:country="US" fo:font-weight="bold" officeooo:rsid="0031a1b0" officeooo:paragraph-rsid="003b514f" style:font-weight-asian="bold" style:font-weight-complex="bold"/>
    </style:style>
    <style:style style:name="P22" style:family="paragraph" style:parent-style-name="Standard">
      <style:text-properties fo:language="en" fo:country="US" fo:font-weight="bold" officeooo:rsid="0031a1b0" officeooo:paragraph-rsid="004dcfff" style:font-weight-asian="bold" style:font-weight-complex="bold"/>
    </style:style>
    <style:style style:name="P23" style:family="paragraph" style:parent-style-name="Standard">
      <style:text-properties fo:language="en" fo:country="US" fo:font-weight="bold" officeooo:rsid="003e7563" officeooo:paragraph-rsid="003e7563" style:font-weight-asian="bold" style:font-weight-complex="bold"/>
    </style:style>
    <style:style style:name="P24" style:family="paragraph" style:parent-style-name="Standard">
      <style:text-properties fo:language="en" fo:country="US" fo:font-weight="bold" officeooo:rsid="004dcfff" officeooo:paragraph-rsid="004dcfff" style:font-weight-asian="bold" style:font-weight-complex="bold"/>
    </style:style>
    <style:style style:name="P25" style:family="paragraph" style:parent-style-name="Standard">
      <style:text-properties fo:language="en" fo:country="US" fo:font-weight="bold" officeooo:rsid="0054f19b" officeooo:paragraph-rsid="0054f19b" style:font-weight-asian="bold" style:font-weight-complex="bold"/>
    </style:style>
    <style:style style:name="P26" style:family="paragraph" style:parent-style-name="Standard">
      <style:text-properties fo:language="en" fo:country="US" fo:font-weight="bold" officeooo:rsid="0055a4ed" officeooo:paragraph-rsid="0055a4ed" style:font-weight-asian="bold" style:font-weight-complex="bold"/>
    </style:style>
    <style:style style:name="P27" style:family="paragraph" style:parent-style-name="Standard">
      <style:text-properties fo:language="en" fo:country="US" fo:font-weight="bold" officeooo:rsid="0055a4ed" officeooo:paragraph-rsid="00577fdc" style:font-weight-asian="bold" style:font-weight-complex="bold"/>
    </style:style>
    <style:style style:name="P28" style:family="paragraph" style:parent-style-name="Standard">
      <style:text-properties fo:language="en" fo:country="US" fo:font-weight="bold" officeooo:rsid="0055a4ed" officeooo:paragraph-rsid="0058d4e1" style:font-weight-asian="bold" style:font-weight-complex="bold"/>
    </style:style>
    <style:style style:name="P29" style:family="paragraph" style:parent-style-name="Standard">
      <style:text-properties fo:language="en" fo:country="US" fo:font-weight="bold" officeooo:rsid="005f9dee" officeooo:paragraph-rsid="005f9dee" style:font-weight-asian="bold" style:font-weight-complex="bold"/>
    </style:style>
    <style:style style:name="P30" style:family="paragraph" style:parent-style-name="Standard">
      <style:text-properties fo:language="en" fo:country="US" officeooo:rsid="00274b8e" officeooo:paragraph-rsid="00274b8e"/>
    </style:style>
    <style:style style:name="P31" style:family="paragraph" style:parent-style-name="Standard">
      <style:text-properties fo:language="en" fo:country="US" officeooo:paragraph-rsid="00274b8e"/>
    </style:style>
    <style:style style:name="P32" style:family="paragraph" style:parent-style-name="Standard">
      <style:text-properties fo:language="en" fo:country="US" officeooo:paragraph-rsid="002842fc"/>
    </style:style>
    <style:style style:name="P33" style:family="paragraph" style:parent-style-name="Standard">
      <style:text-properties fo:language="en" fo:country="US" officeooo:rsid="00297845" officeooo:paragraph-rsid="00297845"/>
    </style:style>
    <style:style style:name="P34" style:family="paragraph" style:parent-style-name="Standard">
      <style:text-properties fo:language="en" fo:country="US" officeooo:paragraph-rsid="00297845"/>
    </style:style>
    <style:style style:name="P35" style:family="paragraph" style:parent-style-name="Standard">
      <style:text-properties fo:language="en" fo:country="US" officeooo:rsid="002ae88f" officeooo:paragraph-rsid="002ae88f"/>
    </style:style>
    <style:style style:name="P36" style:family="paragraph" style:parent-style-name="Standard">
      <style:text-properties fo:language="en" fo:country="US" officeooo:paragraph-rsid="002ae88f"/>
    </style:style>
    <style:style style:name="P37" style:family="paragraph" style:parent-style-name="Standard">
      <style:text-properties fo:language="en" fo:country="US" officeooo:paragraph-rsid="002af3a0"/>
    </style:style>
    <style:style style:name="P38" style:family="paragraph" style:parent-style-name="Standard">
      <style:text-properties fo:language="en" fo:country="US" officeooo:rsid="002af3a0" officeooo:paragraph-rsid="002af3a0"/>
    </style:style>
    <style:style style:name="P39" style:family="paragraph" style:parent-style-name="Standard">
      <style:text-properties fo:language="en" fo:country="US" officeooo:paragraph-rsid="002b4f1d"/>
    </style:style>
    <style:style style:name="P40" style:family="paragraph" style:parent-style-name="Standard">
      <style:text-properties fo:language="en" fo:country="US" officeooo:paragraph-rsid="002c3905"/>
    </style:style>
    <style:style style:name="P41" style:family="paragraph" style:parent-style-name="Standard">
      <style:text-properties fo:language="en" fo:country="US" officeooo:paragraph-rsid="002c91f5"/>
    </style:style>
    <style:style style:name="P42" style:family="paragraph" style:parent-style-name="Standard">
      <style:text-properties fo:language="en" fo:country="US" officeooo:paragraph-rsid="002d500e"/>
    </style:style>
    <style:style style:name="P43" style:family="paragraph" style:parent-style-name="Standard">
      <style:text-properties fo:language="en" fo:country="US" officeooo:rsid="002eaae2" officeooo:paragraph-rsid="002eaae2"/>
    </style:style>
    <style:style style:name="P44" style:family="paragraph" style:parent-style-name="Standard">
      <style:text-properties fo:language="en" fo:country="US" officeooo:paragraph-rsid="0032119b"/>
    </style:style>
    <style:style style:name="P45" style:family="paragraph" style:parent-style-name="Standard">
      <style:text-properties fo:language="en" fo:country="US" officeooo:rsid="0033b087" officeooo:paragraph-rsid="0033b087"/>
    </style:style>
    <style:style style:name="P46" style:family="paragraph" style:parent-style-name="Standard">
      <style:text-properties fo:language="en" fo:country="US" officeooo:paragraph-rsid="0033b087"/>
    </style:style>
    <style:style style:name="P47" style:family="paragraph" style:parent-style-name="Standard">
      <style:text-properties fo:language="en" fo:country="US" officeooo:rsid="0038f9b5" officeooo:paragraph-rsid="0038f9b5"/>
    </style:style>
    <style:style style:name="P48" style:family="paragraph" style:parent-style-name="Standard">
      <style:text-properties fo:language="en" fo:country="US" officeooo:paragraph-rsid="003abf77"/>
    </style:style>
    <style:style style:name="P49" style:family="paragraph" style:parent-style-name="Standard">
      <style:text-properties fo:language="en" fo:country="US" officeooo:rsid="003b514f" officeooo:paragraph-rsid="003b514f"/>
    </style:style>
    <style:style style:name="P50" style:family="paragraph" style:parent-style-name="Standard">
      <style:text-properties fo:language="en" fo:country="US" officeooo:paragraph-rsid="003b514f"/>
    </style:style>
    <style:style style:name="P51" style:family="paragraph" style:parent-style-name="Standard">
      <style:text-properties fo:language="en" fo:country="US" officeooo:paragraph-rsid="003e7563"/>
    </style:style>
    <style:style style:name="P52" style:family="paragraph" style:parent-style-name="Standard">
      <style:text-properties fo:language="en" fo:country="US" officeooo:rsid="003e7563" officeooo:paragraph-rsid="003e7563"/>
    </style:style>
    <style:style style:name="P53" style:family="paragraph" style:parent-style-name="Standard">
      <style:text-properties fo:language="en" fo:country="US" officeooo:rsid="004227ad" officeooo:paragraph-rsid="004227ad"/>
    </style:style>
    <style:style style:name="P54" style:family="paragraph" style:parent-style-name="Standard">
      <style:text-properties fo:language="en" fo:country="US" officeooo:paragraph-rsid="00436462"/>
    </style:style>
    <style:style style:name="P55" style:family="paragraph" style:parent-style-name="Standard">
      <style:text-properties fo:language="en" fo:country="US" officeooo:rsid="00436462" officeooo:paragraph-rsid="00436462"/>
    </style:style>
    <style:style style:name="P56" style:family="paragraph" style:parent-style-name="Standard">
      <style:text-properties fo:language="en" fo:country="US" officeooo:paragraph-rsid="004dcfff"/>
    </style:style>
    <style:style style:name="P57" style:family="paragraph" style:parent-style-name="Standard">
      <style:text-properties fo:language="en" fo:country="US" officeooo:rsid="004dcfff" officeooo:paragraph-rsid="004dcfff"/>
    </style:style>
    <style:style style:name="P58" style:family="paragraph" style:parent-style-name="Standard">
      <style:text-properties fo:language="en" fo:country="US" officeooo:rsid="004fa9a2" officeooo:paragraph-rsid="004fa9a2"/>
    </style:style>
    <style:style style:name="P59" style:family="paragraph" style:parent-style-name="Standard">
      <style:text-properties fo:language="en" fo:country="US" officeooo:paragraph-rsid="0058d4e1"/>
    </style:style>
    <style:style style:name="P60" style:family="paragraph" style:parent-style-name="Standard">
      <style:text-properties fo:language="en" fo:country="US" officeooo:rsid="0058d4e1" officeooo:paragraph-rsid="0058d4e1"/>
    </style:style>
    <style:style style:name="P61" style:family="paragraph" style:parent-style-name="Standard">
      <style:text-properties fo:language="en" fo:country="US" officeooo:rsid="0058d4e1" officeooo:paragraph-rsid="005ce0bb"/>
    </style:style>
    <style:style style:name="P62" style:family="paragraph" style:parent-style-name="Standard">
      <style:text-properties fo:language="en" fo:country="US" officeooo:paragraph-rsid="005ce0bb"/>
    </style:style>
    <style:style style:name="P63" style:family="paragraph" style:parent-style-name="Standard">
      <style:text-properties fo:language="en" fo:country="US" officeooo:rsid="005ce0bb" officeooo:paragraph-rsid="005ce0bb"/>
    </style:style>
    <style:style style:name="P64" style:family="paragraph" style:parent-style-name="Standard">
      <style:text-properties fo:language="en" fo:country="US" officeooo:rsid="005dba20" officeooo:paragraph-rsid="005dba20"/>
    </style:style>
    <style:style style:name="P65" style:family="paragraph" style:parent-style-name="Standard">
      <style:text-properties fo:language="en" fo:country="US" officeooo:paragraph-rsid="005dba20"/>
    </style:style>
    <style:style style:name="P66" style:family="paragraph" style:parent-style-name="Standard">
      <style:text-properties fo:language="en" fo:country="US" officeooo:paragraph-rsid="005f9dee"/>
    </style:style>
    <style:style style:name="P67" style:family="paragraph" style:parent-style-name="Standard">
      <style:text-properties officeooo:paragraph-rsid="00162657"/>
    </style:style>
    <style:style style:name="P68" style:family="paragraph" style:parent-style-name="Standard">
      <style:paragraph-properties fo:margin-top="0.1665in" fo:margin-bottom="0in" style:contextual-spacing="false" fo:line-height="100%" fo:text-align="center" style:justify-single-word="false"/>
      <style:text-properties officeooo:paragraph-rsid="001d2d2b"/>
    </style:style>
    <style:style style:name="P69" style:family="paragraph" style:parent-style-name="Standard">
      <style:text-properties officeooo:paragraph-rsid="001d2d2b"/>
    </style:style>
    <style:style style:name="P70" style:family="paragraph" style:parent-style-name="Standard">
      <style:text-properties officeooo:paragraph-rsid="00206243"/>
    </style:style>
    <style:style style:name="P71" style:family="paragraph" style:parent-style-name="Standard">
      <style:text-properties officeooo:paragraph-rsid="00224353"/>
    </style:style>
    <style:style style:name="P72" style:family="paragraph" style:parent-style-name="Standard">
      <style:text-properties officeooo:paragraph-rsid="0023aca7"/>
    </style:style>
    <style:style style:name="P73" style:family="paragraph" style:parent-style-name="Standard">
      <style:text-properties officeooo:rsid="0024e496" officeooo:paragraph-rsid="0024e496"/>
    </style:style>
    <style:style style:name="P74" style:family="paragraph" style:parent-style-name="Standard">
      <style:text-properties officeooo:paragraph-rsid="0024e496"/>
    </style:style>
    <style:style style:name="P75" style:family="paragraph" style:parent-style-name="Standard">
      <style:text-properties officeooo:paragraph-rsid="00255a0e"/>
    </style:style>
    <style:style style:name="P76" style:family="paragraph" style:parent-style-name="Standard">
      <style:text-properties officeooo:paragraph-rsid="002569f1"/>
    </style:style>
    <style:style style:name="P77" style:family="paragraph" style:parent-style-name="Standard">
      <style:text-properties officeooo:paragraph-rsid="00274b8e"/>
    </style:style>
    <style:style style:name="P78" style:family="paragraph" style:parent-style-name="Standard">
      <style:text-properties officeooo:paragraph-rsid="002842fc"/>
    </style:style>
    <style:style style:name="P79" style:family="paragraph" style:parent-style-name="Standard">
      <style:text-properties officeooo:paragraph-rsid="00297845"/>
    </style:style>
    <style:style style:name="P80" style:family="paragraph" style:parent-style-name="Standard">
      <style:text-properties officeooo:paragraph-rsid="002ae88f"/>
    </style:style>
    <style:style style:name="P81" style:family="paragraph" style:parent-style-name="Standard">
      <style:text-properties officeooo:paragraph-rsid="002af3a0"/>
    </style:style>
    <style:style style:name="P82" style:family="paragraph" style:parent-style-name="Standard">
      <style:text-properties officeooo:paragraph-rsid="002b4f1d"/>
    </style:style>
    <style:style style:name="P83" style:family="paragraph" style:parent-style-name="Standard">
      <style:text-properties officeooo:paragraph-rsid="002d500e"/>
    </style:style>
    <style:style style:name="P84" style:family="paragraph" style:parent-style-name="Standard">
      <style:text-properties officeooo:paragraph-rsid="0032119b"/>
    </style:style>
    <style:style style:name="P85" style:family="paragraph" style:parent-style-name="Standard">
      <style:text-properties officeooo:paragraph-rsid="0033b087"/>
    </style:style>
    <style:style style:name="P86" style:family="paragraph" style:parent-style-name="Standard">
      <style:text-properties officeooo:paragraph-rsid="003abf77"/>
    </style:style>
    <style:style style:name="P87" style:family="paragraph" style:parent-style-name="Standard">
      <style:text-properties officeooo:paragraph-rsid="003b514f"/>
    </style:style>
    <style:style style:name="P88" style:family="paragraph" style:parent-style-name="Standard">
      <style:text-properties officeooo:rsid="002ae88f" officeooo:paragraph-rsid="002ae88f"/>
    </style:style>
    <style:style style:name="P89" style:family="paragraph" style:parent-style-name="Standard">
      <style:text-properties fo:font-size="11pt" fo:language="en" fo:country="US" officeooo:rsid="00255a0e" officeooo:paragraph-rsid="00255a0e" style:font-size-asian="11pt" style:font-size-complex="11pt"/>
    </style:style>
    <style:style style:name="P90" style:family="paragraph" style:parent-style-name="Standard">
      <style:text-properties officeooo:paragraph-rsid="003e7563"/>
    </style:style>
    <style:style style:name="P91" style:family="paragraph" style:parent-style-name="Standard">
      <style:text-properties officeooo:paragraph-rsid="00436462"/>
    </style:style>
    <style:style style:name="P92" style:family="paragraph" style:parent-style-name="Standard">
      <style:text-properties officeooo:paragraph-rsid="004dcfff"/>
    </style:style>
    <style:style style:name="P93" style:family="paragraph" style:parent-style-name="Standard">
      <style:text-properties officeooo:paragraph-rsid="0058d4e1"/>
    </style:style>
    <style:style style:name="P94" style:family="paragraph" style:parent-style-name="Standard">
      <style:text-properties officeooo:paragraph-rsid="005ce0bb"/>
    </style:style>
    <style:style style:name="P95" style:family="paragraph" style:parent-style-name="Standard">
      <style:text-properties officeooo:paragraph-rsid="005dba20"/>
    </style:style>
    <style:style style:name="P96" style:family="paragraph" style:parent-style-name="Standard">
      <style:text-properties officeooo:paragraph-rsid="005f9dee"/>
    </style:style>
    <style:style style:name="P97" style:family="paragraph" style:parent-style-name="Title" style:master-page-name="Standard">
      <style:paragraph-properties style:page-number="1"/>
    </style:style>
    <style:style style:name="P98" style:family="paragraph" style:parent-style-name="Contents_20_1">
      <style:paragraph-properties>
        <style:tab-stops>
          <style:tab-stop style:position="6.5in" style:type="right" style:leader-style="dotted" style:leader-text="."/>
        </style:tab-stops>
      </style:paragraph-properties>
    </style:style>
    <style:style style:name="P99" style:family="paragraph" style:parent-style-name="Contents_20_2">
      <style:paragraph-properties>
        <style:tab-stops>
          <style:tab-stop style:position="6.5in" style:type="right" style:leader-style="dotted" style:leader-text="."/>
        </style:tab-stops>
      </style:paragraph-properties>
    </style:style>
    <style:style style:name="P100" style:family="paragraph" style:parent-style-name="Heading_20_1">
      <style:text-properties officeooo:rsid="002842fc" officeooo:paragraph-rsid="002842fc"/>
    </style:style>
    <style:style style:name="P101" style:family="paragraph" style:parent-style-name="Heading_20_2">
      <style:text-properties officeooo:rsid="0024e496" officeooo:paragraph-rsid="0024e496"/>
    </style:style>
    <style:style style:name="P102" style:family="paragraph" style:parent-style-name="Heading_20_2">
      <style:text-properties officeooo:rsid="00255a0e" officeooo:paragraph-rsid="00255a0e"/>
    </style:style>
    <style:style style:name="P103" style:family="paragraph" style:parent-style-name="Heading_20_2">
      <style:text-properties officeooo:rsid="002569f1" officeooo:paragraph-rsid="002569f1"/>
    </style:style>
    <style:style style:name="P104" style:family="paragraph" style:parent-style-name="Heading_20_2">
      <style:text-properties officeooo:rsid="00206243" officeooo:paragraph-rsid="00206243"/>
    </style:style>
    <style:style style:name="P105" style:family="paragraph" style:parent-style-name="Heading_20_2">
      <style:text-properties officeooo:rsid="00224353" officeooo:paragraph-rsid="00224353"/>
    </style:style>
    <style:style style:name="P106" style:family="paragraph" style:parent-style-name="Heading_20_2">
      <style:text-properties officeooo:rsid="0023aca7" officeooo:paragraph-rsid="0023aca7"/>
    </style:style>
    <style:style style:name="P107" style:family="paragraph" style:parent-style-name="Heading_20_2">
      <style:text-properties officeooo:rsid="00162657"/>
    </style:style>
    <style:style style:name="P108" style:family="paragraph" style:parent-style-name="Heading_20_2">
      <style:text-properties officeooo:rsid="002842fc" officeooo:paragraph-rsid="002842fc"/>
    </style:style>
    <style:style style:name="P109" style:family="paragraph" style:parent-style-name="Heading_20_2">
      <style:text-properties officeooo:rsid="002842fc" officeooo:paragraph-rsid="0072fcad"/>
    </style:style>
    <style:style style:name="P110" style:family="paragraph" style:parent-style-name="Heading_20_2">
      <style:text-properties officeooo:rsid="00297845" officeooo:paragraph-rsid="00297845"/>
    </style:style>
    <style:style style:name="P111" style:family="paragraph" style:parent-style-name="Heading_20_2">
      <style:text-properties officeooo:rsid="00297845" officeooo:paragraph-rsid="0072fcad"/>
    </style:style>
    <style:style style:name="P112" style:family="paragraph" style:parent-style-name="Heading_20_2">
      <style:text-properties officeooo:rsid="002ae88f" officeooo:paragraph-rsid="002ae88f"/>
    </style:style>
    <style:style style:name="P113" style:family="paragraph" style:parent-style-name="Heading_20_2">
      <style:text-properties officeooo:rsid="002af3a0" officeooo:paragraph-rsid="002af3a0"/>
    </style:style>
    <style:style style:name="P114" style:family="paragraph" style:parent-style-name="Heading_20_2">
      <style:text-properties officeooo:rsid="002b4f1d" officeooo:paragraph-rsid="002b4f1d"/>
    </style:style>
    <style:style style:name="P115" style:family="paragraph" style:parent-style-name="Heading_20_2">
      <style:text-properties officeooo:rsid="002d500e" officeooo:paragraph-rsid="002d500e"/>
    </style:style>
    <style:style style:name="P116" style:family="paragraph" style:parent-style-name="Heading_20_2">
      <style:text-properties officeooo:rsid="0032119b" officeooo:paragraph-rsid="0032119b"/>
    </style:style>
    <style:style style:name="P117" style:family="paragraph" style:parent-style-name="Heading_20_2">
      <style:text-properties officeooo:rsid="0033b087" officeooo:paragraph-rsid="0033b087"/>
    </style:style>
    <style:style style:name="P118" style:family="paragraph" style:parent-style-name="Heading_20_2">
      <style:text-properties officeooo:rsid="003abf77" officeooo:paragraph-rsid="003abf77"/>
    </style:style>
    <style:style style:name="P119" style:family="paragraph" style:parent-style-name="Heading_20_2">
      <style:text-properties officeooo:rsid="003b514f" officeooo:paragraph-rsid="003b514f"/>
    </style:style>
    <style:style style:name="P120" style:family="paragraph" style:parent-style-name="Heading_20_2">
      <style:text-properties officeooo:rsid="003e7563" officeooo:paragraph-rsid="003e7563"/>
    </style:style>
    <style:style style:name="P121" style:family="paragraph" style:parent-style-name="Heading_20_2">
      <style:text-properties officeooo:rsid="003f5e23" officeooo:paragraph-rsid="003f5e23"/>
    </style:style>
    <style:style style:name="P122" style:family="paragraph" style:parent-style-name="Heading_20_2">
      <style:text-properties officeooo:rsid="00436462" officeooo:paragraph-rsid="00679ea8"/>
    </style:style>
    <style:style style:name="P123" style:family="paragraph" style:parent-style-name="Heading_20_2">
      <style:text-properties officeooo:rsid="00483810" officeooo:paragraph-rsid="006964b4"/>
    </style:style>
    <style:style style:name="P124" style:family="paragraph" style:parent-style-name="Heading_20_2">
      <style:text-properties officeooo:rsid="004dcfff" officeooo:paragraph-rsid="004dcfff"/>
    </style:style>
    <style:style style:name="P125" style:family="paragraph" style:parent-style-name="Heading_20_2">
      <style:text-properties officeooo:rsid="004dcfff" officeooo:paragraph-rsid="005f9dee"/>
    </style:style>
    <style:style style:name="P126" style:family="paragraph" style:parent-style-name="Heading_20_2">
      <style:text-properties officeooo:rsid="004dcfff" officeooo:paragraph-rsid="005dba20"/>
    </style:style>
    <style:style style:name="P127" style:family="paragraph" style:parent-style-name="Heading_20_2">
      <style:text-properties officeooo:rsid="0058d4e1" officeooo:paragraph-rsid="0058d4e1"/>
    </style:style>
    <style:style style:name="P128" style:family="paragraph" style:parent-style-name="Heading_20_2">
      <style:text-properties officeooo:rsid="005ce0bb" officeooo:paragraph-rsid="005ce0bb"/>
    </style:style>
    <style:style style:name="P129" style:family="paragraph" style:parent-style-name="Heading_20_2">
      <style:text-properties officeooo:rsid="005ce0bb" officeooo:paragraph-rsid="0062a217"/>
    </style:style>
    <style:style style:name="P130" style:family="paragraph" style:parent-style-name="Heading_20_2">
      <style:text-properties officeooo:rsid="005ce0bb" officeooo:paragraph-rsid="007149c6"/>
    </style:style>
    <style:style style:name="P131" style:family="paragraph" style:parent-style-name="Heading_20_2">
      <style:text-properties officeooo:rsid="005dba20" officeooo:paragraph-rsid="005dba20"/>
    </style:style>
    <style:style style:name="P132" style:family="paragraph" style:parent-style-name="Heading_20_2">
      <style:text-properties officeooo:rsid="005f9dee" officeooo:paragraph-rsid="005f9dee"/>
    </style:style>
    <style:style style:name="P133" style:family="paragraph" style:parent-style-name="Heading_20_2">
      <style:text-properties officeooo:rsid="0062a217" officeooo:paragraph-rsid="0062a217"/>
    </style:style>
    <style:style style:name="P134" style:family="paragraph" style:parent-style-name="Heading_20_2">
      <style:text-properties officeooo:rsid="00649c64" officeooo:paragraph-rsid="00649c64"/>
    </style:style>
    <style:style style:name="P135" style:family="paragraph" style:parent-style-name="Heading_20_2">
      <style:text-properties officeooo:rsid="0064d353" officeooo:paragraph-rsid="0064d353"/>
    </style:style>
    <style:style style:name="P136" style:family="paragraph" style:parent-style-name="Heading_20_2">
      <style:text-properties officeooo:rsid="00665569" officeooo:paragraph-rsid="00665569"/>
    </style:style>
    <style:style style:name="P137" style:family="paragraph" style:parent-style-name="Heading_20_2">
      <style:text-properties officeooo:rsid="00679ea8" officeooo:paragraph-rsid="00679ea8"/>
    </style:style>
    <style:style style:name="P138" style:family="paragraph" style:parent-style-name="Heading_20_2">
      <style:text-properties officeooo:rsid="006964b4" officeooo:paragraph-rsid="006964b4"/>
    </style:style>
    <style:style style:name="P139" style:family="paragraph" style:parent-style-name="Heading_20_2">
      <style:text-properties officeooo:rsid="006f8ec8" officeooo:paragraph-rsid="006f8ec8"/>
    </style:style>
    <style:style style:name="P140" style:family="paragraph" style:parent-style-name="Heading_20_2">
      <style:text-properties officeooo:rsid="007149c6" officeooo:paragraph-rsid="007149c6"/>
    </style:style>
    <style:style style:name="P141" style:family="paragraph" style:parent-style-name="Heading_20_2">
      <style:text-properties officeooo:rsid="0072fcad" officeooo:paragraph-rsid="0072fcad"/>
    </style:style>
    <style:style style:name="P142" style:family="paragraph" style:parent-style-name="Heading_20_2">
      <style:text-properties officeooo:rsid="007874e1" officeooo:paragraph-rsid="007874e1"/>
    </style:style>
    <style:style style:name="P143" style:family="paragraph" style:parent-style-name="Heading_20_2">
      <style:text-properties officeooo:rsid="007a4f6e" officeooo:paragraph-rsid="007a4f6e"/>
    </style:style>
    <style:style style:name="P144" style:family="paragraph" style:parent-style-name="Heading_20_2">
      <style:text-properties officeooo:rsid="007e4736" officeooo:paragraph-rsid="007e4736"/>
    </style:style>
    <style:style style:name="P145" style:family="paragraph" style:parent-style-name="Heading_20_2">
      <style:text-properties officeooo:rsid="0083151b" officeooo:paragraph-rsid="0083151b"/>
    </style:style>
    <style:style style:name="P146" style:family="paragraph" style:parent-style-name="Heading_20_2">
      <style:text-properties officeooo:rsid="00834281" officeooo:paragraph-rsid="00834281"/>
    </style:style>
    <style:style style:name="P147" style:family="paragraph" style:parent-style-name="Standard">
      <style:text-properties fo:language="en" fo:country="US" officeooo:rsid="005dba20" officeooo:paragraph-rsid="005dba20"/>
    </style:style>
    <style:style style:name="P148" style:family="paragraph" style:parent-style-name="Standard">
      <style:text-properties fo:language="en" fo:country="US" officeooo:rsid="005dba20" officeooo:paragraph-rsid="0062a217"/>
    </style:style>
    <style:style style:name="P149" style:family="paragraph" style:parent-style-name="Standard">
      <style:text-properties fo:language="en" fo:country="US" officeooo:rsid="005dba20" officeooo:paragraph-rsid="0083151b"/>
    </style:style>
    <style:style style:name="P150" style:family="paragraph" style:parent-style-name="Standard">
      <style:text-properties fo:language="en" fo:country="US" officeooo:rsid="005dba20" officeooo:paragraph-rsid="00834281"/>
    </style:style>
    <style:style style:name="P151" style:family="paragraph" style:parent-style-name="Standard">
      <style:text-properties fo:language="en" fo:country="US" officeooo:rsid="005f9dee" officeooo:paragraph-rsid="005f9dee"/>
    </style:style>
    <style:style style:name="P152" style:family="paragraph" style:parent-style-name="Standard">
      <style:text-properties fo:language="en" fo:country="US" officeooo:rsid="005f9dee" officeooo:paragraph-rsid="00834281"/>
    </style:style>
    <style:style style:name="P153" style:family="paragraph" style:parent-style-name="Standard">
      <style:text-properties fo:language="en" fo:country="US" officeooo:paragraph-rsid="005dba20"/>
    </style:style>
    <style:style style:name="P154" style:family="paragraph" style:parent-style-name="Standard">
      <style:text-properties fo:language="en" fo:country="US" officeooo:rsid="0058d4e1" officeooo:paragraph-rsid="0062a217"/>
    </style:style>
    <style:style style:name="P155" style:family="paragraph" style:parent-style-name="Standard">
      <style:text-properties fo:language="en" fo:country="US" officeooo:rsid="0058d4e1" officeooo:paragraph-rsid="005ce0bb"/>
    </style:style>
    <style:style style:name="P156" style:family="paragraph" style:parent-style-name="Standard">
      <style:text-properties fo:language="en" fo:country="US" officeooo:paragraph-rsid="0062a217"/>
    </style:style>
    <style:style style:name="P157" style:family="paragraph" style:parent-style-name="Standard">
      <style:text-properties fo:language="en" fo:country="US" officeooo:rsid="0062a217" officeooo:paragraph-rsid="0062a217"/>
    </style:style>
    <style:style style:name="P158" style:family="paragraph" style:parent-style-name="Standard">
      <style:text-properties fo:language="en" fo:country="US" officeooo:paragraph-rsid="005f9dee"/>
    </style:style>
    <style:style style:name="P159" style:family="paragraph" style:parent-style-name="Standard">
      <style:text-properties fo:language="en" fo:country="US" officeooo:paragraph-rsid="002af3a0"/>
    </style:style>
    <style:style style:name="P160" style:family="paragraph" style:parent-style-name="Standard">
      <style:text-properties fo:language="en" fo:country="US" fo:font-weight="bold" officeooo:rsid="0031a1b0" officeooo:paragraph-rsid="0033b087" style:font-weight-asian="bold" style:font-weight-complex="bold"/>
    </style:style>
    <style:style style:name="P161" style:family="paragraph" style:parent-style-name="Standard">
      <style:text-properties fo:language="en" fo:country="US" fo:font-weight="bold" officeooo:rsid="0031a1b0" officeooo:paragraph-rsid="0064d353" style:font-weight-asian="bold" style:font-weight-complex="bold"/>
    </style:style>
    <style:style style:name="P162" style:family="paragraph" style:parent-style-name="Standard">
      <style:text-properties fo:language="en" fo:country="US" fo:font-weight="bold" officeooo:rsid="0031a1b0" officeooo:paragraph-rsid="003e7563" style:font-weight-asian="bold" style:font-weight-complex="bold"/>
    </style:style>
    <style:style style:name="P163" style:family="paragraph" style:parent-style-name="Standard">
      <style:text-properties fo:language="en" fo:country="US" fo:font-weight="bold" officeooo:rsid="0031a1b0" officeooo:paragraph-rsid="00665569" style:font-weight-asian="bold" style:font-weight-complex="bold"/>
    </style:style>
    <style:style style:name="P164" style:family="paragraph" style:parent-style-name="Standard">
      <style:text-properties fo:language="en" fo:country="US" fo:font-weight="bold" officeooo:rsid="0031a1b0" officeooo:paragraph-rsid="00436462" style:font-weight-asian="bold" style:font-weight-complex="bold"/>
    </style:style>
    <style:style style:name="P165" style:family="paragraph" style:parent-style-name="Standard">
      <style:text-properties fo:language="en" fo:country="US" fo:font-weight="bold" officeooo:rsid="0031a1b0" officeooo:paragraph-rsid="006964b4" style:font-weight-asian="bold" style:font-weight-complex="bold"/>
    </style:style>
    <style:style style:name="P166" style:family="paragraph" style:parent-style-name="Standard">
      <style:text-properties fo:language="en" fo:country="US" fo:font-weight="bold" officeooo:rsid="0031a1b0" officeooo:paragraph-rsid="0072fcad" style:font-weight-asian="bold" style:font-weight-complex="bold"/>
    </style:style>
    <style:style style:name="P167" style:family="paragraph" style:parent-style-name="Standard">
      <style:text-properties fo:language="en" fo:country="US" fo:font-weight="bold" officeooo:rsid="006f8ec8" officeooo:paragraph-rsid="006f8ec8" style:font-weight-asian="bold" style:font-weight-complex="bold"/>
    </style:style>
    <style:style style:name="P168" style:family="paragraph" style:parent-style-name="Standard">
      <style:text-properties fo:language="en" fo:country="US" fo:font-weight="bold" officeooo:rsid="007a4f6e" officeooo:paragraph-rsid="007a4f6e" style:font-weight-asian="bold" style:font-weight-complex="bold"/>
    </style:style>
    <style:style style:name="P169" style:family="paragraph" style:parent-style-name="Standard">
      <style:text-properties fo:language="en" fo:country="US" officeooo:paragraph-rsid="00649c64"/>
    </style:style>
    <style:style style:name="P170" style:family="paragraph" style:parent-style-name="Standard">
      <style:text-properties fo:language="en" fo:country="US" officeooo:rsid="00649c64" officeooo:paragraph-rsid="00649c64"/>
    </style:style>
    <style:style style:name="P171" style:family="paragraph" style:parent-style-name="Standard">
      <style:text-properties fo:language="en" fo:country="US" officeooo:paragraph-rsid="0064d353"/>
    </style:style>
    <style:style style:name="P172" style:family="paragraph" style:parent-style-name="Standard">
      <style:text-properties fo:language="en" fo:country="US" officeooo:rsid="0064d353" officeooo:paragraph-rsid="0064d353"/>
    </style:style>
    <style:style style:name="P173" style:family="paragraph" style:parent-style-name="Standard">
      <style:text-properties fo:language="en" fo:country="US" officeooo:rsid="00665569" officeooo:paragraph-rsid="00665569"/>
    </style:style>
    <style:style style:name="P174" style:family="paragraph" style:parent-style-name="Standard">
      <style:text-properties fo:language="en" fo:country="US" officeooo:paragraph-rsid="00665569"/>
    </style:style>
    <style:style style:name="P175" style:family="paragraph" style:parent-style-name="Standard">
      <style:text-properties fo:language="en" fo:country="US" officeooo:paragraph-rsid="00679ea8"/>
    </style:style>
    <style:style style:name="P176" style:family="paragraph" style:parent-style-name="Standard">
      <style:text-properties fo:language="en" fo:country="US" officeooo:rsid="00679ea8" officeooo:paragraph-rsid="00679ea8"/>
    </style:style>
    <style:style style:name="P177" style:family="paragraph" style:parent-style-name="Standard">
      <style:text-properties fo:language="en" fo:country="US" officeooo:paragraph-rsid="006964b4"/>
    </style:style>
    <style:style style:name="P178" style:family="paragraph" style:parent-style-name="Standard">
      <style:text-properties fo:language="en" fo:country="US" officeooo:rsid="0049aeef" officeooo:paragraph-rsid="006964b4"/>
    </style:style>
    <style:style style:name="P179" style:family="paragraph" style:parent-style-name="Standard">
      <style:text-properties fo:language="en" fo:country="US" officeooo:rsid="006964b4" officeooo:paragraph-rsid="006964b4"/>
    </style:style>
    <style:style style:name="P180" style:family="paragraph" style:parent-style-name="Standard">
      <style:text-properties fo:language="en" fo:country="US" officeooo:rsid="006964b4" officeooo:paragraph-rsid="007874e1"/>
    </style:style>
    <style:style style:name="P181" style:family="paragraph" style:parent-style-name="Standard">
      <style:text-properties fo:language="en" fo:country="US" officeooo:rsid="006abd6c" officeooo:paragraph-rsid="006abd6c"/>
    </style:style>
    <style:style style:name="P182" style:family="paragraph" style:parent-style-name="Standard">
      <style:text-properties fo:language="en" fo:country="US" officeooo:paragraph-rsid="006f8ec8"/>
    </style:style>
    <style:style style:name="P183" style:family="paragraph" style:parent-style-name="Standard">
      <style:text-properties fo:language="en" fo:country="US" officeooo:rsid="006f8ec8" officeooo:paragraph-rsid="006f8ec8"/>
    </style:style>
    <style:style style:name="P184" style:family="paragraph" style:parent-style-name="Standard">
      <style:text-properties fo:language="en" fo:country="US" officeooo:paragraph-rsid="007149c6"/>
    </style:style>
    <style:style style:name="P185" style:family="paragraph" style:parent-style-name="Standard">
      <style:text-properties fo:language="en" fo:country="US" officeooo:rsid="007149c6" officeooo:paragraph-rsid="007149c6"/>
    </style:style>
    <style:style style:name="P186" style:family="paragraph" style:parent-style-name="Standard">
      <style:text-properties fo:language="en" fo:country="US" officeooo:rsid="007149c6" officeooo:paragraph-rsid="0083151b"/>
    </style:style>
    <style:style style:name="P187" style:family="paragraph" style:parent-style-name="Standard">
      <style:text-properties fo:language="en" fo:country="US" officeooo:rsid="002842fc" officeooo:paragraph-rsid="0072fcad"/>
    </style:style>
    <style:style style:name="P188" style:family="paragraph" style:parent-style-name="Standard">
      <style:text-properties fo:language="en" fo:country="US" officeooo:paragraph-rsid="0072fcad"/>
    </style:style>
    <style:style style:name="P189" style:family="paragraph" style:parent-style-name="Standard">
      <style:text-properties fo:language="en" fo:country="US" officeooo:rsid="00297845" officeooo:paragraph-rsid="0072fcad"/>
    </style:style>
    <style:style style:name="P190" style:family="paragraph" style:parent-style-name="Standard">
      <style:text-properties fo:language="en" fo:country="US" officeooo:rsid="0072fcad" officeooo:paragraph-rsid="0072fcad"/>
    </style:style>
    <style:style style:name="P191" style:family="paragraph" style:parent-style-name="Standard">
      <style:text-properties fo:language="en" fo:country="US" officeooo:rsid="0074446b" officeooo:paragraph-rsid="0074446b"/>
    </style:style>
    <style:style style:name="P192" style:family="paragraph" style:parent-style-name="Standard">
      <style:text-properties fo:language="en" fo:country="US" officeooo:paragraph-rsid="0074446b"/>
    </style:style>
    <style:style style:name="P193" style:family="paragraph" style:parent-style-name="Standard">
      <style:text-properties fo:language="en" fo:country="US" officeooo:paragraph-rsid="007874e1"/>
    </style:style>
    <style:style style:name="P194" style:family="paragraph" style:parent-style-name="Standard">
      <style:text-properties fo:language="en" fo:country="US" officeooo:rsid="007874e1" officeooo:paragraph-rsid="007874e1"/>
    </style:style>
    <style:style style:name="P195" style:family="paragraph" style:parent-style-name="Standard">
      <style:text-properties fo:language="en" fo:country="US" officeooo:paragraph-rsid="007a4f6e"/>
    </style:style>
    <style:style style:name="P196" style:family="paragraph" style:parent-style-name="Standard">
      <style:text-properties fo:language="en" fo:country="US" officeooo:rsid="007c1da6" officeooo:paragraph-rsid="007c1da6"/>
    </style:style>
    <style:style style:name="P197" style:family="paragraph" style:parent-style-name="Standard">
      <style:text-properties fo:language="en" fo:country="US" officeooo:paragraph-rsid="007e4736"/>
    </style:style>
    <style:style style:name="P198" style:family="paragraph" style:parent-style-name="Standard">
      <style:text-properties fo:language="en" fo:country="US" officeooo:rsid="007f1211" officeooo:paragraph-rsid="007f1211"/>
    </style:style>
    <style:style style:name="P199" style:family="paragraph" style:parent-style-name="Standard">
      <style:text-properties fo:language="en" fo:country="US" officeooo:paragraph-rsid="0083151b"/>
    </style:style>
    <style:style style:name="P200" style:family="paragraph" style:parent-style-name="Standard">
      <style:text-properties fo:language="en" fo:country="US" officeooo:rsid="0083151b" officeooo:paragraph-rsid="0083151b"/>
    </style:style>
    <style:style style:name="P201" style:family="paragraph" style:parent-style-name="Standard">
      <style:text-properties fo:language="en" fo:country="US" officeooo:paragraph-rsid="00834281"/>
    </style:style>
    <style:style style:name="P202" style:family="paragraph" style:parent-style-name="Standard">
      <style:text-properties fo:language="en" fo:country="US" officeooo:rsid="00834281" officeooo:paragraph-rsid="00834281"/>
    </style:style>
    <style:style style:name="P203" style:family="paragraph" style:parent-style-name="Standard">
      <style:text-properties officeooo:paragraph-rsid="0062a217"/>
    </style:style>
    <style:style style:name="P204" style:family="paragraph" style:parent-style-name="Standard">
      <style:text-properties officeooo:paragraph-rsid="00649c64"/>
    </style:style>
    <style:style style:name="P205" style:family="paragraph" style:parent-style-name="Standard">
      <style:text-properties officeooo:paragraph-rsid="0064d353"/>
    </style:style>
    <style:style style:name="P206" style:family="paragraph" style:parent-style-name="Standard">
      <style:text-properties officeooo:paragraph-rsid="00665569"/>
    </style:style>
    <style:style style:name="P207" style:family="paragraph" style:parent-style-name="Standard">
      <style:text-properties officeooo:paragraph-rsid="00679ea8"/>
    </style:style>
    <style:style style:name="P208" style:family="paragraph" style:parent-style-name="Standard">
      <style:text-properties officeooo:paragraph-rsid="006964b4"/>
    </style:style>
    <style:style style:name="P209" style:family="paragraph" style:parent-style-name="Standard">
      <style:text-properties officeooo:paragraph-rsid="006f8ec8"/>
    </style:style>
    <style:style style:name="P210" style:family="paragraph" style:parent-style-name="Standard">
      <style:text-properties officeooo:paragraph-rsid="007149c6"/>
    </style:style>
    <style:style style:name="P211" style:family="paragraph" style:parent-style-name="Standard">
      <style:text-properties officeooo:paragraph-rsid="0072fcad"/>
    </style:style>
    <style:style style:name="P212" style:family="paragraph" style:parent-style-name="Standard">
      <style:text-properties officeooo:paragraph-rsid="007874e1"/>
    </style:style>
    <style:style style:name="P213" style:family="paragraph" style:parent-style-name="Standard">
      <style:text-properties officeooo:paragraph-rsid="007a4f6e"/>
    </style:style>
    <style:style style:name="P214" style:family="paragraph" style:parent-style-name="Standard">
      <style:text-properties officeooo:paragraph-rsid="007e4736"/>
    </style:style>
    <style:style style:name="P215" style:family="paragraph" style:parent-style-name="Standard">
      <style:text-properties officeooo:paragraph-rsid="0083151b"/>
    </style:style>
    <style:style style:name="P216" style:family="paragraph" style:parent-style-name="Standard">
      <style:text-properties officeooo:paragraph-rsid="00834281"/>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186884" style:font-weight-asian="bold"/>
    </style:style>
    <style:style style:name="T4" style:family="text">
      <style:text-properties fo:font-weight="bold" style:font-weight-asian="bold" style:font-weight-complex="bold"/>
    </style:style>
    <style:style style:name="T5" style:family="text">
      <style:text-properties fo:font-weight="bold" officeooo:rsid="0062a217" style:font-weight-asian="bold" style:font-weight-complex="bold"/>
    </style:style>
    <style:style style:name="T6" style:family="text">
      <style:text-properties fo:font-weight="bold" officeooo:rsid="00206243" style:font-weight-asian="bold"/>
    </style:style>
    <style:style style:name="T7" style:family="text">
      <style:text-properties fo:font-weight="bold" officeooo:rsid="00206243" style:font-weight-asian="bold" style:font-weight-complex="normal"/>
    </style:style>
    <style:style style:name="T8" style:family="text">
      <style:text-properties fo:font-weight="bold" officeooo:rsid="00224353" style:font-weight-asian="bold" style:font-weight-complex="normal"/>
    </style:style>
    <style:style style:name="T9" style:family="text">
      <style:text-properties fo:font-weight="bold" officeooo:rsid="0023aca7" style:font-weight-asian="bold" style:font-weight-complex="normal"/>
    </style:style>
    <style:style style:name="T10" style:family="text">
      <style:text-properties fo:font-weight="bold" officeooo:rsid="002af3a0" style:font-weight-asian="bold" style:font-weight-complex="normal"/>
    </style:style>
    <style:style style:name="T11" style:family="text">
      <style:text-properties fo:font-weight="bold" officeooo:rsid="002b26ca" style:font-weight-asian="bold" style:font-weight-complex="normal"/>
    </style:style>
    <style:style style:name="T12" style:family="text">
      <style:text-properties fo:font-weight="bold" officeooo:rsid="002b4f1d" style:font-weight-asian="bold" style:font-weight-complex="normal"/>
    </style:style>
    <style:style style:name="T13" style:family="text">
      <style:text-properties fo:font-weight="bold" officeooo:rsid="002c3905" style:font-weight-asian="bold" style:font-weight-complex="normal"/>
    </style:style>
    <style:style style:name="T14" style:family="text">
      <style:text-properties fo:font-weight="bold" officeooo:rsid="002c91f5" style:font-weight-asian="bold" style:font-weight-complex="normal"/>
    </style:style>
    <style:style style:name="T15" style:family="text">
      <style:text-properties fo:font-weight="bold" officeooo:rsid="0031a1b0" style:font-weight-asian="bold" style:font-weight-complex="normal"/>
    </style:style>
    <style:style style:name="T16" style:family="text">
      <style:text-properties fo:font-weight="bold" officeooo:rsid="004a93fb" style:font-weight-asian="bold" style:font-weight-complex="normal"/>
    </style:style>
    <style:style style:name="T17" style:family="text">
      <style:text-properties fo:font-weight="bold" officeooo:rsid="00297845" style:font-weight-asian="bold"/>
    </style:style>
    <style:style style:name="T18" style:family="text">
      <style:text-properties fo:font-weight="bold" officeooo:rsid="002af3a0" style:font-weight-asian="bold"/>
    </style:style>
    <style:style style:name="T19" style:family="text">
      <style:text-properties fo:font-weight="bold" officeooo:rsid="0083151b" style:font-weight-asian="bold"/>
    </style:style>
    <style:style style:name="T20" style:family="text">
      <style:text-properties fo:font-weight="bold" officeooo:rsid="00834281" style:font-weight-asian="bold"/>
    </style:style>
    <style:style style:name="T21" style:family="text">
      <style:text-properties fo:font-size="11pt" fo:font-weight="bold" style:font-size-asian="11pt" style:font-weight-asian="bold" style:font-size-complex="11pt"/>
    </style:style>
    <style:style style:name="T22" style:family="text">
      <style:text-properties fo:font-size="11pt" fo:font-weight="bold" officeooo:rsid="00252559" style:font-size-asian="11pt" style:font-weight-asian="bold" style:font-size-complex="11pt"/>
    </style:style>
    <style:style style:name="T23" style:family="text">
      <style:text-properties fo:font-size="11pt" fo:font-weight="bold" officeooo:rsid="00255a0e" style:font-size-asian="11pt" style:font-weight-asian="bold" style:font-size-complex="11pt"/>
    </style:style>
    <style:style style:name="T24" style:family="text">
      <style:text-properties fo:font-size="11pt" style:font-size-asian="11pt" style:font-size-complex="11pt"/>
    </style:style>
    <style:style style:name="T25" style:family="text">
      <style:text-properties fo:font-size="11pt" officeooo:rsid="00252559" style:font-size-asian="11pt" style:font-size-complex="11pt"/>
    </style:style>
    <style:style style:name="T26" style:family="text">
      <style:text-properties fo:font-size="11pt" officeooo:rsid="00255a0e" style:font-size-asian="11pt" style:font-size-complex="11pt"/>
    </style:style>
    <style:style style:name="T27" style:family="text">
      <style:text-properties fo:font-style="italic"/>
    </style:style>
    <style:style style:name="T28" style:family="text">
      <style:text-properties fo:font-style="italic" style:font-style-asian="italic"/>
    </style:style>
    <style:style style:name="T29" style:family="text">
      <style:text-properties officeooo:rsid="00162657"/>
    </style:style>
    <style:style style:name="T30" style:family="text">
      <style:text-properties fo:font-weight="normal" style:font-weight-asian="normal" style:font-weight-complex="normal"/>
    </style:style>
    <style:style style:name="T31" style:family="text">
      <style:text-properties fo:font-weight="normal" officeooo:rsid="00162657" style:font-weight-asian="normal" style:font-weight-complex="normal"/>
    </style:style>
    <style:style style:name="T32" style:family="text">
      <style:text-properties fo:font-weight="normal" officeooo:rsid="00186884" style:font-weight-asian="normal" style:font-weight-complex="normal"/>
    </style:style>
    <style:style style:name="T33" style:family="text">
      <style:text-properties fo:font-weight="normal" officeooo:rsid="0019bcce" style:font-weight-asian="normal" style:font-weight-complex="normal"/>
    </style:style>
    <style:style style:name="T34" style:family="text">
      <style:text-properties fo:font-weight="normal" officeooo:rsid="00206243" style:font-weight-asian="normal" style:font-weight-complex="normal"/>
    </style:style>
    <style:style style:name="T35" style:family="text">
      <style:text-properties fo:font-weight="normal" officeooo:rsid="00224353" style:font-weight-asian="normal" style:font-weight-complex="normal"/>
    </style:style>
    <style:style style:name="T36" style:family="text">
      <style:text-properties fo:font-weight="normal" officeooo:rsid="0023aca7" style:font-weight-asian="normal" style:font-weight-complex="normal"/>
    </style:style>
    <style:style style:name="T37" style:family="text">
      <style:text-properties fo:font-weight="normal" officeooo:rsid="0024e496" style:font-weight-asian="normal" style:font-weight-complex="normal"/>
    </style:style>
    <style:style style:name="T38" style:family="text">
      <style:text-properties fo:font-weight="normal" officeooo:rsid="00255a0e" style:font-weight-asian="normal" style:font-weight-complex="normal"/>
    </style:style>
    <style:style style:name="T39" style:family="text">
      <style:text-properties fo:font-weight="normal" officeooo:rsid="002569f1" style:font-weight-asian="normal" style:font-weight-complex="normal"/>
    </style:style>
    <style:style style:name="T40" style:family="text">
      <style:text-properties fo:font-weight="normal" officeooo:rsid="002842fc" style:font-weight-asian="normal" style:font-weight-complex="normal"/>
    </style:style>
    <style:style style:name="T41" style:family="text">
      <style:text-properties fo:font-weight="normal" officeooo:rsid="00297845" style:font-weight-asian="normal" style:font-weight-complex="normal"/>
    </style:style>
    <style:style style:name="T42" style:family="text">
      <style:text-properties fo:font-weight="normal" officeooo:rsid="002ae88f" style:font-weight-asian="normal" style:font-weight-complex="normal"/>
    </style:style>
    <style:style style:name="T43" style:family="text">
      <style:text-properties fo:font-weight="normal" officeooo:rsid="002af3a0" style:font-weight-asian="normal" style:font-weight-complex="normal"/>
    </style:style>
    <style:style style:name="T44" style:family="text">
      <style:text-properties fo:font-weight="normal" officeooo:rsid="002b26ca" style:font-weight-asian="normal" style:font-weight-complex="normal"/>
    </style:style>
    <style:style style:name="T45" style:family="text">
      <style:text-properties fo:font-weight="normal" officeooo:rsid="002b4f1d" style:font-weight-asian="normal" style:font-weight-complex="normal"/>
    </style:style>
    <style:style style:name="T46" style:family="text">
      <style:text-properties fo:font-weight="normal" officeooo:rsid="002c91f5" style:font-weight-asian="normal" style:font-weight-complex="normal"/>
    </style:style>
    <style:style style:name="T47" style:family="text">
      <style:text-properties fo:font-weight="normal" officeooo:rsid="002d500e" style:font-weight-asian="normal" style:font-weight-complex="normal"/>
    </style:style>
    <style:style style:name="T48" style:family="text">
      <style:text-properties fo:font-weight="normal" officeooo:rsid="002eaae2" style:font-weight-asian="normal" style:font-weight-complex="normal"/>
    </style:style>
    <style:style style:name="T49" style:family="text">
      <style:text-properties fo:font-weight="normal" officeooo:rsid="0031a1b0" style:font-weight-asian="normal" style:font-weight-complex="normal"/>
    </style:style>
    <style:style style:name="T50" style:family="text">
      <style:text-properties fo:font-weight="normal" officeooo:rsid="0032119b" style:font-weight-asian="normal" style:font-weight-complex="normal"/>
    </style:style>
    <style:style style:name="T51" style:family="text">
      <style:text-properties fo:font-weight="normal" officeooo:rsid="0033b087" style:font-weight-asian="normal" style:font-weight-complex="normal"/>
    </style:style>
    <style:style style:name="T52" style:family="text">
      <style:text-properties fo:font-weight="normal" officeooo:rsid="0034eddb" style:font-weight-asian="normal" style:font-weight-complex="normal"/>
    </style:style>
    <style:style style:name="T53" style:family="text">
      <style:text-properties fo:font-weight="normal" officeooo:rsid="003abf77" style:font-weight-asian="normal" style:font-weight-complex="normal"/>
    </style:style>
    <style:style style:name="T54" style:family="text">
      <style:text-properties fo:font-weight="normal" officeooo:rsid="003b514f" style:font-weight-asian="normal" style:font-weight-complex="normal"/>
    </style:style>
    <style:style style:name="T55" style:family="text">
      <style:text-properties fo:font-weight="normal" officeooo:rsid="003e7563" style:font-weight-asian="normal" style:font-weight-complex="normal"/>
    </style:style>
    <style:style style:name="T56" style:family="text">
      <style:text-properties fo:font-weight="normal" officeooo:rsid="003f5e23" style:font-weight-asian="normal" style:font-weight-complex="normal"/>
    </style:style>
    <style:style style:name="T57" style:family="text">
      <style:text-properties fo:font-weight="normal" officeooo:rsid="004227ad" style:font-weight-asian="normal" style:font-weight-complex="normal"/>
    </style:style>
    <style:style style:name="T58" style:family="text">
      <style:text-properties fo:font-weight="normal" officeooo:rsid="00436462" style:font-weight-asian="normal" style:font-weight-complex="normal"/>
    </style:style>
    <style:style style:name="T59" style:family="text">
      <style:text-properties fo:font-weight="normal" officeooo:rsid="00466c2b" style:font-weight-asian="normal" style:font-weight-complex="normal"/>
    </style:style>
    <style:style style:name="T60" style:family="text">
      <style:text-properties fo:font-weight="normal" officeooo:rsid="00483810" style:font-weight-asian="normal" style:font-weight-complex="normal"/>
    </style:style>
    <style:style style:name="T61" style:family="text">
      <style:text-properties fo:font-weight="normal" officeooo:rsid="004a93fb" style:font-weight-asian="normal" style:font-weight-complex="normal"/>
    </style:style>
    <style:style style:name="T62" style:family="text">
      <style:text-properties fo:font-weight="normal" officeooo:rsid="004dcfff" style:font-weight-asian="normal" style:font-weight-complex="normal"/>
    </style:style>
    <style:style style:name="T63" style:family="text">
      <style:text-properties fo:font-weight="normal" officeooo:rsid="0054f19b" style:font-weight-asian="normal" style:font-weight-complex="normal"/>
    </style:style>
    <style:style style:name="T64" style:family="text">
      <style:text-properties fo:font-weight="normal" officeooo:rsid="00577fdc" style:font-weight-asian="normal" style:font-weight-complex="normal"/>
    </style:style>
    <style:style style:name="T65" style:family="text">
      <style:text-properties fo:font-weight="normal" officeooo:rsid="0058d4e1" style:font-weight-asian="normal" style:font-weight-complex="normal"/>
    </style:style>
    <style:style style:name="T66" style:family="text">
      <style:text-properties fo:font-weight="normal" officeooo:rsid="005a2e25" style:font-weight-asian="normal" style:font-weight-complex="normal"/>
    </style:style>
    <style:style style:name="T67" style:family="text">
      <style:text-properties fo:font-weight="normal" officeooo:rsid="005dba20" style:font-weight-asian="normal" style:font-weight-complex="normal"/>
    </style:style>
    <style:style style:name="T68" style:family="text">
      <style:text-properties fo:font-weight="normal" officeooo:rsid="005f9dee" style:font-weight-asian="normal" style:font-weight-complex="normal"/>
    </style:style>
    <style:style style:name="T69" style:family="text">
      <style:text-properties fo:font-weight="normal" officeooo:rsid="0062a217" style:font-weight-asian="normal" style:font-weight-complex="normal"/>
    </style:style>
    <style:style style:name="T70" style:family="text">
      <style:text-properties fo:font-weight="normal" officeooo:rsid="00649c64" style:font-weight-asian="normal" style:font-weight-complex="normal"/>
    </style:style>
    <style:style style:name="T71" style:family="text">
      <style:text-properties fo:font-weight="normal" officeooo:rsid="0064d353" style:font-weight-asian="normal" style:font-weight-complex="normal"/>
    </style:style>
    <style:style style:name="T72" style:family="text">
      <style:text-properties fo:font-weight="normal" officeooo:rsid="00665569" style:font-weight-asian="normal" style:font-weight-complex="normal"/>
    </style:style>
    <style:style style:name="T73" style:family="text">
      <style:text-properties fo:font-weight="normal" officeooo:rsid="00679ea8" style:font-weight-asian="normal" style:font-weight-complex="normal"/>
    </style:style>
    <style:style style:name="T74" style:family="text">
      <style:text-properties fo:font-weight="normal" officeooo:rsid="006964b4" style:font-weight-asian="normal" style:font-weight-complex="normal"/>
    </style:style>
    <style:style style:name="T75" style:family="text">
      <style:text-properties fo:font-weight="normal" officeooo:rsid="006bc5b8" style:font-weight-asian="normal" style:font-weight-complex="normal"/>
    </style:style>
    <style:style style:name="T76" style:family="text">
      <style:text-properties fo:font-weight="normal" officeooo:rsid="006dab76" style:font-weight-asian="normal" style:font-weight-complex="normal"/>
    </style:style>
    <style:style style:name="T77" style:family="text">
      <style:text-properties fo:font-weight="normal" officeooo:rsid="006f8ec8" style:font-weight-asian="normal" style:font-weight-complex="normal"/>
    </style:style>
    <style:style style:name="T78" style:family="text">
      <style:text-properties fo:font-weight="normal" officeooo:rsid="007149c6" style:font-weight-asian="normal" style:font-weight-complex="normal"/>
    </style:style>
    <style:style style:name="T79" style:family="text">
      <style:text-properties fo:font-weight="normal" officeooo:rsid="0072fcad" style:font-weight-asian="normal" style:font-weight-complex="normal"/>
    </style:style>
    <style:style style:name="T80" style:family="text">
      <style:text-properties fo:font-weight="normal" officeooo:rsid="0074446b" style:font-weight-asian="normal" style:font-weight-complex="normal"/>
    </style:style>
    <style:style style:name="T81" style:family="text">
      <style:text-properties fo:font-weight="normal" officeooo:rsid="0077812f" style:font-weight-asian="normal" style:font-weight-complex="normal"/>
    </style:style>
    <style:style style:name="T82" style:family="text">
      <style:text-properties fo:font-weight="normal" officeooo:rsid="007874e1" style:font-weight-asian="normal" style:font-weight-complex="normal"/>
    </style:style>
    <style:style style:name="T83" style:family="text">
      <style:text-properties fo:font-weight="normal" officeooo:rsid="007a4f6e" style:font-weight-asian="normal" style:font-weight-complex="normal"/>
    </style:style>
    <style:style style:name="T84" style:family="text">
      <style:text-properties fo:font-weight="normal" officeooo:rsid="007c1da6" style:font-weight-asian="normal" style:font-weight-complex="normal"/>
    </style:style>
    <style:style style:name="T85" style:family="text">
      <style:text-properties fo:font-weight="normal" officeooo:rsid="007f1211" style:font-weight-asian="normal" style:font-weight-complex="normal"/>
    </style:style>
    <style:style style:name="T86" style:family="text">
      <style:text-properties fo:font-weight="normal" officeooo:rsid="0083151b" style:font-weight-asian="normal" style:font-weight-complex="normal"/>
    </style:style>
    <style:style style:name="T87" style:family="text">
      <style:text-properties fo:font-weight="normal" officeooo:rsid="00834281" style:font-weight-asian="normal" style:font-weight-complex="normal"/>
    </style:style>
    <style:style style:name="T88" style:family="text">
      <style:text-properties officeooo:rsid="00186884"/>
    </style:style>
    <style:style style:name="T89" style:family="text">
      <style:text-properties fo:language="en" fo:country="US"/>
    </style:style>
    <style:style style:name="T90" style:family="text">
      <style:text-properties fo:language="en" fo:country="US" style:text-underline-style="solid" style:text-underline-width="auto" style:text-underline-color="font-color"/>
    </style:style>
    <style:style style:name="T91" style:family="text">
      <style:text-properties fo:language="en" fo:country="US" officeooo:rsid="00186884"/>
    </style:style>
    <style:style style:name="T92" style:family="text">
      <style:text-properties fo:language="en" fo:country="US" officeooo:rsid="00206243"/>
    </style:style>
    <style:style style:name="T93" style:family="text">
      <style:text-properties fo:language="en" fo:country="US" officeooo:rsid="00224353"/>
    </style:style>
    <style:style style:name="T94" style:family="text">
      <style:text-properties fo:language="en" fo:country="US" officeooo:rsid="0024e496"/>
    </style:style>
    <style:style style:name="T95" style:family="text">
      <style:text-properties fo:language="en" fo:country="US" officeooo:rsid="002842fc"/>
    </style:style>
    <style:style style:name="T96" style:family="text">
      <style:text-properties fo:language="en" fo:country="US" officeooo:rsid="002ae88f"/>
    </style:style>
    <style:style style:name="T97" style:family="text">
      <style:text-properties fo:language="en" fo:country="US" fo:font-weight="bold"/>
    </style:style>
    <style:style style:name="T98" style:family="text">
      <style:text-properties fo:language="en" fo:country="US" style:text-underline-style="none"/>
    </style:style>
    <style:style style:name="T99" style:family="text">
      <style:text-properties fo:language="en" fo:country="US" officeooo:rsid="0072fcad"/>
    </style:style>
    <style:style style:name="T100" style:family="text">
      <style:text-properties officeooo:rsid="0019bcce"/>
    </style:style>
    <style:style style:name="T101" style:family="text">
      <style:text-properties officeooo:rsid="001e7540"/>
    </style:style>
    <style:style style:name="T102" style:family="text">
      <style:text-properties officeooo:rsid="002039cc"/>
    </style:style>
    <style:style style:name="T103" style:family="text">
      <style:text-properties officeooo:rsid="00206243"/>
    </style:style>
    <style:style style:name="T104" style:family="text">
      <style:text-properties officeooo:rsid="00224353"/>
    </style:style>
    <style:style style:name="T105" style:family="text">
      <style:text-properties officeooo:rsid="0023aca7"/>
    </style:style>
    <style:style style:name="T106" style:family="text">
      <style:text-properties officeooo:rsid="0024e496"/>
    </style:style>
    <style:style style:name="T107" style:family="text">
      <style:text-properties officeooo:rsid="00252559"/>
    </style:style>
    <style:style style:name="T108" style:family="text">
      <style:text-properties officeooo:rsid="00255a0e"/>
    </style:style>
    <style:style style:name="T109" style:family="text">
      <style:text-properties officeooo:rsid="002569f1"/>
    </style:style>
    <style:style style:name="T110" style:family="text">
      <style:text-properties officeooo:rsid="00274b8e"/>
    </style:style>
    <style:style style:name="T111" style:family="text">
      <style:text-properties officeooo:rsid="002842fc"/>
    </style:style>
    <style:style style:name="T112" style:family="text">
      <style:text-properties style:text-position="super 58%" fo:font-weight="normal" style:font-weight-asian="normal" style:font-weight-complex="normal"/>
    </style:style>
    <style:style style:name="T113" style:family="text">
      <style:text-properties officeooo:rsid="00297845"/>
    </style:style>
    <style:style style:name="T114" style:family="text">
      <style:text-properties officeooo:rsid="002ae88f"/>
    </style:style>
    <style:style style:name="T115" style:family="text">
      <style:text-properties officeooo:rsid="002af3a0"/>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2b4f1d"/>
    </style:style>
    <style:style style:name="T118" style:family="text">
      <style:text-properties officeooo:rsid="002b4f1d"/>
    </style:style>
    <style:style style:name="T119" style:family="text">
      <style:text-properties officeooo:rsid="002c91f5"/>
    </style:style>
    <style:style style:name="T120" style:family="text">
      <style:text-properties officeooo:rsid="002d500e"/>
    </style:style>
    <style:style style:name="T121" style:family="text">
      <style:text-properties officeooo:rsid="00308b44"/>
    </style:style>
    <style:style style:name="T122" style:family="text">
      <style:text-properties officeooo:rsid="0031a1b0"/>
    </style:style>
    <style:style style:name="T123" style:family="text">
      <style:text-properties style:font-weight-complex="normal"/>
    </style:style>
    <style:style style:name="T124" style:family="text">
      <style:text-properties officeooo:rsid="0033b087" style:font-weight-complex="normal"/>
    </style:style>
    <style:style style:name="T125" style:family="text">
      <style:text-properties officeooo:rsid="003b514f" style:font-weight-complex="normal"/>
    </style:style>
    <style:style style:name="T126" style:family="text">
      <style:text-properties officeooo:rsid="003e7563" style:font-weight-complex="normal"/>
    </style:style>
    <style:style style:name="T127" style:family="text">
      <style:text-properties officeooo:rsid="004227ad" style:font-weight-complex="normal"/>
    </style:style>
    <style:style style:name="T128" style:family="text">
      <style:text-properties officeooo:rsid="00466c2b" style:font-weight-complex="normal"/>
    </style:style>
    <style:style style:name="T129" style:family="text">
      <style:text-properties officeooo:rsid="00483810" style:font-weight-complex="normal"/>
    </style:style>
    <style:style style:name="T130" style:family="text">
      <style:text-properties officeooo:rsid="004a93fb" style:font-weight-complex="normal"/>
    </style:style>
    <style:style style:name="T131" style:family="text">
      <style:text-properties officeooo:rsid="004dcfff" style:font-weight-complex="normal"/>
    </style:style>
    <style:style style:name="T132" style:family="text">
      <style:text-properties officeooo:rsid="003abf77" style:font-weight-complex="normal"/>
    </style:style>
    <style:style style:name="T133" style:family="text">
      <style:text-properties officeooo:rsid="00665569" style:font-weight-complex="normal"/>
    </style:style>
    <style:style style:name="T134" style:family="text">
      <style:text-properties officeooo:rsid="0032119b"/>
    </style:style>
    <style:style style:name="T135" style:family="text">
      <style:text-properties officeooo:rsid="003223fa"/>
    </style:style>
    <style:style style:name="T136" style:family="text">
      <style:text-properties officeooo:rsid="0034eddb"/>
    </style:style>
    <style:style style:name="T137" style:family="text">
      <style:text-properties officeooo:rsid="00375bce"/>
    </style:style>
    <style:style style:name="T138" style:family="text">
      <style:text-properties officeooo:rsid="003abf77"/>
    </style:style>
    <style:style style:name="T139" style:family="text">
      <style:text-properties officeooo:rsid="003b514f"/>
    </style:style>
    <style:style style:name="T140" style:family="text">
      <style:text-properties officeooo:rsid="003e7563"/>
    </style:style>
    <style:style style:name="T141" style:family="text">
      <style:text-properties officeooo:rsid="0040050d"/>
    </style:style>
    <style:style style:name="T142" style:family="text">
      <style:text-properties officeooo:rsid="00436462"/>
    </style:style>
    <style:style style:name="T143" style:family="text">
      <style:text-properties officeooo:rsid="0043f7d7"/>
    </style:style>
    <style:style style:name="T144" style:family="text">
      <style:text-properties officeooo:rsid="00466c2b"/>
    </style:style>
    <style:style style:name="T145" style:family="text">
      <style:text-properties officeooo:rsid="00483810"/>
    </style:style>
    <style:style style:name="T146" style:family="text">
      <style:text-properties officeooo:rsid="0049aeef"/>
    </style:style>
    <style:style style:name="T147" style:family="text">
      <style:text-properties officeooo:rsid="004a93fb"/>
    </style:style>
    <style:style style:name="T148" style:family="text">
      <style:text-properties officeooo:rsid="004dcfff"/>
    </style:style>
    <style:style style:name="T149" style:family="text">
      <style:text-properties officeooo:rsid="004fa9a2"/>
    </style:style>
    <style:style style:name="T150" style:family="text">
      <style:text-properties officeooo:rsid="0054f19b"/>
    </style:style>
    <style:style style:name="T151" style:family="text">
      <style:text-properties officeooo:rsid="0058d4e1"/>
    </style:style>
    <style:style style:name="T152" style:family="text">
      <style:text-properties officeooo:rsid="005a2e25"/>
    </style:style>
    <style:style style:name="T153" style:family="text">
      <style:text-properties officeooo:rsid="005ce0bb"/>
    </style:style>
    <style:style style:name="T154" style:family="text">
      <style:text-properties officeooo:rsid="005dba20"/>
    </style:style>
    <style:style style:name="T155" style:family="text">
      <style:text-properties officeooo:rsid="005f9dee"/>
    </style:style>
    <style:style style:name="T156" style:family="text">
      <style:text-properties officeooo:rsid="0062a217"/>
    </style:style>
    <style:style style:name="T157" style:family="text">
      <style:text-properties officeooo:rsid="00649c64"/>
    </style:style>
    <style:style style:name="T158" style:family="text">
      <style:text-properties officeooo:rsid="0064d353"/>
    </style:style>
    <style:style style:name="T159" style:family="text">
      <style:text-properties officeooo:rsid="00665569"/>
    </style:style>
    <style:style style:name="T160" style:family="text">
      <style:text-properties officeooo:rsid="00679ea8"/>
    </style:style>
    <style:style style:name="T161" style:family="text">
      <style:text-properties officeooo:rsid="006964b4"/>
    </style:style>
    <style:style style:name="T162" style:family="text">
      <style:text-properties officeooo:rsid="006d175e"/>
    </style:style>
    <style:style style:name="T163" style:family="text">
      <style:text-properties officeooo:rsid="006f8ec8"/>
    </style:style>
    <style:style style:name="T164" style:family="text">
      <style:text-properties officeooo:rsid="007149c6"/>
    </style:style>
    <style:style style:name="T165" style:family="text">
      <style:text-properties officeooo:rsid="0072fcad"/>
    </style:style>
    <style:style style:name="T166" style:family="text">
      <style:text-properties officeooo:rsid="0074446b"/>
    </style:style>
    <style:style style:name="T167" style:family="text">
      <style:text-properties officeooo:rsid="007622fa"/>
    </style:style>
    <style:style style:name="T168" style:family="text">
      <style:text-properties officeooo:rsid="0077812f"/>
    </style:style>
    <style:style style:name="T169" style:family="text">
      <style:text-properties officeooo:rsid="007874e1"/>
    </style:style>
    <style:style style:name="T170" style:family="text">
      <style:text-properties officeooo:rsid="007a4f6e"/>
    </style:style>
    <style:style style:name="T171" style:family="text">
      <style:text-properties officeooo:rsid="007c1da6"/>
    </style:style>
    <style:style style:name="T172" style:family="text">
      <style:text-properties officeooo:rsid="007cd851"/>
    </style:style>
    <style:style style:name="T173" style:family="text">
      <style:text-properties officeooo:rsid="007cf614"/>
    </style:style>
    <style:style style:name="T174" style:family="text">
      <style:text-properties officeooo:rsid="007e4736"/>
    </style:style>
    <style:style style:name="T175" style:family="text">
      <style:text-properties officeooo:rsid="007f1211"/>
    </style:style>
    <style:style style:name="T176" style:family="text">
      <style:text-properties officeooo:rsid="0080eb75"/>
    </style:style>
    <style:style style:name="T177" style:family="text">
      <style:text-properties officeooo:rsid="0083151b"/>
    </style:style>
    <style:style style:name="T178" style:family="text">
      <style:text-properties officeooo:rsid="0083428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bookmark text:name="_hb2xwipcm2yl"/>Spacebattles: Tricks</text:p>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_Toc18314_318188400" text:style-name="Index_20_Link" text:visited-style-name="Index_20_Link">Minor Tricks<text:tab/>2</text:a></text:p>
          <text:p text:style-name="P99"><text:a xlink:type="simple" xlink:href="#__RefHeading___Toc18294_318188400" text:style-name="Index_20_Link" text:visited-style-name="Index_20_Link">Acid splash<text:tab/>2</text:a></text:p>
          <text:p text:style-name="P99"><text:a xlink:type="simple" xlink:href="#__RefHeading___Toc18312_3181884005" text:style-name="Index_20_Link" text:visited-style-name="Index_20_Link">Augmented punch<text:tab/>3</text:a></text:p>
          <text:p text:style-name="P99"><text:a xlink:type="simple" xlink:href="#__RefHeading___Toc18312_3181884006" text:style-name="Index_20_Link" text:visited-style-name="Index_20_Link">Blood loss<text:tab/>3</text:a></text:p>
          <text:p text:style-name="P99"><text:a xlink:type="simple" xlink:href="#__RefHeading___Toc18312_3181884007" text:style-name="Index_20_Link" text:visited-style-name="Index_20_Link">Bullhorn<text:tab/>4</text:a></text:p>
          <text:p text:style-name="P99"><text:a xlink:type="simple" xlink:href="#__RefHeading___Toc18296_318188400" text:style-name="Index_20_Link" text:visited-style-name="Index_20_Link">Daze<text:tab/>4</text:a></text:p>
          <text:p text:style-name="P99"><text:a xlink:type="simple" xlink:href="#__RefHeading___Toc18312_3181884008" text:style-name="Index_20_Link" text:visited-style-name="Index_20_Link">Detect affliction<text:tab/>4</text:a></text:p>
          <text:p text:style-name="P99"><text:a xlink:type="simple" xlink:href="#__RefHeading___Toc18298_318188400" text:style-name="Index_20_Link" text:visited-style-name="Index_20_Link">Electric arc<text:tab/>5</text:a></text:p>
          <text:p text:style-name="P99"><text:a xlink:type="simple" xlink:href="#__RefHeading___Toc18312_31818840010" text:style-name="Index_20_Link" text:visited-style-name="Index_20_Link">Gravitational shove<text:tab/>5</text:a></text:p>
          <text:p text:style-name="P99"><text:a xlink:type="simple" xlink:href="#__RefHeading___Toc18300_318188400" text:style-name="Index_20_Link" text:visited-style-name="Index_20_Link">Illuminate<text:tab/>5</text:a></text:p>
          <text:p text:style-name="P99"><text:a xlink:type="simple" xlink:href="#__RefHeading___Toc18302_318188400" text:style-name="Index_20_Link" text:visited-style-name="Index_20_Link">Inject virus<text:tab/>6</text:a></text:p>
          <text:p text:style-name="P99"><text:a xlink:type="simple" xlink:href="#__RefHeading___Toc18312_3181884001" text:style-name="Index_20_Link" text:visited-style-name="Index_20_Link">Invent<text:tab/>6</text:a></text:p>
          <text:p text:style-name="P99"><text:a xlink:type="simple" xlink:href="#__RefHeading___Toc18312_3181884009" text:style-name="Index_20_Link" text:visited-style-name="Index_20_Link">Jump<text:tab/>6</text:a></text:p>
          <text:p text:style-name="P99"><text:a xlink:type="simple" xlink:href="#__RefHeading___Toc18312_3181884002" text:style-name="Index_20_Link" text:visited-style-name="Index_20_Link">Manipulate gravity<text:tab/>7</text:a></text:p>
          <text:p text:style-name="P99"><text:a xlink:type="simple" xlink:href="#__RefHeading___Toc18312_3181884003" text:style-name="Index_20_Link" text:visited-style-name="Index_20_Link">Message<text:tab/>7</text:a></text:p>
          <text:p text:style-name="P99"><text:a xlink:type="simple" xlink:href="#__RefHeading___Toc18312_3181884004" text:style-name="Index_20_Link" text:visited-style-name="Index_20_Link">Predict defense<text:tab/>8</text:a></text:p>
          <text:p text:style-name="P99"><text:a xlink:type="simple" xlink:href="#__RefHeading___Toc18304_318188400" text:style-name="Index_20_Link" text:visited-style-name="Index_20_Link">Produce flame<text:tab/>8</text:a></text:p>
          <text:p text:style-name="P99"><text:a xlink:type="simple" xlink:href="#__RefHeading___Toc18306_318188400" text:style-name="Index_20_Link" text:visited-style-name="Index_20_Link">Launch liquid nitrogen<text:tab/>9</text:a></text:p>
          <text:p text:style-name="P99"><text:a xlink:type="simple" xlink:href="#__RefHeading___Toc18312_31818840011" text:style-name="Index_20_Link" text:visited-style-name="Index_20_Link">Scatter scree<text:tab/>9</text:a></text:p>
          <text:p text:style-name="P99"><text:a xlink:type="simple" xlink:href="#__RefHeading___Toc18308_318188400" text:style-name="Index_20_Link" text:visited-style-name="Index_20_Link">Shield<text:tab/>9</text:a></text:p>
          <text:p text:style-name="P99"><text:a xlink:type="simple" xlink:href="#__RefHeading___Toc18310_318188400" text:style-name="Index_20_Link" text:visited-style-name="Index_20_Link">Shining drones<text:tab/>10</text:a></text:p>
          <text:p text:style-name="P99"><text:a xlink:type="simple" xlink:href="#__RefHeading___Toc18312_31818840012" text:style-name="Index_20_Link" text:visited-style-name="Index_20_Link">Stabilize<text:tab/>10</text:a></text:p>
          <text:p text:style-name="P98"><text:a xlink:type="simple" xlink:href="#__RefHeading___Toc4505_3796725080" text:style-name="Index_20_Link" text:visited-style-name="Index_20_Link">1st Level Tricks<text:tab/>10</text:a></text:p>
          <text:p text:style-name="P99"><text:a xlink:type="simple" xlink:href="#__RefHeading___Toc18312_318188400372" text:style-name="Index_20_Link" text:visited-style-name="Index_20_Link">Acidic burst<text:tab/>10</text:a></text:p>
          <text:p text:style-name="P99"><text:a xlink:type="simple" xlink:href="#__RefHeading___Toc18312_318188400373" text:style-name="Index_20_Link" text:visited-style-name="Index_20_Link">Admonishing strike<text:tab/>11</text:a></text:p>
          <text:p text:style-name="P99"><text:a xlink:type="simple" xlink:href="#__RefHeading___Toc18312_31818840013" text:style-name="Index_20_Link" text:visited-style-name="Index_20_Link">Activate parachute<text:tab/>11</text:a></text:p>
          <text:p text:style-name="P99"><text:a xlink:type="simple" xlink:href="#__RefHeading___Toc18312_31818840014" text:style-name="Index_20_Link" text:visited-style-name="Index_20_Link">Anticipate peril<text:tab/>11</text:a></text:p>
          <text:p text:style-name="P99"><text:a xlink:type="simple" xlink:href="#__RefHeading___Toc18312_31818840015" text:style-name="Index_20_Link" text:visited-style-name="Index_20_Link">Alarm<text:tab/>12</text:a></text:p>
          <text:p text:style-name="P99"><text:a xlink:type="simple" xlink:href="#__RefHeading___Toc18312_318188400374" text:style-name="Index_20_Link" text:visited-style-name="Index_20_Link">Buffeting force<text:tab/>12</text:a></text:p>
          <text:p text:style-name="P99"><text:a xlink:type="simple" xlink:href="#__RefHeading___Toc18312_31818840016" text:style-name="Index_20_Link" text:visited-style-name="Index_20_Link">Burning liquid<text:tab/>13</text:a></text:p>
          <text:p text:style-name="P99"><text:a xlink:type="simple" xlink:href="#__RefHeading___Toc18312_31818840017" text:style-name="Index_20_Link" text:visited-style-name="Index_20_Link">Calculate optimal attack<text:tab/>13</text:a></text:p>
          <text:p text:style-name="P99"><text:a xlink:type="simple" xlink:href="#__RefHeading___Toc18312_31818840018" text:style-name="Index_20_Link" text:visited-style-name="Index_20_Link">Charging weapon<text:tab/>13</text:a></text:p>
          <text:p text:style-name="P99"><text:a xlink:type="simple" xlink:href="#__RefHeading___Toc18312_31818840019" text:style-name="Index_20_Link" text:visited-style-name="Index_20_Link">Charm<text:tab/>14</text:a></text:p>
          <text:p text:style-name="P99"><text:a xlink:type="simple" xlink:href="#__RefHeading___Toc18312_31818840020" text:style-name="Index_20_Link" text:visited-style-name="Index_20_Link">Chilling spray<text:tab/>14</text:a></text:p>
          <text:p text:style-name="P99"><text:a xlink:type="simple" xlink:href="#__RefHeading___Toc18312_31818840021" text:style-name="Index_20_Link" text:visited-style-name="Index_20_Link">Command<text:tab/>15</text:a></text:p>
          <text:p text:style-name="P99"><text:soft-page-break/><text:a xlink:type="simple" xlink:href="#__RefHeading___Toc18312_31818840022" text:style-name="Index_20_Link" text:visited-style-name="Index_20_Link">Construct drone<text:tab/>15</text:a></text:p>
          <text:p text:style-name="P99"><text:a xlink:type="simple" xlink:href="#__RefHeading___Toc18312_31818840023" text:style-name="Index_20_Link" text:visited-style-name="Index_20_Link">Create vehicle<text:tab/>16</text:a></text:p>
          <text:p text:style-name="P99"><text:a xlink:type="simple" xlink:href="#__RefHeading___Toc18312_31818840024" text:style-name="Index_20_Link" text:visited-style-name="Index_20_Link">Create water<text:tab/>16</text:a></text:p>
          <text:p text:style-name="P99"><text:a xlink:type="simple" xlink:href="#__RefHeading___Toc18312_31818840025" text:style-name="Index_20_Link" text:visited-style-name="Index_20_Link">Detect electronics<text:tab/>17</text:a></text:p>
          <text:p text:style-name="P99"><text:a xlink:type="simple" xlink:href="#__RefHeading___Toc18312_318188400375" text:style-name="Index_20_Link" text:visited-style-name="Index_20_Link">Earth ripple<text:tab/>17</text:a></text:p>
          <text:p text:style-name="P99"><text:a xlink:type="simple" xlink:href="#__RefHeading___Toc18312_31818840026" text:style-name="Index_20_Link" text:visited-style-name="Index_20_Link">Enhance strength<text:tab/>17</text:a></text:p>
          <text:p text:style-name="P99"><text:a xlink:type="simple" xlink:href="#__RefHeading___Toc18312_31818840027" text:style-name="Index_20_Link" text:visited-style-name="Index_20_Link">Fast repair<text:tab/>18</text:a></text:p>
          <text:p text:style-name="P99"><text:a xlink:type="simple" xlink:href="#__RefHeading___Toc18312_31818840028" text:style-name="Index_20_Link" text:visited-style-name="Index_20_Link">Fear<text:tab/>18</text:a></text:p>
          <text:p text:style-name="P99"><text:a xlink:type="simple" xlink:href="#__RefHeading___Toc18312_318188400376" text:style-name="Index_20_Link" text:visited-style-name="Index_20_Link">Form armor<text:tab/>19</text:a></text:p>
          <text:p text:style-name="P99"><text:a xlink:type="simple" xlink:href="#__RefHeading___Toc18312_31818840029" text:style-name="Index_20_Link" text:visited-style-name="Index_20_Link">Fleet step<text:tab/>19</text:a></text:p>
          <text:p text:style-name="P99"><text:a xlink:type="simple" xlink:href="#__RefHeading___Toc18312_318188400377" text:style-name="Index_20_Link" text:visited-style-name="Index_20_Link">Fungal reanimation<text:tab/>19</text:a></text:p>
          <text:p text:style-name="P99"><text:a xlink:type="simple" xlink:href="#__RefHeading___Toc18312_31818840030" text:style-name="Index_20_Link" text:visited-style-name="Index_20_Link">Gravitational armor<text:tab/>20</text:a></text:p>
          <text:p text:style-name="P99"><text:a xlink:type="simple" xlink:href="#__RefHeading___Toc18312_318188400378" text:style-name="Index_20_Link" text:visited-style-name="Index_20_Link">Gust of wind<text:tab/>20</text:a></text:p>
          <text:p text:style-name="P99"><text:a xlink:type="simple" xlink:href="#__RefHeading___Toc18312_318188400379" text:style-name="Index_20_Link" text:visited-style-name="Index_20_Link">Heal<text:tab/>21</text:a></text:p>
          <text:p text:style-name="P99"><text:a xlink:type="simple" xlink:href="#__RefHeading___Toc18312_3181884003710" text:style-name="Index_20_Link" text:visited-style-name="Index_20_Link">Hindering goo<text:tab/>21</text:a></text:p>
          <text:p text:style-name="P99"><text:a xlink:type="simple" xlink:href="#__RefHeading___Toc18312_3181884003711" text:style-name="Index_20_Link" text:visited-style-name="Index_20_Link">Hydraulic push<text:tab/>21</text:a></text:p>
          <text:p text:style-name="P99"><text:a xlink:type="simple" xlink:href="#__RefHeading___Toc18312_31818840032" text:style-name="Index_20_Link" text:visited-style-name="Index_20_Link">Illusory disguise<text:tab/>22</text:a></text:p>
          <text:p text:style-name="P99"><text:a xlink:type="simple" xlink:href="#__RefHeading___Toc18312_31818840033" text:style-name="Index_20_Link" text:visited-style-name="Index_20_Link">Increase gravity<text:tab/>22</text:a></text:p>
          <text:p text:style-name="P99"><text:a xlink:type="simple" xlink:href="#__RefHeading___Toc18312_31818840034" text:style-name="Index_20_Link" text:visited-style-name="Index_20_Link">Inject toxin<text:tab/>23</text:a></text:p>
          <text:p text:style-name="P99"><text:a xlink:type="simple" xlink:href="#__RefHeading___Toc18312_31818840035" text:style-name="Index_20_Link" text:visited-style-name="Index_20_Link">Lock<text:tab/>23</text:a></text:p>
          <text:p text:style-name="P99"><text:a xlink:type="simple" xlink:href="#__RefHeading___Toc18312_3181884003712" text:style-name="Index_20_Link" text:visited-style-name="Index_20_Link">Mindlink<text:tab/>23</text:a></text:p>
          <text:p text:style-name="P99"><text:a xlink:type="simple" xlink:href="#__RefHeading___Toc18312_31818840036" text:style-name="Index_20_Link" text:visited-style-name="Index_20_Link">Quick build<text:tab/>24</text:a></text:p>
          <text:p text:style-name="P99"><text:a xlink:type="simple" xlink:href="#__RefHeading___Toc18312_318188400" text:style-name="Index_20_Link" text:visited-style-name="Index_20_Link">Remove scent<text:tab/>24</text:a></text:p>
          <text:p text:style-name="P99"><text:a xlink:type="simple" xlink:href="#__RefHeading___Toc18312_31818840038" text:style-name="Index_20_Link" text:visited-style-name="Index_20_Link">Shocking grasp<text:tab/>25</text:a></text:p>
          <text:p text:style-name="P99"><text:a xlink:type="simple" xlink:href="#__RefHeading___Toc18312_31818840031" text:style-name="Index_20_Link" text:visited-style-name="Index_20_Link">Silent hologram<text:tab/>25</text:a></text:p>
          <text:p text:style-name="P99"><text:a xlink:type="simple" xlink:href="#__RefHeading___Toc18312_31818840039" text:style-name="Index_20_Link" text:visited-style-name="Index_20_Link">Sleep<text:tab/>25</text:a></text:p>
          <text:p text:style-name="P99"><text:a xlink:type="simple" xlink:href="#__RefHeading___Toc18312_31818840040" text:style-name="Index_20_Link" text:visited-style-name="Index_20_Link">Temporary tool<text:tab/>26</text:a></text:p>
          <text:p text:style-name="P99"><text:a xlink:type="simple" xlink:href="#__RefHeading___Toc18312_318188400371" text:style-name="Index_20_Link" text:visited-style-name="Index_20_Link">Venom sting<text:tab/>26</text:a></text:p>
          <text:p text:style-name="P99"><text:a xlink:type="simple" xlink:href="#__RefHeading___Toc18312_31818840037" text:style-name="Index_20_Link" text:visited-style-name="Index_20_Link">Template<text:tab/>26</text:a></text:p>
          <text:p text:style-name="P99"><text:a xlink:type="simple" xlink:href="#__RefHeading___Toc7237_1153083057" text:style-name="Index_20_Link" text:visited-style-name="Index_20_Link">2nd Level Tricks<text:tab/>27</text:a></text:p>
          <text:p text:style-name="P99"><text:a xlink:type="simple" xlink:href="#__RefHeading___Toc18312_318188400361" text:style-name="Index_20_Link" text:visited-style-name="Index_20_Link">Quick build<text:tab/>27</text:a></text:p>
        </text:index-body>
      </text:table-of-content>
      <text:p text:style-name="P69"/>
      <text:h text:style-name="Heading_20_1" text:outline-level="1"><text:bookmark-start text:name="__RefHeading___Toc18314_318188400"/>Minor Tricks<text:bookmark-end text:name="__RefHeading___Toc18314_318188400"/></text:h>
      <text:h text:style-name="Heading_20_2" text:outline-level="2"><text:bookmark-start text:name="__RefHeading___Toc18294_318188400"/><text:bookmark text:name="_g4yvu9ybjwby"/>Acid splash<text:bookmark-end text:name="__RefHeading___Toc18294_318188400"/></text:h>
      <text:p text:style-name="P1"><text:span text:style-name="T2">Tags: </text:span>Chemistry, <text:span text:style-name="T106">Acid</text:span></text:p>
      <text:p text:style-name="P1"><text:span text:style-name="T2">Classes: </text:span>Artificer, Augmented</text:p>
      <text:p text:style-name="P1"><text:span text:style-name="T2">Performing time: </text:span>2 Actions</text:p>
      <text:p text:style-name="P1"><text:soft-page-break/><text:span text:style-name="T2">Save</text:span>: Basic Reflex</text:p>
      <text:p text:style-name="P1"><text:span text:style-name="T2">Duration: </text:span>Instantaneous</text:p>
      <text:p text:style-name="P1"><text:span text:style-name="T2">Range</text:span>: 16m</text:p>
      <text:p text:style-name="P1"><text:span text:style-name="T2">Targets</text:span>: 1 target</text:p>
      <text:p text:style-name="P1"/>
      <text:p text:style-name="P1">You splash a glob of acid that splatters your target and nearby creatures. Make a trick attack. If you hit, you deal 1d<text:span text:style-name="T107">8</text:span> acid damage plus 1 splash acid damage. On a critical success, the target also takes 1 persistent acid damage.</text:p>
      <text:p text:style-name="P1"/>
      <text:p text:style-name="Standard"><text:bookmark text:name="_47m8w45eo2l3"/><text:span text:style-name="T21">Heightened (+1):</text:span><text:span text:style-name="T24"> The damage increases by 2d10, the splash damage increases by 1, and the persistent damage on a critical hit increases by 1.</text:span></text:p>
      <text:h text:style-name="P101" text:outline-level="2"><text:bookmark-start text:name="__RefHeading___Toc18312_3181884005"/>Augmented punch<text:bookmark-end text:name="__RefHeading___Toc18312_3181884005"/></text:h>
      <text:p text:style-name="P74"><text:span text:style-name="T4">Tags</text:span>: Biology</text:p>
      <text:p text:style-name="P11"><text:span text:style-name="T2">Classes</text:span><text:span text:style-name="T30">: </text:span><text:span text:style-name="T32">A</text:span><text:span text:style-name="T37">ugmented</text:span></text:p>
      <text:p text:style-name="P11"><text:span text:style-name="T2">Performing tim</text:span><text:span text:style-name="T3">e</text:span><text:span text:style-name="T32">: 2 Actions</text:span></text:p>
      <text:p text:style-name="P11"><text:span text:style-name="T2">Duration</text:span><text:span text:style-name="T30">: </text:span><text:span text:style-name="T32">Instant</text:span><text:span text:style-name="T33">aneous</text:span></text:p>
      <text:p text:style-name="P11"><text:span text:style-name="T2">Range</text:span>: <text:span text:style-name="T88">16m</text:span></text:p>
      <text:p text:style-name="P11"><text:span text:style-name="T2">Targets</text:span>: <text:span text:style-name="T88">1 target</text:span></text:p>
      <text:p text:style-name="P11"/>
      <text:p text:style-name="P12">You increase the size and strength of your arm to slam into an enemy. Make a Trick attack roll. On a hit, the target takes 1d<text:span text:style-name="T107">10</text:span> bludgeoning damage. On a critical hit, the damage is doubled, and the target is knocked prone.</text:p>
      <text:p text:style-name="P12"/>
      <text:p text:style-name="P14">This trick doesn’t provoke any opportunity attacks.</text:p>
      <text:p text:style-name="P11"/>
      <text:p text:style-name="P11"><text:span text:style-name="T21">Heightened (+1):</text:span><text:span text:style-name="T24"> The damage increases by 2d</text:span><text:span text:style-name="T25">10</text:span></text:p>
      <text:h text:style-name="P102" text:outline-level="2"><text:bookmark-start text:name="__RefHeading___Toc18312_3181884006"/>Blood loss<text:bookmark-end text:name="__RefHeading___Toc18312_3181884006"/></text:h>
      <text:p text:style-name="P75"><text:span text:style-name="T4">Tags</text:span>: Biology</text:p>
      <text:p text:style-name="P13"><text:span text:style-name="T2">Classes</text:span><text:span text:style-name="T30">: </text:span><text:span text:style-name="T32">A</text:span><text:span text:style-name="T38">ugmented</text:span></text:p>
      <text:p text:style-name="P13"><text:span text:style-name="T2">Performing tim</text:span><text:span text:style-name="T3">e</text:span><text:span text:style-name="T32">: 2 Actions</text:span></text:p>
      <text:p text:style-name="P13"><text:span text:style-name="T2">Duration</text:span><text:span text:style-name="T30">: </text:span><text:span text:style-name="T32">Instant</text:span><text:span text:style-name="T33">aneous</text:span></text:p>
      <text:p text:style-name="P13"><text:span text:style-name="T2">Range</text:span>: <text:span text:style-name="T88">16m</text:span></text:p>
      <text:p text:style-name="P13"><text:span text:style-name="T2">Targets</text:span>: <text:span text:style-name="T88">1 target</text:span></text:p>
      <text:p text:style-name="P13"/>
      <text:p text:style-name="P14">You shape your first into a long bloodletting spear. Make a ranged Trick attack roll. On a hit, the target takes 1 piercing damage and 1d8 persistent bleed damage.</text:p>
      <text:p text:style-name="P13"/>
      <text:p text:style-name="P13"><text:soft-page-break/><text:span text:style-name="T22">Heightened (+1):</text:span><text:span text:style-name="T25"> The </text:span><text:span text:style-name="T26">persistent bleed </text:span><text:span text:style-name="T25">damage increases by 2d</text:span><text:span text:style-name="T26">8.</text:span></text:p>
      <text:p text:style-name="P89"/>
      <text:h text:style-name="P102" text:outline-level="2"><text:bookmark-start text:name="__RefHeading___Toc18312_3181884007"/>Bullhorn<text:bookmark-end text:name="__RefHeading___Toc18312_3181884007"/></text:h>
      <text:p text:style-name="P75"><text:span text:style-name="T4">Tags</text:span>: Biology</text:p>
      <text:p text:style-name="P13"><text:span text:style-name="T2">Classes</text:span><text:span text:style-name="T30">: </text:span><text:span text:style-name="T32">A</text:span><text:span text:style-name="T38">ugmented</text:span></text:p>
      <text:p text:style-name="P13"><text:span text:style-name="T2">Performing tim</text:span><text:span text:style-name="T3">e</text:span><text:span text:style-name="T32">: 2 Actions</text:span></text:p>
      <text:p text:style-name="P13"><text:span text:style-name="T2">Duration</text:span><text:span text:style-name="T30">: </text:span><text:span text:style-name="T38">10 minutes</text:span></text:p>
      <text:p text:style-name="P13"><text:span text:style-name="T2">Range</text:span>: <text:span text:style-name="T108">Self</text:span></text:p>
      <text:p text:style-name="P13"><text:span text:style-name="T2">Targets</text:span>: <text:span text:style-name="T108">Self</text:span></text:p>
      <text:p text:style-name="P13"/>
      <text:p text:style-name="P14">You magnify your voice to be heard at a distance. Your voice can be heard up to 2 km away.</text:p>
      <text:p text:style-name="P13"/>
      <text:p text:style-name="P13"><text:span text:style-name="T23">Heightened (+1):</text:span><text:span text:style-name="T26"> The maximum distance your voice can be heard increases by 1km.</text:span></text:p>
      <text:h text:style-name="Heading_20_2" text:outline-level="2"><text:bookmark-start text:name="__RefHeading___Toc18296_318188400"/><text:bookmark text:name="_1na1niheovkp"/>Daze<text:bookmark-end text:name="__RefHeading___Toc18296_318188400"/></text:h>
      <text:p text:style-name="P1"><text:span text:style-name="T2">Tags: </text:span>Neuroscience, <text:span text:style-name="T106">Mental</text:span></text:p>
      <text:p text:style-name="P1"><text:span text:style-name="T2">Classes: </text:span>Artificer, Augmented, Gravitarian</text:p>
      <text:p text:style-name="P1"><text:span text:style-name="T2">Performing time: </text:span>2 Actions</text:p>
      <text:p text:style-name="P1"><text:span text:style-name="T2">Save</text:span>: Basic Will</text:p>
      <text:p text:style-name="P1"><text:span text:style-name="T2">Duration: </text:span>Instantaneous</text:p>
      <text:p text:style-name="P1"><text:span text:style-name="T2">Range</text:span>: 16m</text:p>
      <text:p text:style-name="P1"><text:span text:style-name="T2">Targets</text:span>: 1 creature</text:p>
      <text:p text:style-name="P1"/>
      <text:p text:style-name="P2">You send out small waves that damage a creature's mind and possibly stuns it. <text:s/>On a failed save, the target takes 2d4 mental damage, and on a critical failure, the target is stunned 1.</text:p>
      <text:p text:style-name="P1"/>
      <text:p text:style-name="P1"><text:span text:style-name="T2">Heightened (+1):</text:span> The damage increases by 2d4</text:p>
      <text:h text:style-name="P102" text:outline-level="2"><text:bookmark-start text:name="__RefHeading___Toc18312_3181884008"/>Detect affliction<text:bookmark-end text:name="__RefHeading___Toc18312_3181884008"/></text:h>
      <text:p text:style-name="P75"><text:span text:style-name="T4">Tags</text:span>: Biology</text:p>
      <text:p text:style-name="P13"><text:span text:style-name="T2">Classes</text:span><text:span text:style-name="T30">: </text:span><text:span text:style-name="T38">Gravitarian</text:span></text:p>
      <text:p text:style-name="P13"><text:span text:style-name="T2">Performing tim</text:span><text:span text:style-name="T3">e</text:span><text:span text:style-name="T32">: 2 Actions</text:span></text:p>
      <text:p text:style-name="P13"><text:span text:style-name="T2">Duration</text:span><text:span text:style-name="T30">: </text:span><text:span text:style-name="T32">Instant</text:span><text:span text:style-name="T33">aneous</text:span></text:p>
      <text:p text:style-name="P13"><text:span text:style-name="T2">Range</text:span>: <text:span text:style-name="T88">16m</text:span></text:p>
      <text:p text:style-name="P13"><text:span text:style-name="T2">Targets</text:span>: <text:span text:style-name="T88">1 </text:span><text:span text:style-name="T108">creature</text:span></text:p>
      <text:p text:style-name="P13"/>
      <text:p text:style-name="P14"><text:soft-page-break/>You use the force to determine if the targeted creature is afflicted with a disease or a poison. You learn the poison or disease’s name and it’s effects.</text:p>
      <text:h text:style-name="Heading_20_2" text:outline-level="2"><text:bookmark-start text:name="__RefHeading___Toc18298_318188400"/><text:bookmark text:name="_kbro3majdltt"/>Electric ar<text:span text:style-name="T101">c</text:span><text:bookmark-end text:name="__RefHeading___Toc18298_318188400"/></text:h>
      <text:p text:style-name="P1"><text:span text:style-name="T2">Tags: </text:span>Electronics, <text:span text:style-name="T106">Electric</text:span></text:p>
      <text:p text:style-name="P1"><text:span text:style-name="T2">Classes: </text:span>Artificer, Augmented, Gravitarian</text:p>
      <text:p text:style-name="P1"><text:span text:style-name="T2">Performing time: </text:span>2 Actions</text:p>
      <text:p text:style-name="P1"><text:span text:style-name="T2">Save</text:span>: Basic Reflex</text:p>
      <text:p text:style-name="P1"><text:span text:style-name="T2">Duration: </text:span>Instantaneous</text:p>
      <text:p text:style-name="P1"><text:span text:style-name="T2">Range</text:span>: 16m</text:p>
      <text:p text:style-name="P1"><text:span text:style-name="T2">Targets</text:span>: 1 or 2 creatures within 9 meters of each others and within range</text:p>
      <text:p text:style-name="P1"/>
      <text:p text:style-name="P1">An arc of lightning leaps from one target to another. <text:span text:style-name="T107">On a failure, the target takes 1d8 electric damage.</text:span></text:p>
      <text:p text:style-name="P1"/>
      <text:p text:style-name="P1"><text:span text:style-name="T2">Heightened (+1):</text:span> The damage increases by 2d8</text:p>
      <text:h text:style-name="P103" text:outline-level="2"><text:bookmark-start text:name="__RefHeading___Toc18312_31818840010"/>Gravitational shove<text:bookmark-end text:name="__RefHeading___Toc18312_31818840010"/></text:h>
      <text:p text:style-name="P76"><text:span text:style-name="T4">Tags</text:span>: <text:span text:style-name="T109">Physics</text:span></text:p>
      <text:p text:style-name="P15"><text:span text:style-name="T2">Classes</text:span><text:span text:style-name="T30">: </text:span><text:span text:style-name="T39">Gravitarian</text:span></text:p>
      <text:p text:style-name="P15"><text:span text:style-name="T2">Performing tim</text:span><text:span text:style-name="T3">e</text:span><text:span text:style-name="T32">: 2 Actions</text:span></text:p>
      <text:p text:style-name="P15"><text:span text:style-name="T2">Save</text:span>: <text:span text:style-name="T109">Strength</text:span></text:p>
      <text:p text:style-name="P15"><text:span text:style-name="T2">Duration</text:span><text:span text:style-name="T30">: </text:span><text:span text:style-name="T32">Instant</text:span><text:span text:style-name="T33">aneous</text:span></text:p>
      <text:p text:style-name="P15"><text:span text:style-name="T2">Range</text:span>: <text:span text:style-name="T109">4m emenation</text:span></text:p>
      <text:p text:style-name="P17">Targets<text:span text:style-name="T30">: Self</text:span></text:p>
      <text:p text:style-name="P15"/>
      <text:p text:style-name="P16">You push gravity outwards from you. On a failed save, a creature takes 1d6 damage and is pushed 4m away from you.</text:p>
      <text:p text:style-name="P15"/>
      <text:p text:style-name="P15"><text:span text:style-name="T2">Heightened (+1):</text:span> The damage increases by 2d<text:span text:style-name="T109">6</text:span></text:p>
      <text:h text:style-name="Heading_20_2" text:outline-level="2"><text:bookmark-start text:name="__RefHeading___Toc18300_318188400"/><text:bookmark text:name="_87pog9m6xg46"/>Illuminate<text:bookmark-end text:name="__RefHeading___Toc18300_318188400"/></text:h>
      <text:p text:style-name="P1"><text:span text:style-name="T2">Tags: </text:span>Chemistry, <text:span text:style-name="T106">Light</text:span></text:p>
      <text:p text:style-name="P1"><text:span text:style-name="T2">Classes: </text:span>Artificer, Augmented</text:p>
      <text:p text:style-name="P1"><text:span text:style-name="T2">Performing time: </text:span>2 Actions</text:p>
      <text:p text:style-name="P1"><text:span text:style-name="T2">Duration: </text:span>Until your next daily preparations</text:p>
      <text:p text:style-name="P1"><text:span text:style-name="T2">Range</text:span>: 16m</text:p>
      <text:p text:style-name="P1"><text:span text:style-name="T2">Targets</text:span>: 1 object</text:p>
      <text:p text:style-name="P1"><text:soft-page-break/></text:p>
      <text:p text:style-name="P1">You start a chemical reaction to make an object glow. The chosen object glows, casting bright light in a 8m radius (and dim light for the next 8m) like a torch. If you cast this trick again on a second object, the <text:span text:style-name="T28">illuminate</text:span> trick on the first object ends.</text:p>
      <text:h text:style-name="Heading_20_2" text:outline-level="2"><text:bookmark-start text:name="__RefHeading___Toc18302_318188400"/><text:bookmark text:name="_dp6vriufysd8"/>Inject virus<text:bookmark-end text:name="__RefHeading___Toc18302_318188400"/></text:h>
      <text:p text:style-name="P1"><text:span text:style-name="T2">Tags: </text:span>Biology, <text:span text:style-name="T106">Disease</text:span></text:p>
      <text:p text:style-name="P1"><text:span text:style-name="T2">Classes: </text:span>Artificer, Augmented</text:p>
      <text:p text:style-name="P1"><text:span text:style-name="T2">Performing time: </text:span>2 Actions</text:p>
      <text:p text:style-name="P1"><text:span text:style-name="T2">Save</text:span>: Fortitude</text:p>
      <text:p text:style-name="P1"><text:span text:style-name="T2">Duration: </text:span>Instantaneous</text:p>
      <text:p text:style-name="P1"><text:span text:style-name="T2">Range</text:span>: 16m</text:p>
      <text:p text:style-name="P1"><text:span text:style-name="T2">Targets</text:span>: 1 Creature</text:p>
      <text:p text:style-name="P1"/>
      <text:p text:style-name="P1">You inject a target with a harmful virus that rapidly spreads. On a failed save, the target is infect with a virus with the following effects: Stage1(1 round): Sickened 1, Stage2(1 round): Sickened 2, 2d4 poison damage, Stage3(1 round), Sickened 3, 2d4 poison damage.</text:p>
      <text:p text:style-name="P1"/>
      <text:p text:style-name="P1"><text:span text:style-name="T2">Heightened (+1):</text:span> The damage increases by 2d4.</text:p>
      <text:h text:style-name="P104" text:outline-level="2"><text:bookmark-start text:name="__RefHeading___Toc18312_3181884001"/>Invent<text:bookmark-end text:name="__RefHeading___Toc18312_3181884001"/></text:h>
      <text:p text:style-name="P70"><text:span text:style-name="T4">Tags</text:span>: <text:span text:style-name="T103">Electronics, </text:span><text:span text:style-name="T106">C</text:span><text:span text:style-name="T164">raft</text:span></text:p>
      <text:p text:style-name="P5"><text:span text:style-name="T2">Classes</text:span><text:span text:style-name="T30">: </text:span><text:span text:style-name="T32">Artificer</text:span></text:p>
      <text:p text:style-name="P5"><text:span text:style-name="T2">Performing tim</text:span><text:span text:style-name="T3">e</text:span><text:span text:style-name="T32">: 2 Actions</text:span></text:p>
      <text:p text:style-name="P5"><text:span text:style-name="T2">Duration</text:span><text:span text:style-name="T30">: </text:span><text:span text:style-name="T34">1 minute</text:span></text:p>
      <text:p text:style-name="P5"><text:span text:style-name="T2">Range</text:span>: <text:span text:style-name="T88">16m</text:span></text:p>
      <text:p text:style-name="P5"><text:span text:style-name="T2">Targets</text:span>: <text:span text:style-name="T88">1 </text:span><text:span text:style-name="T103">willing creature</text:span></text:p>
      <text:p text:style-name="P5"/>
      <text:p text:style-name="P6">You quickly create an invention, using whatever is at hand. The next time the creature makes a skill check, it gain a +1 <text:span text:style-name="T109">status </text:span>bonus to the roll.</text:p>
      <text:p text:style-name="P5"/>
      <text:p text:style-name="P5"><text:span text:style-name="T2">Heightened (</text:span><text:span text:style-name="T6">4th</text:span><text:span text:style-name="T2">):</text:span><text:span text:style-name="T30"> </text:span><text:span text:style-name="T34">The </text:span><text:span text:style-name="T39">status</text:span><text:span text:style-name="T34"> bonus increases to +2.</text:span></text:p>
      <text:h text:style-name="P102" text:outline-level="2"><text:bookmark-start text:name="__RefHeading___Toc18312_3181884009"/>Jump<text:bookmark-end text:name="__RefHeading___Toc18312_3181884009"/></text:h>
      <text:p text:style-name="P75"><text:span text:style-name="T4">Tags</text:span>: <text:span text:style-name="T108">Physics, Move</text:span></text:p>
      <text:p text:style-name="P13"><text:span text:style-name="T2">Classes</text:span><text:span text:style-name="T30">: </text:span><text:span text:style-name="T38">Gravitarian</text:span></text:p>
      <text:p text:style-name="P13"><text:span text:style-name="T2">Performing tim</text:span><text:span text:style-name="T3">e</text:span><text:span text:style-name="T32">: </text:span><text:span text:style-name="T38">1 </text:span><text:span text:style-name="T32">Action</text:span></text:p>
      <text:p text:style-name="P13"><text:soft-page-break/><text:span text:style-name="T2">Duration</text:span><text:span text:style-name="T30">: </text:span><text:span text:style-name="T32">Instant</text:span><text:span text:style-name="T33">aneous</text:span></text:p>
      <text:p text:style-name="P13"><text:span text:style-name="T2">Range</text:span>: <text:span text:style-name="T108">Self</text:span></text:p>
      <text:p text:style-name="P13"><text:span text:style-name="T2">Targets</text:span>: <text:span text:style-name="T108">Self</text:span></text:p>
      <text:p text:style-name="P13"/>
      <text:p text:style-name="P14">You make a quick, force-propelled jump. <text:span text:style-name="T109">You immediately move a distance of up to 16m in any direction.</text:span></text:p>
      <text:p text:style-name="P13"/>
      <text:p text:style-name="P13"><text:span text:style-name="T7">Heightened (+1):</text:span><text:span text:style-name="T34"> The d</text:span><text:span text:style-name="T39">istance you can jump increases by 2m.</text:span></text:p>
      <text:h text:style-name="P104" text:outline-level="2"><text:bookmark-start text:name="__RefHeading___Toc18312_3181884002"/>Manipulate gravity<text:bookmark-end text:name="__RefHeading___Toc18312_3181884002"/></text:h>
      <text:p text:style-name="P70"><text:span text:style-name="T4">Tags</text:span>: <text:span text:style-name="T103">Physics, </text:span><text:span text:style-name="T106">Gravity</text:span></text:p>
      <text:p text:style-name="P5"><text:span text:style-name="T2">Classes</text:span><text:span text:style-name="T30">: </text:span><text:span text:style-name="T32">Artificer, </text:span><text:span text:style-name="T34">Gravitarian</text:span></text:p>
      <text:p text:style-name="P5"><text:span text:style-name="T2">Performing tim</text:span><text:span text:style-name="T3">e</text:span><text:span text:style-name="T32">: 2 Actions</text:span></text:p>
      <text:p text:style-name="P5"><text:span text:style-name="T2">Duration</text:span><text:span text:style-name="T30">: </text:span><text:span text:style-name="T32">Instant</text:span><text:span text:style-name="T33">aneous</text:span></text:p>
      <text:p text:style-name="P5"><text:span text:style-name="T2">Range</text:span>: <text:span text:style-name="T88">16m</text:span></text:p>
      <text:p text:style-name="P5"><text:span text:style-name="T2">Targets</text:span>: <text:span text:style-name="T88">1 </text:span><text:span text:style-name="T103">unattended object weighting </text:span><text:span text:style-name="T104">5kg</text:span><text:span text:style-name="T103"> or less.</text:span></text:p>
      <text:p text:style-name="P5"/>
      <text:p text:style-name="P70"><text:span text:style-name="T92">You manipulate gravity to move a light object. When you perform the trick, </text:span><text:span text:style-name="T93">you can</text:span> mov<text:span text:style-name="T104">e</text:span> <text:span text:style-name="T104">the object </text:span>slowly up to <text:span text:style-name="T104">8m</text:span>. Because you're levitating the object, you can move it in any direction. When you Sustain the <text:span text:style-name="T104">Trick</text:span>, you can move the object an additional <text:span text:style-name="T104">8m</text:span>. If the object is in the air when the <text:span text:style-name="T104">trick</text:span> ends, the object falls.</text:p>
      <text:p text:style-name="P70"/>
      <text:p text:style-name="P73">This Trick doesn’t provoke opportunity attacks.</text:p>
      <text:p text:style-name="P5"/>
      <text:p text:style-name="P5"><text:span text:style-name="T7">Heightened (+1):</text:span><text:span text:style-name="T34"> The </text:span><text:span text:style-name="T35">weight you can lift increases by 5kg and the range increases by 4m.</text:span></text:p>
      <text:h text:style-name="P105" text:outline-level="2"><text:bookmark-start text:name="__RefHeading___Toc18312_3181884003"/>Message<text:bookmark-end text:name="__RefHeading___Toc18312_3181884003"/></text:h>
      <text:p text:style-name="P71"><text:span text:style-name="T4">Tags</text:span>: <text:span text:style-name="T104">Computer science</text:span></text:p>
      <text:p text:style-name="P7"><text:span text:style-name="T2">Classes</text:span><text:span text:style-name="T30">: </text:span><text:span text:style-name="T32">Artificer, </text:span><text:span text:style-name="T35">Gravitarian</text:span></text:p>
      <text:p text:style-name="P7"><text:span text:style-name="T2">Performing tim</text:span><text:span text:style-name="T3">e</text:span><text:span text:style-name="T32">: </text:span><text:span text:style-name="T35">1 </text:span><text:span text:style-name="T32">Action</text:span></text:p>
      <text:p text:style-name="P7"><text:span text:style-name="T2">Duration</text:span><text:span text:style-name="T30">: </text:span><text:span text:style-name="T32">Instant</text:span><text:span text:style-name="T33">aneous</text:span></text:p>
      <text:p text:style-name="P7"><text:span text:style-name="T2">Range</text:span>: <text:span text:style-name="T151">20</text:span><text:span text:style-name="T104">m</text:span></text:p>
      <text:p text:style-name="P7"><text:span text:style-name="T2">Targets</text:span>: <text:span text:style-name="T88">1 </text:span><text:span text:style-name="T104">creature</text:span></text:p>
      <text:p text:style-name="P7"/>
      <text:p text:style-name="P8">You send a silent message to the chosen creature. The message can be up to 25 words and the receiving creature can spend a free action to immediately reply, following the same restrictions.</text:p>
      <text:p text:style-name="P8"/>
      <text:p text:style-name="P10"><text:soft-page-break/>This Trick doesn’t provoke opportunity attacks.</text:p>
      <text:p text:style-name="P7"/>
      <text:p text:style-name="P7"><text:span text:style-name="T8">Heightened (+1):</text:span><text:span text:style-name="T35"> The range increases by 4m.</text:span></text:p>
      <text:h text:style-name="P106" text:outline-level="2"><text:bookmark-start text:name="__RefHeading___Toc18312_3181884004"/>Predict defense<text:bookmark-end text:name="__RefHeading___Toc18312_3181884004"/></text:h>
      <text:p text:style-name="P72"><text:span text:style-name="T4">Tags</text:span>: <text:span text:style-name="T105">Mathematics, </text:span><text:span text:style-name="T106">Prediction</text:span></text:p>
      <text:p text:style-name="P9"><text:span text:style-name="T2">Classes</text:span><text:span text:style-name="T30">: </text:span><text:span text:style-name="T32">Artificer, </text:span><text:span text:style-name="T36">Gravitarian</text:span></text:p>
      <text:p text:style-name="P9"><text:span text:style-name="T2">Performing tim</text:span><text:span text:style-name="T3">e</text:span><text:span text:style-name="T32">: </text:span><text:span text:style-name="T36">1</text:span><text:span text:style-name="T32"> Action</text:span></text:p>
      <text:p text:style-name="P9"><text:span text:style-name="T2">Duration</text:span><text:span text:style-name="T30">: </text:span><text:span text:style-name="T36">Until the end of you next turn</text:span></text:p>
      <text:p text:style-name="P9"><text:span text:style-name="T2">Range</text:span>: <text:span text:style-name="T88">16m</text:span></text:p>
      <text:p text:style-name="P9"><text:span text:style-name="T2">Targets</text:span>: <text:span text:style-name="T88">1 </text:span><text:span text:style-name="T105">creature</text:span></text:p>
      <text:p text:style-name="P9"/>
      <text:p text:style-name="P10">You predict a creatures likely defense against your attack. The next time you make an attack or forces it to make a saving throw, <text:s/>it takes a -1 status bonus to AC, if it was an attack, or a -1 status penalty to its saving throw, if you forced it to make a saving throw.</text:p>
      <text:p text:style-name="P10"/>
      <text:p text:style-name="P10">This Trick doesn’t provoke opportunity attacks</text:p>
      <text:p text:style-name="P9"/>
      <text:p text:style-name="P9"><text:span text:style-name="T8">Heightened (</text:span><text:span text:style-name="T9">4th</text:span><text:span text:style-name="T8">):</text:span><text:span text:style-name="T35"> The </text:span><text:span text:style-name="T36">status penalty increases to -2</text:span></text:p>
      <text:h text:style-name="Heading_20_2" text:outline-level="2"><text:bookmark-start text:name="__RefHeading___Toc18304_318188400"/><text:bookmark text:name="_55g948cspub2"/>Produce <text:span text:style-name="T102">flame</text:span><text:bookmark-end text:name="__RefHeading___Toc18304_318188400"/></text:h>
      <text:p text:style-name="P1"><text:span text:style-name="T2">Tags: </text:span>Chemistry, <text:span text:style-name="T106">Fire</text:span></text:p>
      <text:p text:style-name="P1"><text:span text:style-name="T2">Classes: </text:span>Artificer, Augmented</text:p>
      <text:p text:style-name="P1"><text:span text:style-name="T2">Performing time: </text:span>2 Actions</text:p>
      <text:p text:style-name="P1"><text:span text:style-name="T2">Save</text:span>: Basic Reflex</text:p>
      <text:p text:style-name="P1"><text:span text:style-name="T2">Duration: </text:span>Up to 1 minute.</text:p>
      <text:p text:style-name="P1"><text:span text:style-name="T2">Range</text:span>: 16m</text:p>
      <text:p text:style-name="P1"><text:span text:style-name="T2">Targets</text:span>: 1 target</text:p>
      <text:p text:style-name="P1"/>
      <text:p text:style-name="P1">You light a small flame to launch at creatures or create light. When you perform this Trick you can either choose to immediately attack with the flame or to hold it. If you choose to attack, it deals 1d10 damage on a failed save. If you hold it, it sheds bright light in a 8m radius circle (and an additional 8m of dim light after that). At any point while holding the flame, you can attack with it, as if you had immediately attacked.</text:p>
      <text:p text:style-name="P1"/>
      <text:p text:style-name="P1"><text:span text:style-name="T2">Heightened (+1):</text:span> The damage increases by 2d10</text:p>
      <text:h text:style-name="Heading_20_2" text:outline-level="2"><text:bookmark-start text:name="__RefHeading___Toc18306_318188400"/><text:bookmark text:name="_ik6k89nx0jrf"/><text:soft-page-break/>Launch liquid nitrogen<text:bookmark-end text:name="__RefHeading___Toc18306_318188400"/></text:h>
      <text:p text:style-name="P1"><text:span text:style-name="T2">Tags: </text:span>Chemistry, <text:span text:style-name="T106">Cold</text:span></text:p>
      <text:p text:style-name="P1"><text:span text:style-name="T2">Classes: </text:span>Artificer</text:p>
      <text:p text:style-name="P1"><text:span text:style-name="T2">Performing time: </text:span>2 Actions</text:p>
      <text:p text:style-name="P1"><text:span text:style-name="T2">Save</text:span>: Basic Fortitude</text:p>
      <text:p text:style-name="P1"><text:span text:style-name="T2">Duration: </text:span>1 minute</text:p>
      <text:p text:style-name="P1"><text:span text:style-name="T2">Range</text:span>: 8m</text:p>
      <text:p text:style-name="P1"><text:span text:style-name="T2">Targets</text:span>: 1 target</text:p>
      <text:p text:style-name="P1"/>
      <text:p text:style-name="P1">You launch liquid nitrogen to freeze a creature or damage an object. On a failed save, the target takes 1d8 damage and 1 persistent damage and its speed is reduced by 1.5 meters. On a critical failure, the target’s speed is reduced by 3 meters instead.</text:p>
      <text:p text:style-name="P1"/>
      <text:p text:style-name="P1"><text:span text:style-name="T2">Heightened (+1):</text:span> The damage increases by 2d8</text:p>
      <text:h text:style-name="P103" text:outline-level="2"><text:bookmark-start text:name="__RefHeading___Toc18312_31818840011"/>Scatter scree<text:bookmark-end text:name="__RefHeading___Toc18312_31818840011"/></text:h>
      <text:p text:style-name="P76"><text:span text:style-name="T4">Tags</text:span>: <text:span text:style-name="T109">Physics, </text:span><text:span text:style-name="T161">Earth</text:span></text:p>
      <text:p text:style-name="P15"><text:span text:style-name="T2">Classes</text:span><text:span text:style-name="T30">: </text:span><text:span text:style-name="T39">Gravitarian</text:span></text:p>
      <text:p text:style-name="P15"><text:span text:style-name="T2">Performing tim</text:span><text:span text:style-name="T3">e</text:span><text:span text:style-name="T32">: 2 Actions</text:span></text:p>
      <text:p text:style-name="P15"><text:span text:style-name="T2">Save</text:span>: <text:span text:style-name="T110">Basic </text:span><text:span text:style-name="T109">Reflex</text:span></text:p>
      <text:p text:style-name="P15"><text:span text:style-name="T2">Duration</text:span><text:span text:style-name="T30">: </text:span><text:span text:style-name="T32">Instant</text:span><text:span text:style-name="T33">aneous</text:span></text:p>
      <text:p text:style-name="P15"><text:span text:style-name="T2">Range</text:span>: <text:span text:style-name="T110">8m cone</text:span></text:p>
      <text:p text:style-name="P15"><text:span text:style-name="T2">Targets</text:span>: <text:span text:style-name="T88">1 target</text:span></text:p>
      <text:p text:style-name="P15"/>
      <text:p text:style-name="P30">You raise rocks from the ground to launch at your foes. Each creature fails its save and unattended objects takes 1d6 bludgeoning damage. After you perform the trick, the area becomes difficult terrain until cleared.</text:p>
      <text:p text:style-name="P15"/>
      <text:p text:style-name="P15"><text:span text:style-name="T2">Heightened (+1):</text:span> The damage increases by 2d<text:span text:style-name="T110">6</text:span></text:p>
      <text:h text:style-name="P107" text:outline-level="2"><text:bookmark-start text:name="__RefHeading___Toc18308_318188400"/><text:bookmark text:name="_cmr5rc47l0di1"/>Shield<text:bookmark-end text:name="__RefHeading___Toc18308_318188400"/></text:h>
      <text:p text:style-name="P3"><text:span text:style-name="T2">Tags: </text:span><text:span text:style-name="T31">Physics, </text:span><text:span text:style-name="T74">Craft</text:span></text:p>
      <text:p text:style-name="P3"><text:span text:style-name="T2">Classes: </text:span><text:span text:style-name="T31">Artificer, Augmented</text:span></text:p>
      <text:p text:style-name="P3"><text:span text:style-name="T2">Performing time:</text:span><text:span text:style-name="T30"> </text:span><text:span text:style-name="T31">1 action</text:span></text:p>
      <text:p text:style-name="P3"><text:span text:style-name="T2">Duration:</text:span><text:span text:style-name="T30"> </text:span><text:span text:style-name="T32">Until the start of your next turn</text:span></text:p>
      <text:p text:style-name="P3"><text:span text:style-name="T2">Range</text:span>: <text:span text:style-name="T29">Self</text:span></text:p>
      <text:p text:style-name="P3"><text:span text:style-name="T2">Targets</text:span>: <text:span text:style-name="T29">Self</text:span></text:p>
      <text:p text:style-name="P3"/>
      <text:p text:style-name="P67"><text:bookmark text:name="ctl00_RadDrawer1_Content_MainContent_DetailedOutput"/><text:span text:style-name="T94">You create a specifically augmented shield. </text:span><text:span text:style-name="T89">While the </text:span><text:span text:style-name="T94">trick</text:span><text:span text:style-name="T89"> is in effect, you can use the </text:span><text:soft-page-break/><text:a xlink:type="simple" xlink:href="https://2e.aonprd.com/Feats.aspx?ID=839" text:style-name="Internet_20_link" text:visited-style-name="Visited_20_Internet_20_Link"><text:span text:style-name="T90">Shield Block</text:span></text:a><text:span text:style-name="T89"> reaction with your shield. The shield has Hardness </text:span><text:span text:style-name="T91">8</text:span><text:span text:style-name="T89">. After you use Shield Block, the trick ends and you can't cast it again for 10 minutes. </text:span></text:p>
      <text:p text:style-name="P3"/>
      <text:p text:style-name="P3"><text:span text:style-name="T2">Heightened (+1):</text:span> The <text:span text:style-name="T29">hardness increases by </text:span><text:span text:style-name="T88">8</text:span></text:p>
      <text:h text:style-name="Heading_20_2" text:outline-level="2"><text:bookmark-start text:name="__RefHeading___Toc18310_318188400"/>Shining drones<text:tab/><text:tab/><text:bookmark-end text:name="__RefHeading___Toc18310_318188400"/></text:h>
      <text:p text:style-name="P4"><text:span text:style-name="T2">Tags</text:span><text:span text:style-name="T30">: </text:span><text:span text:style-name="T33">Robotics, </text:span><text:span text:style-name="T74">Craft</text:span></text:p>
      <text:p text:style-name="P4"><text:span text:style-name="T2">Classes</text:span><text:span text:style-name="T30">: </text:span><text:span text:style-name="T32">Artificer</text:span></text:p>
      <text:p text:style-name="P4"><text:span text:style-name="T2">Performing tim</text:span><text:span text:style-name="T3">e</text:span><text:span text:style-name="T32">: 2 Actions</text:span></text:p>
      <text:p text:style-name="P4"><text:span text:style-name="T2">Duration</text:span><text:span text:style-name="T30">: </text:span><text:span text:style-name="T33">1 minute</text:span></text:p>
      <text:p text:style-name="P4"><text:span text:style-name="T2">Range</text:span>: <text:span text:style-name="T100">8m</text:span></text:p>
      <text:p text:style-name="P4"/>
      <text:p text:style-name="P4"><text:bookmark text:name="ctl00_RadDrawer1_Content_MainContent_DetailedOutput1"/>You create up to four floating lights, no two of which are more than <text:span text:style-name="T100">4m</text:span> apart. Each sheds <text:span text:style-name="T100">bright light for 8m and dim light for an additional 8m</text:span>. When you <text:span text:style-name="T100">cast the trick and when you</text:span> Sustain the Trick, you can move any number of lights up to <text:span text:style-name="T100">16m</text:span>. <text:span text:style-name="T100">You must choose the same direction for all drones you move. </text:span>Each light must remain within <text:span text:style-name="T100">24m of you at any time, or stop working.</text:span></text:p>
      <text:h text:style-name="P108" text:outline-level="2"><text:bookmark-start text:name="__RefHeading___Toc18312_31818840012"/>Stabilize<text:bookmark-end text:name="__RefHeading___Toc18312_31818840012"/></text:h>
      <text:p text:style-name="P77"><text:span text:style-name="T4">Tags</text:span>: Biology, <text:span text:style-name="T161">Heal</text:span></text:p>
      <text:p text:style-name="P31"><text:span text:style-name="T2">Classes</text:span><text:span text:style-name="T30">: </text:span><text:span text:style-name="T40">Gravitarian</text:span></text:p>
      <text:p text:style-name="P31"><text:span text:style-name="T2">Performing tim</text:span><text:span text:style-name="T3">e</text:span><text:span text:style-name="T32">: 2 Actions</text:span></text:p>
      <text:p text:style-name="P31"><text:span text:style-name="T2">Duration</text:span><text:span text:style-name="T30">: </text:span><text:span text:style-name="T32">Instant</text:span><text:span text:style-name="T33">aneous</text:span></text:p>
      <text:p text:style-name="P31"><text:span text:style-name="T2">Range</text:span>: <text:span text:style-name="T88">16m</text:span></text:p>
      <text:p text:style-name="P31"><text:span text:style-name="T2">Targets</text:span>: <text:span text:style-name="T88">1 </text:span><text:span text:style-name="T111">dying creature</text:span></text:p>
      <text:p text:style-name="P31"/>
      <text:p text:style-name="P78"><text:span text:style-name="T95">You use the force to stabilize life-threatening wounds. </text:span>The target loses the dying condition, though it remains unconscious <text:span text:style-name="T157">and at</text:span> 0 Hit Points.</text:p>
      <text:h text:style-name="P100" text:outline-level="1"><text:bookmark-start text:name="__RefHeading___Toc4505_3796725080"/>1st Level Tricks<text:bookmark-end text:name="__RefHeading___Toc4505_3796725080"/></text:h>
      <text:h text:style-name="P134" text:outline-level="2"><text:bookmark-start text:name="__RefHeading___Toc18312_318188400372"/>Acidic burst<text:bookmark-end text:name="__RefHeading___Toc18312_318188400372"/></text:h>
      <text:p text:style-name="P204"><text:span text:style-name="T4">Tags</text:span>: Biology, <text:span text:style-name="T161">Acid</text:span></text:p>
      <text:p text:style-name="P169"><text:span text:style-name="T2">Classes</text:span><text:span text:style-name="T30">: </text:span><text:span text:style-name="T32">A</text:span><text:span text:style-name="T70">ugmented</text:span></text:p>
      <text:p text:style-name="P169"><text:span text:style-name="T2">Performing tim</text:span><text:span text:style-name="T3">e</text:span><text:span text:style-name="T32">: 2 Actions</text:span></text:p>
      <text:p text:style-name="P169"><text:span text:style-name="T2">Save</text:span>: <text:span text:style-name="T157">Basic Reflex</text:span></text:p>
      <text:p text:style-name="P169"><text:span text:style-name="T2">Duration</text:span><text:span text:style-name="T30">: </text:span><text:span text:style-name="T32">Instant</text:span><text:span text:style-name="T33">aneous</text:span></text:p>
      <text:p text:style-name="P169"><text:span text:style-name="T2">Range</text:span>: <text:span text:style-name="T157">6m emanation</text:span></text:p>
      <text:p text:style-name="P169"><text:soft-page-break/></text:p>
      <text:p text:style-name="P170">You create a shell of acid around you that burst outwards. Each creature that failed the save takes 6d4 acid damage and 4d4 persistent acid damage.</text:p>
      <text:p text:style-name="P169"/>
      <text:p text:style-name="P169"><text:span text:style-name="T2">Heightened (+1):</text:span> The <text:span text:style-name="T157">acid </text:span>damage increases by <text:span text:style-name="T157">6d4 and the persistent damage increases by 4d4.</text:span></text:p>
      <text:h text:style-name="P109" text:outline-level="2"><text:bookmark-start text:name="__RefHeading___Toc18312_31818840013"/>Activate parachute<text:bookmark-end text:name="__RefHeading___Toc18312_31818840013"/></text:h>
      <text:p text:style-name="P211"><text:span text:style-name="T4">Tags</text:span>: <text:span text:style-name="T111">Physics</text:span></text:p>
      <text:p text:style-name="P188"><text:span text:style-name="T2">Classes</text:span><text:span text:style-name="T30">: </text:span><text:span text:style-name="T32">Artificer, </text:span><text:span text:style-name="T40">Gravitarian</text:span></text:p>
      <text:p text:style-name="P188"><text:span text:style-name="T2">Performing tim</text:span><text:span text:style-name="T3">e</text:span><text:span text:style-name="T32">: </text:span><text:span text:style-name="T40">1 Reaction (When a creature starts falling)</text:span></text:p>
      <text:p text:style-name="P188"><text:span text:style-name="T2">Duration</text:span><text:span text:style-name="T30">: </text:span><text:span text:style-name="T40">Until the target reaches the ground</text:span></text:p>
      <text:p text:style-name="P188"><text:span text:style-name="T2">Range</text:span>: <text:span text:style-name="T111">16m</text:span></text:p>
      <text:p text:style-name="P188"><text:span text:style-name="T2">Targets</text:span>: <text:span text:style-name="T88">1 </text:span><text:span text:style-name="T111">willing </text:span><text:span text:style-name="T88">target</text:span></text:p>
      <text:p text:style-name="P188"/>
      <text:p text:style-name="P187">You give or throw a parachute to a falling target. It descend at a rate of <text:span text:style-name="T151">20</text:span>m per turn and takes no damage from falling.</text:p>
      <text:h text:style-name="P134" text:outline-level="2"><text:bookmark-start text:name="__RefHeading___Toc18312_318188400373"/>Admonishing strike<text:bookmark-end text:name="__RefHeading___Toc18312_318188400373"/></text:h>
      <text:p text:style-name="P204"><text:span text:style-name="T4">Tags</text:span>: Biology, <text:span text:style-name="T161">Evolution</text:span></text:p>
      <text:p text:style-name="P169"><text:span text:style-name="T2">Classes</text:span><text:span text:style-name="T30">: </text:span><text:span text:style-name="T32">A</text:span><text:span text:style-name="T70">ugmented</text:span></text:p>
      <text:p text:style-name="P169"><text:span text:style-name="T2">Performing tim</text:span><text:span text:style-name="T3">e</text:span><text:span text:style-name="T32">: 2 Actions</text:span></text:p>
      <text:p text:style-name="P169"><text:span text:style-name="T2">Duration</text:span><text:span text:style-name="T30">: </text:span><text:span text:style-name="T32">Instant</text:span><text:span text:style-name="T33">aneous</text:span></text:p>
      <text:p text:style-name="P169"><text:span text:style-name="T2">Range</text:span>: <text:span text:style-name="T88">16m</text:span></text:p>
      <text:p text:style-name="P169"><text:span text:style-name="T2">Targets</text:span>: <text:span text:style-name="T88">1 target</text:span></text:p>
      <text:p text:style-name="P169"/>
      <text:p text:style-name="P170">You augment your fist to bludgeon a target into submission. Make a melee Trick attack. On a hit the target takes <text:span text:style-name="T158">7d8 nonlethal bludgeoning damage. </text:span></text:p>
      <text:p text:style-name="P169"/>
      <text:p text:style-name="P169"><text:span text:style-name="T2">Heightened (+1):</text:span> The damage increases by <text:span text:style-name="T158">7d8.</text:span></text:p>
      <text:h text:style-name="P141" text:outline-level="2"><text:bookmark-start text:name="__RefHeading___Toc18312_3181884003714"/>Agitate<text:bookmark-end text:name="__RefHeading___Toc18312_3181884003714"/></text:h>
      <text:p text:style-name="P211"><text:span text:style-name="T4">Tags</text:span>: <text:span text:style-name="T165">Neuroscience</text:span></text:p>
      <text:p text:style-name="P188"><text:span text:style-name="T2">Classes</text:span><text:span text:style-name="T30">: </text:span><text:span text:style-name="T79">Gravitate</text:span></text:p>
      <text:p text:style-name="P188"><text:span text:style-name="T2">Performing tim</text:span><text:span text:style-name="T3">e</text:span><text:span text:style-name="T32">: 2 Actions</text:span></text:p>
      <text:p text:style-name="P188"><text:span text:style-name="T2">Save</text:span>: <text:span text:style-name="T165">Will</text:span></text:p>
      <text:p text:style-name="P188"><text:span text:style-name="T2">Duration</text:span><text:span text:style-name="T30">: </text:span><text:span text:style-name="T79">Varies</text:span></text:p>
      <text:p text:style-name="P188"><text:span text:style-name="T2">Range</text:span>: <text:span text:style-name="T88">16m</text:span></text:p>
      <text:p text:style-name="P188"><text:soft-page-break/><text:span text:style-name="T2">Targets</text:span>: <text:span text:style-name="T88">1 target</text:span></text:p>
      <text:p text:style-name="P188"/>
      <text:p text:style-name="P211"><text:bookmark text:name="ctl00_RadDrawer1_Content_MainContent_DetailedOutput3"/><text:span text:style-name="T89">You send the target's mind and body into overdrive, forcing it to become restless and hyperactive. During the duration, the target must Stride, </text:span><text:span text:style-name="T98">Fly, or Swim</text:span><text:span text:style-name="T89"> at least once each turn or take </text:span><text:span text:style-name="T99">6</text:span><text:span text:style-name="T89">d8 mental damage that turn; The GM might decide to add additional move actions to the list for creatures who possess only a more unusual form of movement. The duration of this effect depends on the target's Will save.<text:line-break/><text:line-break/></text:span><text:span text:style-name="T97">Critical Success</text:span><text:span text:style-name="T89"> The spell has no effect.<text:line-break/></text:span><text:span text:style-name="T97">Success</text:span><text:span text:style-name="T89"> The duration is 1 round.<text:line-break/></text:span><text:span text:style-name="T97">Failure</text:span><text:span text:style-name="T89"> The duration is 2 rounds.<text:line-break/></text:span><text:span text:style-name="T97">Critical Failure</text:span><text:span text:style-name="T89"> The duration is 4 rounds.</text:span></text:p>
      <text:p text:style-name="P188"/>
      <text:p text:style-name="P188"><text:span text:style-name="T2">Heightened (+1):</text:span> The damage increases by <text:span text:style-name="T165">6d8.</text:span></text:p>
      <text:h text:style-name="P111" text:outline-level="2"><text:bookmark-start text:name="__RefHeading___Toc18312_31818840015"/>Alarm<text:bookmark-end text:name="__RefHeading___Toc18312_31818840015"/></text:h>
      <text:p text:style-name="P211"><text:span text:style-name="T4">Tags</text:span>: <text:span text:style-name="T113">Robotics, </text:span><text:span text:style-name="T149">Detection</text:span></text:p>
      <text:p text:style-name="P188"><text:span text:style-name="T2">Classes</text:span><text:span text:style-name="T30">: </text:span><text:span text:style-name="T32">Artificer</text:span></text:p>
      <text:p text:style-name="P188"><text:span text:style-name="T2">Performing tim</text:span><text:span text:style-name="T3">e</text:span><text:span text:style-name="T32">: </text:span><text:span text:style-name="T41">1 Minute</text:span></text:p>
      <text:p text:style-name="P188"><text:span text:style-name="T2">Duration</text:span><text:span text:style-name="T30">: </text:span><text:span text:style-name="T41">8 hours</text:span></text:p>
      <text:p text:style-name="P188"><text:span text:style-name="T2">Range</text:span>: <text:span text:style-name="T113">16m</text:span></text:p>
      <text:p text:style-name="P188"/>
      <text:p text:style-name="P189">You set up a small camera that alerts you when a trigger occurs. When you perform this trick, you must specify a trigger the camera will alert you on. The camera has avoidable precise color vision. When the trigger occurs, the camera either rings loudly, or send a message to a technological device chosen when you performed this Trick (Your choice if it rings, or sends a message, chosen when you performed this trick).</text:p>
      <text:p text:style-name="P188"/>
      <text:p text:style-name="P188"><text:span text:style-name="T2">Heightened (</text:span><text:span text:style-name="T17">2nd</text:span><text:span text:style-name="T2">):</text:span> The <text:span text:style-name="T113">camera gain </text:span><text:span text:style-name="T158">avoidable </text:span><text:span text:style-name="T113">infrared vision and imprecise avoidable hearing.</text:span></text:p>
      <text:h text:style-name="P108" text:outline-level="2"><text:bookmark-start text:name="__RefHeading___Toc18312_31818840014"/>Anticipate peril<text:bookmark-end text:name="__RefHeading___Toc18312_31818840014"/></text:h>
      <text:p text:style-name="P78"><text:span text:style-name="T4">Tags</text:span>: <text:span text:style-name="T111">Mathematics, </text:span><text:span text:style-name="T149">Foresight</text:span></text:p>
      <text:p text:style-name="P32"><text:span text:style-name="T2">Classes</text:span><text:span text:style-name="T30">: </text:span><text:span text:style-name="T32">Artificer, </text:span><text:span text:style-name="T40">Gravitarian</text:span></text:p>
      <text:p text:style-name="P32"><text:span text:style-name="T2">Performing tim</text:span><text:span text:style-name="T3">e</text:span><text:span text:style-name="T32">: 2 Actions</text:span></text:p>
      <text:p text:style-name="P32"><text:span text:style-name="T2">Duration</text:span><text:span text:style-name="T30">: </text:span><text:span text:style-name="T32">Instant</text:span><text:span text:style-name="T33">aneous</text:span></text:p>
      <text:p text:style-name="P32"><text:span text:style-name="T2">Range</text:span>: <text:span text:style-name="T113">Self</text:span></text:p>
      <text:p text:style-name="P32"><text:span text:style-name="T2">Targets</text:span>: <text:span text:style-name="T113">Self</text:span></text:p>
      <text:p text:style-name="P32"/>
      <text:p text:style-name="P33"><text:soft-page-break/>You anticipate the most likely events that will happen in the next 10 minutes. You gain a <text:s/>+2 status bonus to initiative rolls for the duration.</text:p>
      <text:p text:style-name="P32"/>
      <text:p text:style-name="P32"><text:span text:style-name="T2">Heightened (+1):</text:span> The <text:span text:style-name="T113">bonus increases by 1.</text:span></text:p>
      <text:h text:style-name="P135" text:outline-level="2"><text:bookmark-start text:name="__RefHeading___Toc18312_318188400374"/>Buffeting force<text:bookmark-end text:name="__RefHeading___Toc18312_318188400374"/></text:h>
      <text:p text:style-name="P205"><text:span text:style-name="T4">Tags</text:span>: Biology, <text:span text:style-name="T161">Air</text:span></text:p>
      <text:p text:style-name="P171"><text:span text:style-name="T2">Classes</text:span><text:span text:style-name="T30">: </text:span><text:span text:style-name="T32">A</text:span><text:span text:style-name="T71">ugmented</text:span></text:p>
      <text:p text:style-name="P171"><text:span text:style-name="T2">Performing tim</text:span><text:span text:style-name="T3">e</text:span><text:span text:style-name="T32">: 2 Actions</text:span></text:p>
      <text:p text:style-name="P171"><text:span text:style-name="T2">Save</text:span>: <text:span text:style-name="T158">Basic Fortitude</text:span></text:p>
      <text:p text:style-name="P171"><text:span text:style-name="T2">Duration</text:span><text:span text:style-name="T30">: </text:span><text:span text:style-name="T32">Instant</text:span><text:span text:style-name="T33">aneous</text:span></text:p>
      <text:p text:style-name="P171"><text:span text:style-name="T2">Range</text:span>: <text:span text:style-name="T158">10m cone</text:span></text:p>
      <text:p text:style-name="P171"/>
      <text:p text:style-name="P172">You blow your foes away using wind or the force. Each creature in the cone that fails their save takes 5d8 bludgeoning damage and is pushed 6m (or 10m on a critical failure) directly away from you.</text:p>
      <text:p text:style-name="P171"/>
      <text:p text:style-name="P181">This trick doesn’t provoke opportunity attacks.</text:p>
      <text:p text:style-name="P181"/>
      <text:p text:style-name="P171"><text:span text:style-name="T2">Heightened (+1):</text:span> The damage increases by <text:span text:style-name="T158">5d8.</text:span></text:p>
      <text:h text:style-name="P110" text:outline-level="2"><text:bookmark-start text:name="__RefHeading___Toc18312_31818840016"/>Burning liquid<text:bookmark-end text:name="__RefHeading___Toc18312_31818840016"/></text:h>
      <text:p text:style-name="P79"><text:span text:style-name="T4">Tags</text:span>: <text:span text:style-name="T113">Chemistry, </text:span><text:span text:style-name="T149">Fire</text:span></text:p>
      <text:p text:style-name="P34"><text:span text:style-name="T2">Classes</text:span><text:span text:style-name="T30">: </text:span><text:span text:style-name="T32">Artificer, </text:span><text:span text:style-name="T41">Augmented</text:span></text:p>
      <text:p text:style-name="P34"><text:span text:style-name="T2">Performing tim</text:span><text:span text:style-name="T3">e</text:span><text:span text:style-name="T32">: 2 Actions</text:span></text:p>
      <text:p text:style-name="P34"><text:span text:style-name="T2">Save</text:span>: <text:span text:style-name="T113">Basic Reflex</text:span></text:p>
      <text:p text:style-name="P34"><text:span text:style-name="T2">Duration</text:span><text:span text:style-name="T30">: </text:span><text:span text:style-name="T32">Instant</text:span><text:span text:style-name="T33">aneous</text:span></text:p>
      <text:p text:style-name="P34"><text:span text:style-name="T2">Range</text:span>: <text:span text:style-name="T113">8m </text:span><text:span text:style-name="T155">cone</text:span></text:p>
      <text:p text:style-name="P34"/>
      <text:p text:style-name="P33">You cast out burning liquid on your foes. Each foe that fails it save takes 4d8 fire damage and 2d8 persistent fire. As normal, do not double the persistent fire damage on a critical failure.</text:p>
      <text:p text:style-name="P34"/>
      <text:p text:style-name="P34"><text:span text:style-name="T2">Heightened (+1):</text:span> The <text:span text:style-name="T113">fire damage increases by 4d8, and the persistent fire damage increases by 2d8.</text:span></text:p>
      <text:h text:style-name="P110" text:outline-level="2"><text:bookmark-start text:name="__RefHeading___Toc18312_31818840017"/>Calculate optimal attack<text:bookmark-end text:name="__RefHeading___Toc18312_31818840017"/></text:h>
      <text:p text:style-name="P79"><text:span text:style-name="T4">Tags</text:span>: <text:span text:style-name="T113">Mathematics</text:span></text:p>
      <text:p text:style-name="P34"><text:soft-page-break/><text:span text:style-name="T2">Classes</text:span><text:span text:style-name="T30">: </text:span><text:span text:style-name="T32">Artificer, </text:span><text:span text:style-name="T41">Gravitarian</text:span></text:p>
      <text:p text:style-name="P34"><text:span text:style-name="T2">Performing tim</text:span><text:span text:style-name="T3">e</text:span><text:span text:style-name="T32">: 2 Actions</text:span></text:p>
      <text:p text:style-name="P34"><text:span text:style-name="T2">Duration</text:span><text:span text:style-name="T30">: </text:span><text:span text:style-name="T32">Instant</text:span><text:span text:style-name="T33">aneous</text:span></text:p>
      <text:p text:style-name="P34"><text:span text:style-name="T2">Range</text:span>: <text:span text:style-name="T88">16m</text:span></text:p>
      <text:p text:style-name="P34"><text:span text:style-name="T2">Targets</text:span>: <text:span text:style-name="T88">1 target</text:span></text:p>
      <text:p text:style-name="P34"/>
      <text:p text:style-name="P80"><text:span text:style-name="T96">You calculate the optimal attack path to </text:span><text:bookmark text:name="ctl00_RadDrawer1_Content_MainContent_DetailedOutput4"/>ensure your next blow strikes true. The next time you make an attack roll before the end of your turn, roll the attack twice and use the better result. The attack ignores circumstance penalties to the attack roll and any flat check required due to the target being concealed or hidden.</text:p>
      <text:p text:style-name="P80"/>
      <text:p text:style-name="P88">This trick doesn’t provoke opportunity attacks.</text:p>
      <text:h text:style-name="P112" text:outline-level="2"><text:bookmark-start text:name="__RefHeading___Toc18312_31818840018"/>Charging weapon<text:bookmark-end text:name="__RefHeading___Toc18312_31818840018"/></text:h>
      <text:p text:style-name="P80"><text:span text:style-name="T4">Tags</text:span>: <text:span text:style-name="T114">Electronics, </text:span><text:span text:style-name="T160">Electric</text:span></text:p>
      <text:p text:style-name="P36"><text:span text:style-name="T2">Classes</text:span><text:span text:style-name="T30">: </text:span><text:span text:style-name="T32">Artific</text:span><text:span text:style-name="T42">er</text:span></text:p>
      <text:p text:style-name="P36"><text:span text:style-name="T2">Performing tim</text:span><text:span text:style-name="T3">e</text:span><text:span text:style-name="T32">: 2 Actions</text:span></text:p>
      <text:p text:style-name="P36"><text:span text:style-name="T2">Duration</text:span><text:span text:style-name="T30">: </text:span><text:span text:style-name="T42">1 minute</text:span></text:p>
      <text:p text:style-name="P36"><text:span text:style-name="T2">Range</text:span>: <text:span text:style-name="T88">16m</text:span></text:p>
      <text:p text:style-name="P36"><text:span text:style-name="T2">Targets</text:span>: <text:span text:style-name="T88">1 </text:span><text:span text:style-name="T114">weapon</text:span></text:p>
      <text:p text:style-name="P36"/>
      <text:p text:style-name="P35">You create an advanced system that lets to use the energy the weapon creates to deal lightning damage. The chosen weapon deals an additional 1d10 electric damage on a successful Strike.</text:p>
      <text:p text:style-name="P36"/>
      <text:p text:style-name="P36"><text:span text:style-name="T2">Heightened (+1):</text:span> The damage increases by <text:span text:style-name="T114">1d10.</text:span></text:p>
      <text:h text:style-name="P112" text:outline-level="2"><text:bookmark-start text:name="__RefHeading___Toc18312_31818840019"/>Charm<text:bookmark-end text:name="__RefHeading___Toc18312_31818840019"/></text:h>
      <text:p text:style-name="P80"><text:span text:style-name="T4">Tags</text:span>: <text:span text:style-name="T114">Neuroscience, </text:span><text:span text:style-name="T149">Mental, Charm</text:span></text:p>
      <text:p text:style-name="P36"><text:span text:style-name="T2">Classes</text:span><text:span text:style-name="T30">: </text:span><text:span text:style-name="T32">Artificer, </text:span><text:span text:style-name="T42">Augmented, Gravitari</text:span><text:span text:style-name="T43">e</text:span><text:span text:style-name="T42">n</text:span></text:p>
      <text:p text:style-name="P36"><text:span text:style-name="T2">Performing tim</text:span><text:span text:style-name="T3">e</text:span><text:span text:style-name="T32">: 2 Actions</text:span></text:p>
      <text:p text:style-name="P36"><text:span text:style-name="T2">Save</text:span>: <text:span text:style-name="T114">Will</text:span></text:p>
      <text:p text:style-name="P36"><text:span text:style-name="T2">Duration</text:span><text:span text:style-name="T30">: </text:span><text:span text:style-name="T43">1 hour</text:span></text:p>
      <text:p text:style-name="P36"><text:span text:style-name="T2">Range</text:span>: <text:span text:style-name="T88">16m</text:span></text:p>
      <text:p text:style-name="P36"><text:span text:style-name="T2">Targets</text:span>: <text:span text:style-name="T88">1 target</text:span></text:p>
      <text:p text:style-name="P36"/>
      <text:p text:style-name="P36"><text:bookmark text:name="ctl00_RadDrawer1_Content_MainContent_DetailedOutput5"/>To the target, your words are honey and your visage seems bathed in a dreamy haze. It must attempt a Will save, with a +4 circumstance bonus if you or your allies recently threatened it or used hostile actions against it.<text:line-break/><text:soft-page-break/><text:line-break/>You can Dismiss the trick. If you use hostile actions against the target, the trick ends. When the trick ends, the target doesn't necessarily realize it was charmed unless its friendship with you or the actions you convinced it to take clash with its expectations, meaning you could potentially convince the target to continue being your friend via mundane means.<text:line-break/><text:line-break/><text:span text:style-name="T1">Critical Success</text:span> The target is unaffected and aware you tried to charm it.<text:line-break/><text:span text:style-name="T1">Success</text:span> The target is unaffected but thinks your trick was something harmless instead of <text:span text:style-name="T27">charm</text:span>, unless it identifies the trick (see <text:a xlink:type="simple" xlink:href="https://2e.aonprd.com/Rules.aspx?ID=298" text:style-name="Internet_20_link" text:visited-style-name="Visited_20_Internet_20_Link"><text:span text:style-name="T116">Identifying Tricks</text:span></text:a>).<text:line-break/><text:span text:style-name="T1">Failure</text:span> The target's attitude becomes friendly toward you. If it was friendly, it becomes helpful. It can't use hostile actions against you.<text:line-break/><text:span text:style-name="T1">Critical Failure</text:span> The target's attitude becomes helpful toward you, and it can't use hostile actions against you.</text:p>
      <text:p text:style-name="P36"/>
      <text:p text:style-name="P36"><text:span text:style-name="T2">Heightened (</text:span><text:span text:style-name="T18">3rd</text:span><text:span text:style-name="T2">):</text:span> The <text:span text:style-name="T115">duration is the next time you make your daily preparations instead.</text:span></text:p>
      <text:p text:style-name="P37"><text:span text:style-name="T2">Heightened (</text:span><text:span text:style-name="T18">5th</text:span><text:span text:style-name="T2">): </text:span><text:span text:style-name="T30">The </text:span><text:span text:style-name="T43">duration is the next time you make your daily preparations instead and you can target up to 10 creatures.</text:span></text:p>
      <text:h text:style-name="P113" text:outline-level="2"><text:bookmark-start text:name="__RefHeading___Toc18312_31818840020"/>Chilling spray<text:bookmark-end text:name="__RefHeading___Toc18312_31818840020"/></text:h>
      <text:p text:style-name="P81"><text:span text:style-name="T4">Tags</text:span>: <text:span text:style-name="T115">Chemistry, </text:span><text:span text:style-name="T149">Cold</text:span></text:p>
      <text:p text:style-name="P37"><text:span text:style-name="T2">Classes</text:span><text:span text:style-name="T30">: </text:span><text:span text:style-name="T32">Artificer, </text:span><text:span text:style-name="T43">Augmented</text:span></text:p>
      <text:p text:style-name="P37"><text:span text:style-name="T2">Performing tim</text:span><text:span text:style-name="T3">e</text:span><text:span text:style-name="T32">: 2 Actions</text:span></text:p>
      <text:p text:style-name="P37"><text:span text:style-name="T2">Save</text:span>: <text:span text:style-name="T115">Basic Reflex</text:span></text:p>
      <text:p text:style-name="P37"><text:span text:style-name="T2">Duration</text:span><text:span text:style-name="T30">: </text:span><text:span text:style-name="T43">1 minute</text:span></text:p>
      <text:p text:style-name="P37"><text:span text:style-name="T2">Range</text:span>: <text:span text:style-name="T137">16m</text:span></text:p>
      <text:p text:style-name="P156"><text:span text:style-name="T5">Area</text:span><text:span text:style-name="T69">: 4m sphere</text:span></text:p>
      <text:p text:style-name="P37"/>
      <text:p text:style-name="P38">You spray out <text:span text:style-name="T156">freezing </text:span>gas on <text:span text:style-name="T156">your foes</text:span>. On a failed save, the target takes <text:span text:style-name="T157">6d6</text:span> cold damage and it takes a status penalty to its speeds equal to 4m, or 8m on a critical failure.</text:p>
      <text:p text:style-name="P37"/>
      <text:p text:style-name="P37"><text:span text:style-name="T10">Heightened (+1):</text:span><text:span text:style-name="T43"> The damage increases by 4d</text:span><text:span text:style-name="T71">12.</text:span></text:p>
      <text:h text:style-name="P113" text:outline-level="2"><text:bookmark-start text:name="__RefHeading___Toc18312_31818840021"/>Command<text:bookmark-end text:name="__RefHeading___Toc18312_31818840021"/></text:h>
      <text:p text:style-name="P81"><text:span text:style-name="T4">Tags</text:span>: <text:span text:style-name="T115">Neuroscience, </text:span><text:span text:style-name="T149">Mental, Charm</text:span></text:p>
      <text:p text:style-name="P37"><text:span text:style-name="T2">Classes</text:span><text:span text:style-name="T30">: </text:span><text:span text:style-name="T32">Artificer, </text:span><text:span text:style-name="T43">Gravitarian</text:span></text:p>
      <text:p text:style-name="P37"><text:span text:style-name="T2">Performing tim</text:span><text:span text:style-name="T3">e</text:span><text:span text:style-name="T32">: 2 Actions</text:span></text:p>
      <text:p text:style-name="P37"><text:soft-page-break/><text:span text:style-name="T2">Save</text:span>: <text:span text:style-name="T115">Will</text:span></text:p>
      <text:p text:style-name="P37"><text:span text:style-name="T2">Duration</text:span><text:span text:style-name="T30">: </text:span><text:span text:style-name="T44">Until the end of the target’s next turn</text:span></text:p>
      <text:p text:style-name="P37"><text:span text:style-name="T2">Range</text:span>: <text:span text:style-name="T88">16m</text:span></text:p>
      <text:p text:style-name="P37"><text:span text:style-name="T2">Targets</text:span>: <text:span text:style-name="T88">1 target</text:span></text:p>
      <text:p text:style-name="P37"/>
      <text:p text:style-name="P37"><text:bookmark text:name="ctl00_RadDrawer1_Content_MainContent_DetailedOutput6"/>You shout a command that's hard to ignore. You can command the target to approach you, run away (as if it had the fleeing condition), release what it's holding, drop prone, or stand in place. It can't Delay or take any reactions until it has obeyed your command. The effects depend on the target's Will save.</text:p>
      <text:p text:style-name="P37"><text:bookmark text:name="ctl00_RadDrawer1_Content_MainContent_DetailedOutput7"/><text:line-break/><text:span text:style-name="T1">Success</text:span> The creature is unaffected.<text:line-break/><text:span text:style-name="T1">Failure</text:span> For the first action on its next turn, the creature must use a single action to do as you command.<text:line-break/><text:span text:style-name="T1">Critical Failure</text:span> The target must use all its actions on its next turn to obey your command.</text:p>
      <text:p text:style-name="P37"/>
      <text:p text:style-name="P37"><text:span text:style-name="T10">Heightened (</text:span><text:span text:style-name="T11">3rd</text:span><text:span text:style-name="T10">):</text:span><text:span text:style-name="T43"> </text:span><text:span text:style-name="T44">You can target up to 10 creatures instead.</text:span></text:p>
      <text:h text:style-name="P114" text:outline-level="2"><text:bookmark-start text:name="__RefHeading___Toc18312_31818840022"/>Construct drone<text:bookmark-end text:name="__RefHeading___Toc18312_31818840022"/></text:h>
      <text:p text:style-name="P82"><text:span text:style-name="T4">Tags</text:span>: <text:span text:style-name="T118">Robotics, </text:span><text:span text:style-name="T149">Construction</text:span></text:p>
      <text:p text:style-name="P39"><text:span text:style-name="T2">Classes</text:span><text:span text:style-name="T30">: </text:span><text:span text:style-name="T32">Artificer</text:span></text:p>
      <text:p text:style-name="P39"><text:span text:style-name="T2">Performing tim</text:span><text:span text:style-name="T3">e</text:span><text:span text:style-name="T32">: 2 Actions</text:span></text:p>
      <text:p text:style-name="P39"><text:span text:style-name="T2">Duration</text:span><text:span text:style-name="T30">: </text:span><text:span text:style-name="T45">1 minute </text:span><text:span text:style-name="T78">(sustained)</text:span></text:p>
      <text:p text:style-name="P39"><text:span text:style-name="T2">Range</text:span>: <text:span text:style-name="T88">16m</text:span></text:p>
      <text:p text:style-name="P39"><text:span text:style-name="T2">Targets</text:span>: <text:span text:style-name="T88">1 target</text:span></text:p>
      <text:p text:style-name="P39"/>
      <text:p text:style-name="P39"><text:bookmark text:name="ctl00_RadDrawer1_Content_MainContent_DetailedOutput8"/>You <text:span text:style-name="T119">create</text:span> a common creature that has the <text:span text:style-name="T117">drone</text:span> trait and whose level is <text:span text:style-name="T119">0</text:span>, such as those below. Heightening the spell increases the maximum level of creature you can summon.</text:p>
      <text:p text:style-name="P39"/>
      <text:p text:style-name="P39"><text:span text:style-name="T11">Heightened (</text:span><text:span text:style-name="T12">2nd</text:span><text:span text:style-name="T11">):</text:span><text:span text:style-name="T44"> </text:span><text:span text:style-name="T45">Level 3</text:span></text:p>
      <text:p text:style-name="P40"><text:span text:style-name="T11">Heightened (</text:span><text:span text:style-name="T13">3rd</text:span><text:span text:style-name="T11">):</text:span><text:span text:style-name="T44"> </text:span><text:span text:style-name="T45">Level </text:span><text:span text:style-name="T46">5</text:span></text:p>
      <text:p text:style-name="P41"><text:span text:style-name="T11">Heightened (</text:span><text:span text:style-name="T14">4th)</text:span><text:span text:style-name="T11">:</text:span><text:span text:style-name="T44"> </text:span><text:span text:style-name="T45">Level </text:span><text:span text:style-name="T46">9</text:span></text:p>
      <text:p text:style-name="P41"><text:span text:style-name="T11">Heightened (</text:span><text:span text:style-name="T14">5th</text:span><text:span text:style-name="T11">):</text:span><text:span text:style-name="T44"> </text:span><text:span text:style-name="T45">Level </text:span><text:span text:style-name="T46">1</text:span><text:span text:style-name="T73">2</text:span></text:p>
      <text:p text:style-name="P41"><text:span text:style-name="T11">Heightened (</text:span><text:span text:style-name="T14">6th</text:span><text:span text:style-name="T11">):</text:span><text:span text:style-name="T44"> </text:span><text:span text:style-name="T45">Level </text:span><text:span text:style-name="T46">16</text:span></text:p>
      <text:h text:style-name="P115" text:outline-level="2"><text:bookmark-start text:name="__RefHeading___Toc18312_31818840023"/>Create vehicle<text:bookmark-end text:name="__RefHeading___Toc18312_31818840023"/></text:h>
      <text:p text:style-name="P83"><text:span text:style-name="T4">Tags</text:span>: <text:span text:style-name="T120">Robotics, </text:span><text:span text:style-name="T164">Craft</text:span></text:p>
      <text:p text:style-name="P42"><text:span text:style-name="T2">Classes</text:span><text:span text:style-name="T30">: </text:span><text:span text:style-name="T32">Artificer</text:span></text:p>
      <text:p text:style-name="P42"><text:soft-page-break/><text:span text:style-name="T2">Performing tim</text:span><text:span text:style-name="T3">e</text:span><text:span text:style-name="T32">: </text:span><text:span text:style-name="T48">1 minute</text:span></text:p>
      <text:p text:style-name="P42"><text:span text:style-name="T2">Duration</text:span><text:span text:style-name="T30">: </text:span><text:span text:style-name="T47">1 hour</text:span></text:p>
      <text:p text:style-name="P42"><text:span text:style-name="T2">Range</text:span>: <text:span text:style-name="T88">16m</text:span></text:p>
      <text:p text:style-name="P42"><text:span text:style-name="T2">Targets</text:span>: <text:span text:style-name="T88">1 target</text:span></text:p>
      <text:p text:style-name="P42"/>
      <text:p text:style-name="P43">You <text:span text:style-name="T121">quickly craft a temporary </text:span><text:span text:style-name="T122">vehicle to travel faster. The vehicle you create has room for up to 6 creatures, and moves at a speed of 100 km/h on land or water (your choice when you create the vehicle. At the end of the duration, the motor of the vehicle stops working, but the rest remains. </text:span></text:p>
      <text:p text:style-name="P42"/>
      <text:p text:style-name="P42"><text:span text:style-name="T14">Heightened (</text:span><text:span text:style-name="T15">2nd</text:span><text:span text:style-name="T14">):</text:span><text:span text:style-name="T46"> The d</text:span><text:span text:style-name="T49">uration is 24 hours and the vehicle can go on land and over and under water.</text:span></text:p>
      <text:p text:style-name="P18">Heightened (3rd)<text:span text:style-name="T30">: As 2nd level, but the vehicle can fly up to 300km/h.</text:span></text:p>
      <text:p text:style-name="P18">Heightened (4th)<text:span text:style-name="T30">: As 3rd</text:span><text:span text:style-name="T112"> </text:span><text:span text:style-name="T30">level, but the duration is 1 week.</text:span></text:p>
      <text:p text:style-name="P18">Heightened (5th)<text:span text:style-name="T30">: As 4th level, but the Trick is permanent.</text:span></text:p>
      <text:h text:style-name="P116" text:outline-level="2"><text:bookmark-start text:name="__RefHeading___Toc18312_31818840024"/>Create water<text:bookmark-end text:name="__RefHeading___Toc18312_31818840024"/></text:h>
      <text:p text:style-name="P84"><text:span text:style-name="T4">Tags</text:span>: <text:span text:style-name="T134">Chemistry, </text:span><text:span text:style-name="T149">Transmutation</text:span></text:p>
      <text:p text:style-name="P44"><text:span text:style-name="T2">Classes</text:span><text:span text:style-name="T30">: </text:span><text:span text:style-name="T32">Artificer, </text:span><text:span text:style-name="T50">Augmented</text:span></text:p>
      <text:p text:style-name="P44"><text:span text:style-name="T2">Performing tim</text:span><text:span text:style-name="T3">e</text:span><text:span text:style-name="T32">: 2 Actions</text:span></text:p>
      <text:p text:style-name="P44"><text:span text:style-name="T2">Duration</text:span><text:span text:style-name="T30">: </text:span><text:span text:style-name="T32">Instant</text:span><text:span text:style-name="T33">aneous</text:span></text:p>
      <text:p text:style-name="P44"><text:span text:style-name="T2">Range</text:span>: <text:span text:style-name="T88">16m</text:span></text:p>
      <text:p text:style-name="P44"><text:span text:style-name="T2">Targets</text:span>: <text:span text:style-name="T135">30 kg of matter</text:span></text:p>
      <text:p text:style-name="P44"/>
      <text:p text:style-name="P45">You change 30kg of matter into drinkable water.</text:p>
      <text:p text:style-name="P44"/>
      <text:p text:style-name="P19"><text:span text:style-name="T123">Heightened (+1):</text:span><text:span text:style-name="T30"> </text:span><text:span text:style-name="T51">You can change an additional 50 kg of matter into drinkable water.</text:span></text:p>
      <text:h text:style-name="P117" text:outline-level="2"><text:bookmark-start text:name="__RefHeading___Toc18312_31818840025"/>Detect electronics<text:bookmark-end text:name="__RefHeading___Toc18312_31818840025"/></text:h>
      <text:p text:style-name="P85"><text:span text:style-name="T4">Tags</text:span>: <text:span text:style-name="T136">Electronics, </text:span><text:span text:style-name="T148">Detection</text:span></text:p>
      <text:p text:style-name="P46"><text:span text:style-name="T2">Classes</text:span><text:span text:style-name="T30">: </text:span><text:span text:style-name="T32">Artificer, </text:span><text:span text:style-name="T52">Augmented</text:span></text:p>
      <text:p text:style-name="P46"><text:span text:style-name="T2">Performing tim</text:span><text:span text:style-name="T3">e</text:span><text:span text:style-name="T32">: 2 Actions</text:span></text:p>
      <text:p text:style-name="P46"><text:span text:style-name="T2">Duration</text:span><text:span text:style-name="T30">: </text:span><text:span text:style-name="T32">Instant</text:span><text:span text:style-name="T33">aneous</text:span></text:p>
      <text:p text:style-name="P46"><text:span text:style-name="T2">Range</text:span>: <text:span text:style-name="T151">30</text:span><text:span text:style-name="T136">m emanation</text:span></text:p>
      <text:p text:style-name="P46"/>
      <text:p text:style-name="P47">You instantly detect if there are any electronic circuits within range, including creatures with the construct type. You also learn their location and type.</text:p>
      <text:p text:style-name="P46"/>
      <text:p text:style-name="P160"><text:span text:style-name="T124">Heightened (+1):</text:span><text:span text:style-name="T51"> The </text:span><text:span text:style-name="T53">range increases by 100m.</text:span></text:p>
      <text:h text:style-name="P135" text:outline-level="2"><text:bookmark-start text:name="__RefHeading___Toc18312_318188400375"/><text:soft-page-break/>Earth ripple<text:bookmark-end text:name="__RefHeading___Toc18312_318188400375"/></text:h>
      <text:p text:style-name="P205"><text:span text:style-name="T4">Tags</text:span>: <text:span text:style-name="T158">Physics, </text:span><text:span text:style-name="T160">Earth</text:span></text:p>
      <text:p text:style-name="P171"><text:span text:style-name="T2">Classes</text:span><text:span text:style-name="T30">: </text:span><text:span text:style-name="T71">Augmented</text:span></text:p>
      <text:p text:style-name="P171"><text:span text:style-name="T2">Performing tim</text:span><text:span text:style-name="T3">e</text:span><text:span text:style-name="T32">: 2 Actions</text:span></text:p>
      <text:p text:style-name="P171"><text:span text:style-name="T2">Save</text:span>: <text:span text:style-name="T158">Basic Reflex</text:span></text:p>
      <text:p text:style-name="P171"><text:span text:style-name="T2">Duration</text:span><text:span text:style-name="T30">: </text:span><text:span text:style-name="T71">1 minute</text:span></text:p>
      <text:p text:style-name="P171"><text:span text:style-name="T2">Range</text:span>: <text:span text:style-name="T158">4m emanation</text:span></text:p>
      <text:p text:style-name="P171"/>
      <text:p text:style-name="P172">You stomp the ground in a way that causes sharp spikes to rise from the ground around you. Each creature that fails it’s save <text:span text:style-name="T159">takes 4d10 piercing damage. On a critical failure, a target is also impaled on a spike (in addition to dealing double damage). This causes the creatures speed to become 0 until it uses an action with the interact and manipulate traits to get away from the spike. </text:span></text:p>
      <text:p text:style-name="P172"/>
      <text:p text:style-name="P173">The area in which this trick was performed becomes difficult terrain for the duration.</text:p>
      <text:p text:style-name="P171"/>
      <text:p text:style-name="P161"><text:span text:style-name="T132">Heightened (+1):</text:span><text:span text:style-name="T53"> The damage increases by </text:span><text:span text:style-name="T72">4d10.</text:span></text:p>
      <text:h text:style-name="P141" text:outline-level="2" text:is-list-header="true"><text:bookmark-start text:name="__RefHeading___Toc18312_3181884003715"/>Energy thrust<text:bookmark-end text:name="__RefHeading___Toc18312_3181884003715"/></text:h>
      <text:p text:style-name="P211"><text:span text:style-name="T4">Tags</text:span>: <text:span text:style-name="T165">Physics, Fire, Electric, Cold, Bludgeoning, Sonic</text:span></text:p>
      <text:p text:style-name="P188"><text:span text:style-name="T2">Classes</text:span><text:span text:style-name="T30">: </text:span><text:span text:style-name="T80">Augmented, </text:span><text:span text:style-name="T79">Gravitarian</text:span></text:p>
      <text:p text:style-name="P188"><text:span text:style-name="T2">Performing tim</text:span><text:span text:style-name="T3">e</text:span><text:span text:style-name="T32">: 2 Actions</text:span></text:p>
      <text:p text:style-name="P188"><text:span text:style-name="T2">Save</text:span>: <text:span text:style-name="T165">Basic Reflex</text:span></text:p>
      <text:p text:style-name="P188"><text:span text:style-name="T2">Duration</text:span><text:span text:style-name="T30">: </text:span><text:span text:style-name="T32">Instant</text:span><text:span text:style-name="T33">aneous</text:span></text:p>
      <text:p text:style-name="P188"><text:span text:style-name="T2">Range</text:span>: <text:span text:style-name="T165">8m cone</text:span></text:p>
      <text:p text:style-name="P188"/>
      <text:p text:style-name="P190">You launch energy forward to damage your foes. Each creature that failed its Reflex save takes 4d12 Fire, Electric, Cold, Sonic, or Bludgeoning damage(Your choice when you performed this trick).</text:p>
      <text:p text:style-name="P188"/>
      <text:p text:style-name="P166"><text:span text:style-name="T133">Heightened (+1):</text:span><text:span text:style-name="T72"> The damage increases by </text:span><text:span text:style-name="T79">4d12</text:span></text:p>
      <text:h text:style-name="P118" text:outline-level="2"><text:bookmark-start text:name="__RefHeading___Toc18312_31818840026"/>Enhance strength<text:bookmark-end text:name="__RefHeading___Toc18312_31818840026"/></text:h>
      <text:p text:style-name="P86"><text:span text:style-name="T4">Tags</text:span>: Biology, <text:span text:style-name="T148">Evolution</text:span></text:p>
      <text:p text:style-name="P48"><text:span text:style-name="T2">Classes</text:span><text:span text:style-name="T30">: </text:span><text:span text:style-name="T32">Artificer</text:span></text:p>
      <text:p text:style-name="P48"><text:span text:style-name="T2">Performing tim</text:span><text:span text:style-name="T3">e</text:span><text:span text:style-name="T32">: 2 Actions</text:span></text:p>
      <text:p text:style-name="P48"><text:span text:style-name="T2">Duration</text:span><text:span text:style-name="T30">: </text:span><text:span text:style-name="T53">1 minute</text:span></text:p>
      <text:p text:style-name="P48"><text:span text:style-name="T2">Range</text:span>: <text:span text:style-name="T88">16m</text:span></text:p>
      <text:p text:style-name="P48"><text:span text:style-name="T2">Targets</text:span>: <text:span text:style-name="T88">1 </text:span><text:span text:style-name="T138">willing creature</text:span></text:p>
      <text:p text:style-name="P48"><text:soft-page-break/></text:p>
      <text:p text:style-name="P49">You create an exoskeleton that enhances a creature’s strength. The targeted creature gain a +2 status bonus to it’s strength modifier.</text:p>
      <text:p text:style-name="P48"/>
      <text:p text:style-name="P20"><text:span text:style-name="T123">Heightened (+1):</text:span><text:span text:style-name="T30"> The </text:span><text:span text:style-name="T54">status bonus increases by +1.</text:span></text:p>
      <text:h text:style-name="P119" text:outline-level="2"><text:bookmark-start text:name="__RefHeading___Toc18312_31818840027"/>Fast repair<text:bookmark-end text:name="__RefHeading___Toc18312_31818840027"/></text:h>
      <text:p text:style-name="P87"><text:span text:style-name="T4">Tags</text:span>: <text:span text:style-name="T139">Electronics, </text:span><text:span text:style-name="T148">Repair</text:span></text:p>
      <text:p text:style-name="P50"><text:span text:style-name="T2">Classes</text:span><text:span text:style-name="T30">: </text:span><text:span text:style-name="T32">Artificer</text:span></text:p>
      <text:p text:style-name="P50"><text:span text:style-name="T2">Performing tim</text:span><text:span text:style-name="T3">e</text:span><text:span text:style-name="T32">: 2 Actions</text:span></text:p>
      <text:p text:style-name="P50"><text:span text:style-name="T2">Duration</text:span><text:span text:style-name="T30">: </text:span><text:span text:style-name="T32">Instant</text:span><text:span text:style-name="T33">aneous</text:span></text:p>
      <text:p text:style-name="P50"><text:span text:style-name="T2">Range</text:span>: <text:span text:style-name="T88">16m</text:span></text:p>
      <text:p text:style-name="P50"><text:span text:style-name="T2">Targets</text:span>: <text:span text:style-name="T88">1 </text:span><text:span text:style-name="T139">damaged electrical object or construct</text:span></text:p>
      <text:p text:style-name="P50"/>
      <text:p text:style-name="P49">You quickly repair a damaged electric item. It regains 6d8 hit points. If this heals the object back to full health, it shows no sign of having been damaged.</text:p>
      <text:p text:style-name="P50"/>
      <text:p text:style-name="P21"><text:span text:style-name="T125">Heightened (+1):</text:span><text:span text:style-name="T54"> </text:span><text:span text:style-name="T55">The healing increases by 6d8.</text:span></text:p>
      <text:h text:style-name="P120" text:outline-level="2"><text:bookmark-start text:name="__RefHeading___Toc18312_31818840028"/>Fear<text:bookmark-end text:name="__RefHeading___Toc18312_31818840028"/></text:h>
      <text:p text:style-name="P90"><text:span text:style-name="T4">Tags</text:span>: <text:span text:style-name="T140">Neuroscience, </text:span><text:span text:style-name="T148">Fear, </text:span><text:span text:style-name="T149">Mental</text:span></text:p>
      <text:p text:style-name="P51"><text:span text:style-name="T2">Classes</text:span><text:span text:style-name="T30">: </text:span><text:span text:style-name="T32">Artificer, </text:span><text:span text:style-name="T55">Augmented, Gravitarian</text:span></text:p>
      <text:p text:style-name="P51"><text:span text:style-name="T2">Performing tim</text:span><text:span text:style-name="T3">e</text:span><text:span text:style-name="T32">: 2 Actions</text:span></text:p>
      <text:p text:style-name="P51"><text:span text:style-name="T2">Save</text:span>: <text:span text:style-name="T140">Will</text:span></text:p>
      <text:p text:style-name="P51"><text:span text:style-name="T2">Duration</text:span><text:span text:style-name="T30">: </text:span><text:span text:style-name="T55">1 minute</text:span></text:p>
      <text:p text:style-name="P51"><text:span text:style-name="T2">Range</text:span>: <text:span text:style-name="T88">16m</text:span></text:p>
      <text:p text:style-name="P51"><text:span text:style-name="T2">Targets</text:span>: <text:span text:style-name="T88">1 </text:span><text:span text:style-name="T140">creature</text:span></text:p>
      <text:p text:style-name="P51"/>
      <text:p text:style-name="P52">You manipulate a creature’s neurons to incite fear in it.</text:p>
      <text:p text:style-name="P52"/>
      <text:p text:style-name="P23">Critical success: <text:span text:style-name="T30">The target is unaffected</text:span></text:p>
      <text:p text:style-name="P23">Success<text:span text:style-name="T30">: The target is frightened 1</text:span></text:p>
      <text:p text:style-name="P23">Failure: <text:span text:style-name="T30">The target is frightened 2</text:span></text:p>
      <text:p text:style-name="P23">Critical failure: <text:span text:style-name="T30">The target is frightened 3 and fleeing (1 round)</text:span></text:p>
      <text:p text:style-name="P51"/>
      <text:p text:style-name="P162"><text:span text:style-name="T126">Heightened (+1):</text:span><text:span text:style-name="T55"> The damage increases by 2d</text:span></text:p>
      <text:h text:style-name="P141" text:outline-level="2"><text:bookmark-start text:name="__RefHeading___Toc18312_3181884003716"/><text:soft-page-break/>Force push<text:bookmark-end text:name="__RefHeading___Toc18312_3181884003716"/></text:h>
      <text:p text:style-name="P211"><text:span text:style-name="T4">Tags</text:span>: <text:span text:style-name="T165">Physics, Gravity, Bludgeoning</text:span></text:p>
      <text:p text:style-name="P188"><text:span text:style-name="T2">Classes</text:span><text:span text:style-name="T30">: </text:span><text:span text:style-name="T79">Gravitarian</text:span></text:p>
      <text:p text:style-name="P188"><text:span text:style-name="T2">Performing tim</text:span><text:span text:style-name="T3">e</text:span><text:span text:style-name="T32">: 2 Actions</text:span></text:p>
      <text:p text:style-name="P188"><text:span text:style-name="T2">Save</text:span>: <text:span text:style-name="T166">Fortitude</text:span></text:p>
      <text:p text:style-name="P188"><text:span text:style-name="T2">Duration</text:span><text:span text:style-name="T30">: </text:span><text:span text:style-name="T32">Instant</text:span><text:span text:style-name="T33">aneous</text:span></text:p>
      <text:p text:style-name="P188"><text:span text:style-name="T2">Range</text:span>: <text:span text:style-name="T166">Varies</text:span></text:p>
      <text:p text:style-name="P188"><text:span text:style-name="T2">Targets</text:span>: <text:span text:style-name="T166">Varies</text:span></text:p>
      <text:p text:style-name="P188"/>
      <text:p text:style-name="P191">You channel the force for a destructive attack. The number of actions you use when casting the Trick determines it’s damage, range, area and other parameters.</text:p>
      <text:p text:style-name="P191"/>
      <text:p text:style-name="P191">1 Actions: A creature within 12m takes 3d6 Bludgeoning damage on a failure and is pushed 2m (or 4m on a critical failure) directly away from you.</text:p>
      <text:p text:style-name="P191"/>
      <text:p text:style-name="P192"><text:span text:style-name="T166">2 Actions: A creature within 12m of you takes 6d6 Bludgeoning damage and is pushed 4m (or 8m on a critical failure) directly away from you, taking an additional 2d6 bludgeoning damage if it hits an object.</text:span></text:p>
      <text:p text:style-name="P192"/>
      <text:p text:style-name="P191">3 Actions: <text:span text:style-name="T167">Each creature in a 10m emanation takes 4d6 bludgeoning damage and is pushed 8m away (or 12m on a critical failure), taking an additional 2d6 damage if it hits an object.</text:span></text:p>
      <text:p text:style-name="P192"/>
      <text:p text:style-name="P166"><text:span text:style-name="T126">Heightened (+1):</text:span><text:span text:style-name="T55"> The damage increases by 2</text:span></text:p>
      <text:h text:style-name="P136" text:outline-level="2"><text:bookmark-start text:name="__RefHeading___Toc18312_318188400376"/>Form armor<text:bookmark-end text:name="__RefHeading___Toc18312_318188400376"/></text:h>
      <text:p text:style-name="P206"><text:span text:style-name="T4">Tags</text:span>: Biology, <text:span text:style-name="T160">Craft</text:span></text:p>
      <text:p text:style-name="P174"><text:span text:style-name="T2">Classes</text:span><text:span text:style-name="T30">: </text:span><text:span text:style-name="T32">A</text:span><text:span text:style-name="T72">ugmented</text:span></text:p>
      <text:p text:style-name="P174"><text:span text:style-name="T2">Performing tim</text:span><text:span text:style-name="T3">e</text:span><text:span text:style-name="T32">: </text:span><text:span text:style-name="T72">1 reaction (When you would be hit by an attack)</text:span></text:p>
      <text:p text:style-name="P174"><text:span text:style-name="T2">Duration</text:span><text:span text:style-name="T30">: </text:span><text:span text:style-name="T72">Until the start of your next turn</text:span></text:p>
      <text:p text:style-name="P174"><text:span text:style-name="T2">Range</text:span>: <text:span text:style-name="T88">16m</text:span></text:p>
      <text:p text:style-name="P174"><text:span text:style-name="T2">Targets</text:span>: <text:span text:style-name="T159">Self</text:span></text:p>
      <text:p text:style-name="P174"/>
      <text:p text:style-name="P173">You quickly create a protective sheet of armor around yourself to shield yourself against an attack. You gain + 3 status bonus to AC, including against the triggering attack, potentially causing it to miss.</text:p>
      <text:p text:style-name="P173"/>
      <text:p text:style-name="P179">This trick doesn’t provoke opportunity attacks.</text:p>
      <text:p text:style-name="P174"/>
      <text:p text:style-name="P163"><text:soft-page-break/><text:span text:style-name="T126">Heightened (+1):</text:span><text:span text:style-name="T55"> The </text:span><text:span text:style-name="T73">status bonus increases by +1.</text:span></text:p>
      <text:h text:style-name="P121" text:outline-level="2"><text:bookmark-start text:name="__RefHeading___Toc18312_31818840029"/>Fleet step<text:bookmark-end text:name="__RefHeading___Toc18312_31818840029"/></text:h>
      <text:p text:style-name="P90"><text:span text:style-name="T4">Tags</text:span>: Biology, <text:span text:style-name="T148">Evolution</text:span></text:p>
      <text:p text:style-name="P51"><text:span text:style-name="T2">Classes</text:span><text:span text:style-name="T30">: </text:span><text:span text:style-name="T32">Artificer</text:span></text:p>
      <text:p text:style-name="P51"><text:span text:style-name="T2">Performing tim</text:span><text:span text:style-name="T3">e</text:span><text:span text:style-name="T32">: 2 Actions</text:span></text:p>
      <text:p text:style-name="P51"><text:span text:style-name="T2">Duration</text:span><text:span text:style-name="T30">: </text:span><text:span text:style-name="T56">10 minutes</text:span></text:p>
      <text:p text:style-name="P51"><text:span text:style-name="T2">Range</text:span>: <text:span text:style-name="T88">16m</text:span></text:p>
      <text:p text:style-name="P51"><text:span text:style-name="T2">Targets</text:span>: <text:span text:style-name="T88">1 </text:span><text:span text:style-name="T141">willing creature</text:span></text:p>
      <text:p text:style-name="P51"/>
      <text:p text:style-name="P53">For the duration a willing creature can move faster. It gains a +4m circumstance bonus to its speeds, and its leaving a square inside an enemy’s reach doesn’t provoke opportunity actions.</text:p>
      <text:p text:style-name="P51"/>
      <text:p text:style-name="P162"><text:span text:style-name="T126">Heightened (+1):</text:span><text:span text:style-name="T55"> The </text:span><text:span text:style-name="T57">circumstance bonus increases by 4m.</text:span></text:p>
      <text:h text:style-name="P137" text:outline-level="2" text:is-list-header="true"><text:bookmark-start text:name="__RefHeading___Toc18312_318188400377"/>Fungal reanimation<text:bookmark-end text:name="__RefHeading___Toc18312_318188400377"/></text:h>
      <text:p text:style-name="P207"><text:span text:style-name="T4">Tags</text:span>: Biology, <text:span text:style-name="T160">Fungi</text:span></text:p>
      <text:p text:style-name="P175"><text:span text:style-name="T2">Classes</text:span><text:span text:style-name="T30">: </text:span><text:span text:style-name="T32">Artificer, </text:span><text:span text:style-name="T73">Augmented</text:span></text:p>
      <text:p text:style-name="P175"><text:span text:style-name="T2">Performing tim</text:span><text:span text:style-name="T3">e</text:span><text:span text:style-name="T32">: 2 Actions</text:span></text:p>
      <text:p text:style-name="P175"><text:span text:style-name="T2">Duration</text:span><text:span text:style-name="T30">: </text:span><text:span text:style-name="T73">1 hour</text:span></text:p>
      <text:p text:style-name="P175"><text:span text:style-name="T2">Range</text:span>: <text:span text:style-name="T88">16m</text:span></text:p>
      <text:p text:style-name="P175"><text:span text:style-name="T2">Targets</text:span>: <text:span text:style-name="T88">1 </text:span><text:span text:style-name="T160">corpse</text:span></text:p>
      <text:p text:style-name="P175"/>
      <text:p text:style-name="P176">You infect a target with a rare type of fungi that takes over the brain and reanimates the corpse as a Fungal undead (see Aliens) under your control. It immediately rises up from the ground as a Fungal undead of level 0 or lower and becomes a minion under your control. Heightening the spell increases the maximum level of the Fungal undead. </text:p>
      <text:p text:style-name="P176"/>
      <text:p text:style-name="P175"><text:span text:style-name="T11">Heightened (</text:span><text:span text:style-name="T12">2nd</text:span><text:span text:style-name="T11">):</text:span><text:span text:style-name="T44"> </text:span><text:span text:style-name="T45">Level 3</text:span></text:p>
      <text:p text:style-name="P175"><text:span text:style-name="T11">Heightened (</text:span><text:span text:style-name="T13">3rd</text:span><text:span text:style-name="T11">):</text:span><text:span text:style-name="T44"> </text:span><text:span text:style-name="T45">Level </text:span><text:span text:style-name="T46">5</text:span></text:p>
      <text:p text:style-name="P175"><text:span text:style-name="T11">Heightened (</text:span><text:span text:style-name="T14">4th)</text:span><text:span text:style-name="T11">:</text:span><text:span text:style-name="T44"> </text:span><text:span text:style-name="T45">Level </text:span><text:span text:style-name="T46">9</text:span></text:p>
      <text:p text:style-name="P175"><text:span text:style-name="T11">Heightened (</text:span><text:span text:style-name="T14">5th</text:span><text:span text:style-name="T11">):</text:span><text:span text:style-name="T44"> </text:span><text:span text:style-name="T45">Level </text:span><text:span text:style-name="T46">1</text:span><text:span text:style-name="T73">2</text:span></text:p>
      <text:p text:style-name="P176"><text:span text:style-name="T11">Heightened (</text:span><text:span text:style-name="T14">6th</text:span><text:span text:style-name="T11">):</text:span><text:span text:style-name="T44"> </text:span><text:span text:style-name="T45">Level </text:span><text:span text:style-name="T46">16</text:span></text:p>
      <text:p text:style-name="P176"><text:span text:style-name="T46"/></text:p>
      <text:h text:style-name="P122" text:outline-level="2"><text:bookmark-start text:name="__RefHeading___Toc18312_31818840030"/>Gravitational armor<text:bookmark-end text:name="__RefHeading___Toc18312_31818840030"/></text:h>
      <text:p text:style-name="P91"><text:span text:style-name="T4">Tags</text:span>: <text:span text:style-name="T142">Physics, </text:span><text:span text:style-name="T148">Gravity</text:span></text:p>
      <text:p text:style-name="P54"><text:soft-page-break/><text:span text:style-name="T2">Classes</text:span><text:span text:style-name="T30">: </text:span><text:span text:style-name="T32">Artificer, </text:span><text:span text:style-name="T58">Gravitarian</text:span></text:p>
      <text:p text:style-name="P54"><text:span text:style-name="T2">Performing tim</text:span><text:span text:style-name="T3">e</text:span><text:span text:style-name="T32">: 2 Actions</text:span></text:p>
      <text:p text:style-name="P54"><text:span text:style-name="T2">Duration</text:span><text:span text:style-name="T30">: </text:span><text:span text:style-name="T58">8 hours</text:span></text:p>
      <text:p text:style-name="P54"><text:span text:style-name="T2">Range</text:span>: <text:span text:style-name="T142">16m</text:span></text:p>
      <text:p text:style-name="P54"><text:span text:style-name="T2">Targets</text:span>: <text:span text:style-name="T142">1 willing creature</text:span></text:p>
      <text:p text:style-name="P54"/>
      <text:p text:style-name="P55">You surround a create with gravitational armor that repels attacks. The chosen creature’s <text:span text:style-name="T143">Base </text:span>AC becomes <text:span text:style-name="T144">7</text:span><text:span text:style-name="T143">, regardless of the armor it is wearing.</text:span></text:p>
      <text:p text:style-name="P54"/>
      <text:p text:style-name="P164"><text:span text:style-name="T127">Heightened (+</text:span><text:span text:style-name="T129">2</text:span><text:span text:style-name="T127">):</text:span><text:span text:style-name="T57"> The </text:span><text:span text:style-name="T59">Base AC increases by 1.</text:span></text:p>
      <text:h text:style-name="P138" text:outline-level="2"><text:bookmark-start text:name="__RefHeading___Toc18312_318188400378"/>Gust of wind<text:bookmark-end text:name="__RefHeading___Toc18312_318188400378"/></text:h>
      <text:p text:style-name="P208"><text:span text:style-name="T4">Tags</text:span>: <text:span text:style-name="T161">Physics, Air</text:span></text:p>
      <text:p text:style-name="P177"><text:span text:style-name="T2">Classes</text:span><text:span text:style-name="T30">: </text:span><text:span text:style-name="T32">A</text:span><text:span text:style-name="T74">ugmented</text:span></text:p>
      <text:p text:style-name="P177"><text:span text:style-name="T2">Performing tim</text:span><text:span text:style-name="T3">e</text:span><text:span text:style-name="T32">: 2 Actions</text:span></text:p>
      <text:p text:style-name="P177"><text:span text:style-name="T2">Save</text:span>: <text:span text:style-name="T161">Strength</text:span></text:p>
      <text:p text:style-name="P177"><text:span text:style-name="T2">Duration</text:span><text:span text:style-name="T30">: </text:span><text:span text:style-name="T74">1 minute</text:span></text:p>
      <text:p text:style-name="P177"><text:span text:style-name="T2">Range</text:span>: <text:span text:style-name="T161">4m emanation</text:span></text:p>
      <text:p text:style-name="P177"/>
      <text:p text:style-name="P179">Wind flows out from you and pushes back your foes. The area becomes difficult terrain for the duration and any creature that starts it’s turn must make Strength saving throw or be pushed out of the area, taking the shortest path possible. </text:p>
      <text:p text:style-name="P179"/>
      <text:p text:style-name="P179">This Trick doesn’t provoke opportunity attacks</text:p>
      <text:h text:style-name="P142" text:outline-level="2"><text:bookmark-start text:name="__RefHeading___Toc18312_3181884003717"/>Harm<text:bookmark-end text:name="__RefHeading___Toc18312_3181884003717"/></text:h>
      <text:p text:style-name="P212"><text:span text:style-name="T4">Tags</text:span>: Biology, <text:span text:style-name="T170">Aging</text:span></text:p>
      <text:p text:style-name="P193"><text:span text:style-name="T2">Classes</text:span><text:span text:style-name="T30">: </text:span><text:span text:style-name="T82">Gravitarian</text:span></text:p>
      <text:p text:style-name="P193"><text:span text:style-name="T2">Performing tim</text:span><text:span text:style-name="T3">e</text:span><text:span text:style-name="T32">: 2 Actions</text:span></text:p>
      <text:p text:style-name="P193"><text:span text:style-name="T2">Save</text:span>: <text:span text:style-name="T169">Fortitude</text:span></text:p>
      <text:p text:style-name="P193"><text:span text:style-name="T2">Duration</text:span><text:span text:style-name="T30">: </text:span><text:span text:style-name="T32">Instant</text:span><text:span text:style-name="T33">aneous</text:span></text:p>
      <text:p text:style-name="P193"><text:span text:style-name="T2">Range</text:span>: <text:span text:style-name="T88">16m</text:span></text:p>
      <text:p text:style-name="P193"><text:span text:style-name="T2">Targets</text:span>: <text:span text:style-name="T88">1 target</text:span></text:p>
      <text:p text:style-name="P193"/>
      <text:p text:style-name="P194">You cause a creature’s cells to age rapidly. </text:p>
      <text:p text:style-name="P194"/>
      <text:p text:style-name="P168">Critical success<text:span text:style-name="T30">: The target is unaffected.</text:span></text:p>
      <text:p text:style-name="P168">Success<text:span text:style-name="T30">: The target loses 2d8+8 hit points.</text:span></text:p>
      <text:p text:style-name="P168">Failure<text:span text:style-name="T30">: The target loses 4d8+8 hit points.</text:span></text:p>
      <text:p text:style-name="P168"><text:soft-page-break/>Critical failure<text:span text:style-name="T30">: The target loses 8d8+8 hit points.</text:span></text:p>
      <text:p text:style-name="P193"/>
      <text:p text:style-name="P180"><text:span text:style-name="T2">Heightened (+1):</text:span> Th<text:span text:style-name="T170">e hit point loss on a success increases by 2d8+8, the damage on a failure increases by 4d8+8, and the damage on a critical failure increases by 8d8+8.</text:span></text:p>
      <text:h text:style-name="P138" text:outline-level="2"><text:bookmark-start text:name="__RefHeading___Toc18312_318188400379"/>Heal<text:bookmark-end text:name="__RefHeading___Toc18312_318188400379"/></text:h>
      <text:p text:style-name="P208"><text:span text:style-name="T4">Tags</text:span>: Biology, <text:span text:style-name="T161">Heal</text:span></text:p>
      <text:p text:style-name="P177"><text:span text:style-name="T2">Classes</text:span><text:span text:style-name="T30">: </text:span><text:span text:style-name="T32">A</text:span><text:span text:style-name="T74">ugmented, Gravitarian</text:span></text:p>
      <text:p text:style-name="P177"><text:span text:style-name="T2">Performing tim</text:span><text:span text:style-name="T3">e</text:span><text:span text:style-name="T32">: </text:span><text:span text:style-name="T81">2-actions </text:span><text:span text:style-name="T74">actions</text:span></text:p>
      <text:p text:style-name="P177"><text:span text:style-name="T2">Duration</text:span><text:span text:style-name="T30">: </text:span><text:span text:style-name="T32">Instant</text:span><text:span text:style-name="T33">aneous</text:span></text:p>
      <text:p text:style-name="P177"><text:span text:style-name="T2">Range</text:span>: <text:span text:style-name="T168">12m</text:span></text:p>
      <text:p text:style-name="P177"><text:span text:style-name="T2">Targets</text:span>: <text:span text:style-name="T88">1 </text:span><text:span text:style-name="T161">willing creature</text:span></text:p>
      <text:p text:style-name="P177"/>
      <text:p text:style-name="P179">You mend a creatures wounds. The target regains <text:span text:style-name="T162">4d8</text:span><text:span text:style-name="T168">+8</text:span> hit points.</text:p>
      <text:p text:style-name="P177"/>
      <text:p text:style-name="P177"><text:span text:style-name="T16">Heightened (+1):</text:span><text:span text:style-name="T61"> The </text:span><text:span text:style-name="T76">healing increases by 4d8</text:span><text:span text:style-name="T81">+8.</text:span></text:p>
      <text:h text:style-name="P139" text:outline-level="2"><text:bookmark-start text:name="__RefHeading___Toc18312_3181884003710"/>Hindering goo<text:bookmark-end text:name="__RefHeading___Toc18312_3181884003710"/></text:h>
      <text:p text:style-name="P209"><text:span text:style-name="T4">Tags</text:span>: <text:span text:style-name="T163">Chemistry</text:span></text:p>
      <text:p text:style-name="P182"><text:span text:style-name="T2">Classes</text:span><text:span text:style-name="T30">: </text:span><text:span text:style-name="T32">A</text:span><text:span text:style-name="T77">ugmented</text:span></text:p>
      <text:p text:style-name="P182"><text:span text:style-name="T2">Performing tim</text:span><text:span text:style-name="T3">e</text:span><text:span text:style-name="T32">: 2 Actions</text:span></text:p>
      <text:p text:style-name="P182"><text:span text:style-name="T2">Duration</text:span><text:span text:style-name="T30">: </text:span><text:span text:style-name="T77">1 minute</text:span></text:p>
      <text:p text:style-name="P182"><text:span text:style-name="T2">Range</text:span>: <text:span text:style-name="T88">16m</text:span></text:p>
      <text:p text:style-name="P167">Area<text:span text:style-name="T30">: 10m cube</text:span></text:p>
      <text:p text:style-name="P182"/>
      <text:p text:style-name="P182"><text:span text:style-name="T163">You spray out a mass of hindering goo. Each square in the area becomes difficult terrain and each creature in the area must succeed on a Athletics or Acrobatics check against your trick DC before taking a move action, or the action is wasted.</text:span></text:p>
      <text:h text:style-name="P139" text:outline-level="2"><text:bookmark-start text:name="__RefHeading___Toc18312_3181884003711"/>Hydraulic push<text:bookmark-end text:name="__RefHeading___Toc18312_3181884003711"/></text:h>
      <text:p text:style-name="P209"><text:span text:style-name="T4">Tags</text:span>: <text:span text:style-name="T163">Chemistry</text:span></text:p>
      <text:p text:style-name="P182"><text:span text:style-name="T2">Classes</text:span><text:span text:style-name="T30">: </text:span><text:span text:style-name="T32">A</text:span><text:span text:style-name="T77">ugmented</text:span></text:p>
      <text:p text:style-name="P182"><text:span text:style-name="T2">Performing tim</text:span><text:span text:style-name="T3">e</text:span><text:span text:style-name="T32">: 2 Actions</text:span></text:p>
      <text:p text:style-name="P182"><text:span text:style-name="T2">Save</text:span>: <text:span text:style-name="T163">Basic Reflex</text:span></text:p>
      <text:p text:style-name="P182"><text:span text:style-name="T2">Duration</text:span><text:span text:style-name="T30">: </text:span><text:span text:style-name="T32">Instant</text:span><text:span text:style-name="T33">aneous</text:span></text:p>
      <text:p text:style-name="P182"><text:span text:style-name="T2">Range</text:span>: <text:span text:style-name="T163">Self</text:span></text:p>
      <text:p text:style-name="P167">Area<text:span text:style-name="T30">: 20m line</text:span></text:p>
      <text:p text:style-name="P182"><text:span text:style-name="T2"/></text:p>
      <text:p text:style-name="P183"><text:bookmark text:name="ctl00_RadDrawer1_Content_MainContent_DetailedOutput2"/><text:soft-page-break/>You call forth a powerful blast of pressurized water that bludgeons your foes and knocks them back. A creature that fails its save takes 5d8 bludgeoning damage and is knocked back 2m (or 4m on a critical failure).</text:p>
      <text:p text:style-name="P182"/>
      <text:p text:style-name="P182"><text:span text:style-name="T2">Heightened (+1):</text:span> The damage increases by <text:span text:style-name="T163">5d8.</text:span></text:p>
      <text:h text:style-name="P124" text:outline-level="2"><text:bookmark-start text:name="__RefHeading___Toc18312_31818840032"/>Illusory disguise<text:bookmark-end text:name="__RefHeading___Toc18312_31818840032"/></text:h>
      <text:p text:style-name="P92"><text:span text:style-name="T4">Tags</text:span>: <text:span text:style-name="T148">Computer science, Hologram</text:span></text:p>
      <text:p text:style-name="P56"><text:span text:style-name="T2">Classes</text:span><text:span text:style-name="T30">: </text:span><text:span text:style-name="T32">Artificer, </text:span><text:span text:style-name="T62">Augmented</text:span></text:p>
      <text:p text:style-name="P56"><text:span text:style-name="T2">Performing tim</text:span><text:span text:style-name="T3">e</text:span><text:span text:style-name="T32">: 2 Actions</text:span></text:p>
      <text:p text:style-name="P56"><text:span text:style-name="T2">Duration</text:span><text:span text:style-name="T30">: </text:span><text:span text:style-name="T62">2 hours</text:span></text:p>
      <text:p text:style-name="P56"><text:span text:style-name="T2">Range</text:span>: <text:span text:style-name="T88">16m</text:span></text:p>
      <text:p text:style-name="P56"><text:span text:style-name="T2">Targets</text:span>: <text:span text:style-name="T88">1 </text:span><text:span text:style-name="T148">willing creature</text:span></text:p>
      <text:p text:style-name="P56"/>
      <text:p text:style-name="P57">You create a <text:s/>hologram over a creature to make it look like it has different clothes on. Any creature that uses an action to make a Intelligence(Perception) check against your Trick save DC notices the clothes are a holographic projection.</text:p>
      <text:p text:style-name="P56"/>
      <text:p text:style-name="P22"><text:span text:style-name="T130">Heightened (</text:span><text:span text:style-name="T131">2nd</text:span><text:span text:style-name="T130">):</text:span><text:span text:style-name="T61"> The </text:span><text:span text:style-name="T62">duration increases to 24 hours and you can target up to 10 creatures.</text:span></text:p>
      <text:p text:style-name="P24">Heightened(3rd): <text:span text:style-name="T30">The trick lasts until disrupted or you use an action to end it.</text:span></text:p>
      <text:h text:style-name="P124" text:outline-level="2"><text:bookmark-start text:name="__RefHeading___Toc18312_31818840033"/>Increase gravity<text:bookmark-end text:name="__RefHeading___Toc18312_31818840033"/></text:h>
      <text:p text:style-name="P92"><text:span text:style-name="T4">Tags</text:span>: <text:span text:style-name="T148">Physics, Gravity</text:span></text:p>
      <text:p text:style-name="P56"><text:span text:style-name="T2">Classes</text:span><text:span text:style-name="T30">: </text:span><text:span text:style-name="T32">Artificer</text:span></text:p>
      <text:p text:style-name="P56"><text:span text:style-name="T2">Performing tim</text:span><text:span text:style-name="T3">e</text:span><text:span text:style-name="T32">: 2 Actions</text:span></text:p>
      <text:p text:style-name="P56"><text:span text:style-name="T2">Save</text:span>: <text:span text:style-name="T150">Strength</text:span></text:p>
      <text:p text:style-name="P56"><text:span text:style-name="T2">Duration</text:span><text:span text:style-name="T30">: </text:span><text:span text:style-name="T63">Varies</text:span></text:p>
      <text:p text:style-name="P56"><text:span text:style-name="T2">Range</text:span>: <text:span text:style-name="T149">16m</text:span></text:p>
      <text:p text:style-name="P56"><text:span text:style-name="T2">Targets</text:span>: <text:span text:style-name="T88">1 </text:span><text:span text:style-name="T151">flying </text:span><text:span text:style-name="T149">creature</text:span></text:p>
      <text:p text:style-name="P56"/>
      <text:p text:style-name="P58">You increase gravity’s effect on a creature to force it to the ground. <text:span text:style-name="T150">A creature doesn’t take any damage from falling caused by the trick.</text:span></text:p>
      <text:p text:style-name="P25">Critical Success:<text:span text:style-name="T30"> The target is unaffected.</text:span></text:p>
      <text:p text:style-name="P27">Success:<text:span text:style-name="T30"> The target </text:span><text:span text:style-name="T64">falls</text:span><text:span text:style-name="T30"> </text:span><text:span text:style-name="T75">safely </text:span><text:span text:style-name="T64">up to </text:span><text:span text:style-name="T65">50</text:span><text:span text:style-name="T30">m.</text:span></text:p>
      <text:p text:style-name="P26">Failure: <text:span text:style-name="T30">The target falls safely </text:span><text:span text:style-name="T64">up to </text:span><text:span text:style-name="T65">50</text:span><text:span text:style-name="T64">m. </text:span><text:span text:style-name="T65">If it hits the ground, it can’t leave the ground for 1 round.</text:span></text:p>
      <text:p text:style-name="P28"><text:span text:style-name="T151">Critical Failure:</text:span><text:span text:style-name="T65"> The target falls safely </text:span><text:span text:style-name="T64">up to </text:span><text:span text:style-name="T65">50</text:span><text:span text:style-name="T64">m. </text:span><text:span text:style-name="T65">If it hits the ground, it can’t leave the ground for 1 minute.</text:span></text:p>
      <text:p text:style-name="P56"><text:soft-page-break/></text:p>
      <text:p text:style-name="P24"><text:span text:style-name="T123">Heightened (+1):</text:span><text:span text:style-name="T30"> The </text:span><text:span text:style-name="T75">maximum distance the target can fall increases </text:span><text:span text:style-name="T65">by 50m.</text:span></text:p>
      <text:h text:style-name="P127" text:outline-level="2"><text:bookmark-start text:name="__RefHeading___Toc18312_31818840034"/>Inject toxin<text:bookmark-end text:name="__RefHeading___Toc18312_31818840034"/></text:h>
      <text:p text:style-name="P93"><text:span text:style-name="T4">Tags</text:span>: Biology, <text:span text:style-name="T151">Poison</text:span></text:p>
      <text:p text:style-name="P59"><text:span text:style-name="T2">Classes</text:span><text:span text:style-name="T30">: </text:span><text:span text:style-name="T32">Artificer, </text:span><text:span text:style-name="T65">Augmented</text:span></text:p>
      <text:p text:style-name="P59"><text:span text:style-name="T2">Performing tim</text:span><text:span text:style-name="T3">e</text:span><text:span text:style-name="T32">: 2 Actions</text:span></text:p>
      <text:p text:style-name="P59"><text:span text:style-name="T2">Save</text:span>: <text:span text:style-name="T151">Fortitude</text:span></text:p>
      <text:p text:style-name="P59"><text:span text:style-name="T2">Duration</text:span><text:span text:style-name="T30">: </text:span><text:span text:style-name="T66">varies</text:span></text:p>
      <text:p text:style-name="P59"><text:span text:style-name="T2">Range</text:span>: <text:span text:style-name="T88">16m</text:span></text:p>
      <text:p text:style-name="P59"><text:span text:style-name="T2">Targets</text:span>: <text:span text:style-name="T88">1 </text:span><text:span text:style-name="T151">creature</text:span></text:p>
      <text:p text:style-name="P59"/>
      <text:p text:style-name="P60">You inject a toxin into a creature to sicken and <text:span text:style-name="T152">poison</text:span> it. The toxin has <text:span text:style-name="T153">the following effects: </text:span>Stage1(1 round): Sickened 1, Stage2(1 round): Sickened <text:span text:style-name="T152">1</text:span>, <text:span text:style-name="T152">Slowed 1,</text:span> Stage3(1 <text:span text:style-name="T152">day</text:span>): Sickened <text:span text:style-name="T152">1</text:span>, <text:span text:style-name="T152">and the creature can’t reduce its sickened value below 1.</text:span></text:p>
      <text:h text:style-name="P128" text:outline-level="2"><text:bookmark-start text:name="__RefHeading___Toc18312_31818840035"/>Lock<text:bookmark-end text:name="__RefHeading___Toc18312_31818840035"/></text:h>
      <text:p text:style-name="P94"><text:span text:style-name="T4">Tags</text:span>: <text:span text:style-name="T153">Computer science</text:span></text:p>
      <text:p text:style-name="P62"><text:span text:style-name="T2">Classes</text:span><text:span text:style-name="T30">: </text:span><text:span text:style-name="T32">Artificer</text:span></text:p>
      <text:p text:style-name="P62"><text:span text:style-name="T2">Performing tim</text:span><text:span text:style-name="T3">e</text:span><text:span text:style-name="T32">: 2 Actions</text:span></text:p>
      <text:p text:style-name="P62"><text:span text:style-name="T2">Duration</text:span><text:span text:style-name="T30">: </text:span><text:span text:style-name="T32">Instant</text:span><text:span text:style-name="T33">aneous</text:span></text:p>
      <text:p text:style-name="P62"><text:span text:style-name="T2">Range</text:span>: <text:span text:style-name="T88">16m</text:span></text:p>
      <text:p text:style-name="P62"><text:span text:style-name="T2">Targets</text:span>: <text:span text:style-name="T88">1 </text:span><text:span text:style-name="T153">computer or electronic lock</text:span></text:p>
      <text:p text:style-name="P62"/>
      <text:p text:style-name="P63">You install an additional layer of security on a computer or electronic lock. This layer can be bypassed by a password set by you during the performing of the trick, or by succeeding at a computers check against your Trick save DC + 5.</text:p>
      <text:p text:style-name="P62"/>
      <text:p text:style-name="P61"><text:span text:style-name="T2">Heightened (+1):</text:span> <text:span text:style-name="T153">The DC to bypass the lock without the password increases by 2.</text:span></text:p>
      <text:h text:style-name="P143" text:outline-level="2"><text:bookmark-start text:name="__RefHeading___Toc18312_3181884003718"/>Mindcloud<text:bookmark-end text:name="__RefHeading___Toc18312_3181884003718"/></text:h>
      <text:p text:style-name="P213"><text:span text:style-name="T4">Tags</text:span>: <text:span text:style-name="T175">Neuroscience</text:span></text:p>
      <text:p text:style-name="P195"><text:span text:style-name="T2">Classes</text:span><text:span text:style-name="T30">: </text:span><text:span text:style-name="T83">Gravitarian</text:span></text:p>
      <text:p text:style-name="P195"><text:span text:style-name="T2">Performing tim</text:span><text:span text:style-name="T3">e</text:span><text:span text:style-name="T32">: 2 Actions</text:span></text:p>
      <text:p text:style-name="P195"><text:span text:style-name="T2">Save</text:span>: <text:span text:style-name="T170">Will</text:span></text:p>
      <text:p text:style-name="P195"><text:span text:style-name="T2">Duration</text:span><text:span text:style-name="T30">: </text:span><text:span text:style-name="T84">1 minute</text:span></text:p>
      <text:p text:style-name="P195"><text:span text:style-name="T2">Range</text:span>: <text:span text:style-name="T171">4m emanation</text:span></text:p>
      <text:p text:style-name="P195"/>
      <text:p text:style-name="P196"><text:soft-page-break/>You cloud the mind of your foes in an area around you to weaken their attacks. <text:span text:style-name="T172">Enemies in the area that failed their save takes a -</text:span><text:span text:style-name="T174">2</text:span><text:span text:style-name="T172"> status penalty to attack rolls and damage rolls as long as they are in the area. </text:span><text:span text:style-name="T173">Once per turn, starting the turn after you cast Mindcloud, you can use an action to increase the range to a 8m emanation </text:span><text:span text:style-name="T176">until the start of your next</text:span><text:span text:style-name="T173">, and to force enemies that aren’t affected </text:span><text:span text:style-name="T174">to attempt another saving throw.</text:span></text:p>
      <text:h text:style-name="P140" text:outline-level="2"><text:bookmark-start text:name="__RefHeading___Toc18312_3181884003712"/>Mindlink<text:bookmark-end text:name="__RefHeading___Toc18312_3181884003712"/></text:h>
      <text:p text:style-name="P210"><text:span text:style-name="T4">Tags</text:span>: <text:span text:style-name="T164">Neuroscience, Mental</text:span></text:p>
      <text:p text:style-name="P184"><text:span text:style-name="T2">Classes</text:span><text:span text:style-name="T30">: </text:span><text:span text:style-name="T78">Augmented, Gravitarian</text:span></text:p>
      <text:p text:style-name="P184"><text:span text:style-name="T2">Performing tim</text:span><text:span text:style-name="T3">e</text:span><text:span text:style-name="T32">: 2 Actions</text:span></text:p>
      <text:p text:style-name="P184"><text:span text:style-name="T2">Save</text:span>: <text:span text:style-name="T164">Will</text:span></text:p>
      <text:p text:style-name="P184"><text:span text:style-name="T2">Duration</text:span><text:span text:style-name="T30">: </text:span><text:span text:style-name="T32">Instant</text:span><text:span text:style-name="T33">aneous</text:span></text:p>
      <text:p text:style-name="P184"><text:span text:style-name="T2">Range</text:span>: <text:span text:style-name="T88">16m</text:span></text:p>
      <text:p text:style-name="P184"><text:span text:style-name="T2">Targets</text:span>: <text:span text:style-name="T88">1 </text:span><text:span text:style-name="T164">willing creature</text:span></text:p>
      <text:p text:style-name="P184"/>
      <text:p text:style-name="P185">You mentally impart 10 minutes worth of information in an instant. The targeted creature instantly receives up to 10 minutes worth of information, which can include images, sound, words, among other things (GM’s discretion).</text:p>
      <text:h text:style-name="P144" text:outline-level="2"><text:bookmark-start text:name="__RefHeading___Toc18312_3181884003719"/>Mindsharp<text:bookmark-end text:name="__RefHeading___Toc18312_3181884003719"/></text:h>
      <text:p text:style-name="P214"><text:span text:style-name="T4">Tags</text:span>: <text:span text:style-name="T175">Neuroscience</text:span></text:p>
      <text:p text:style-name="P197"><text:span text:style-name="T2">Classes</text:span><text:span text:style-name="T30">: </text:span><text:span text:style-name="T85">Gravity</text:span></text:p>
      <text:p text:style-name="P197"><text:span text:style-name="T2">Performing tim</text:span><text:span text:style-name="T3">e</text:span><text:span text:style-name="T32">: 2 Actions</text:span></text:p>
      <text:p text:style-name="P197"><text:span text:style-name="T2">Duration</text:span><text:span text:style-name="T30">: </text:span><text:span text:style-name="T85">1 minute</text:span></text:p>
      <text:p text:style-name="P197"><text:span text:style-name="T2">Range</text:span>: <text:span text:style-name="T175">4m emanation</text:span></text:p>
      <text:p text:style-name="P197"/>
      <text:p text:style-name="P198">You sharpen the minds of allies around you. Allies in the area gains a +2 status <text:span text:style-name="T176">bonus to attack rolls and to damage rolls. Once per turn, starting the turn after you performed Mindsharp, you can use an action to increase the range to a 8m emanation until the start of your next turn.</text:span></text:p>
      <text:h text:style-name="P140" text:outline-level="2"><text:bookmark-start text:name="__RefHeading___Toc18312_3181884003713"/>Piercing hand<text:bookmark-end text:name="__RefHeading___Toc18312_3181884003713"/></text:h>
      <text:p text:style-name="P210"><text:span text:style-name="T4">Tags</text:span>: Biology, <text:span text:style-name="T166">Evolution</text:span></text:p>
      <text:p text:style-name="P184"><text:span text:style-name="T2">Classes</text:span><text:span text:style-name="T30">: </text:span><text:span text:style-name="T32">A</text:span><text:span text:style-name="T78">ugmented</text:span></text:p>
      <text:p text:style-name="P184"><text:span text:style-name="T2">Performing tim</text:span><text:span text:style-name="T3">e</text:span><text:span text:style-name="T32">: 2 Actions</text:span></text:p>
      <text:p text:style-name="P184"><text:span text:style-name="T2">Duration</text:span><text:span text:style-name="T30">: </text:span><text:span text:style-name="T32">Instant</text:span><text:span text:style-name="T33">aneous</text:span></text:p>
      <text:p text:style-name="P184"><text:span text:style-name="T2">Range</text:span>: <text:span text:style-name="T88">16m</text:span></text:p>
      <text:p text:style-name="P184"><text:soft-page-break/><text:span text:style-name="T2">Targets</text:span>: <text:span text:style-name="T88">1 target</text:span></text:p>
      <text:p text:style-name="P184"/>
      <text:p text:style-name="P185">You sharp your fist into a vicious spear and strike a foe with it. Make a melee trick attack roll. On a hit, the target takes 3d10 piercing damage and 2d10 persistent bleed damage.</text:p>
      <text:p text:style-name="P184"/>
      <text:p text:style-name="P185"><text:span text:style-name="T2">Heightened (+1):</text:span> The piercing damage increases by 3d10 and the persistent bleed damage increases by 2d10.</text:p>
      <text:h text:style-name="P145" text:outline-level="2"><text:bookmark-start text:name="__RefHeading___Toc18312_3181884003720"/>Pummeling rubble<text:bookmark-end text:name="__RefHeading___Toc18312_3181884003720"/></text:h>
      <text:p text:style-name="P215"><text:span text:style-name="T4">Tags</text:span>: <text:span text:style-name="T177">Physics, Earth</text:span></text:p>
      <text:p text:style-name="P199"><text:span text:style-name="T2">Classes</text:span><text:span text:style-name="T30">: </text:span><text:span text:style-name="T86">Gravitarian</text:span></text:p>
      <text:p text:style-name="P199"><text:span text:style-name="T2">Performing tim</text:span><text:span text:style-name="T3">e</text:span><text:span text:style-name="T32">: 2 Actions</text:span></text:p>
      <text:p text:style-name="P199"><text:span text:style-name="T2">Save</text:span>: <text:span text:style-name="T177">Basic Reflex</text:span></text:p>
      <text:p text:style-name="P199"><text:span text:style-name="T2">Duration</text:span><text:span text:style-name="T30">: </text:span><text:span text:style-name="T86">1 minute(sustained)</text:span></text:p>
      <text:p text:style-name="P199"><text:span text:style-name="T2">Range</text:span>: <text:span text:style-name="T88">16</text:span><text:span text:style-name="T177">m cone</text:span></text:p>
      <text:p text:style-name="P199"/>
      <text:p text:style-name="P200">You lift nearby rocks to hurl a cones of rocks to batter your foes. When you perform the Trick and when you sustain the Trick, you can force each creature to attempt a Basic Reflex save or take 3d6 bludgeoning damage. You can choose a different area each time</text:p>
      <text:p text:style-name="P199"/>
      <text:p text:style-name="P186"><text:span text:style-name="T2">Heightened (+1):</text:span> The damage increases by 2d</text:p>
      <text:h text:style-name="P130" text:outline-level="2"><text:bookmark-start text:name="__RefHeading___Toc18312_31818840036"/>Quick build<text:bookmark-end text:name="__RefHeading___Toc18312_31818840036"/></text:h>
      <text:p text:style-name="P94"><text:span text:style-name="T4">Tags</text:span>: <text:span text:style-name="T153">Electronics, </text:span><text:span text:style-name="T164">Craft</text:span></text:p>
      <text:p text:style-name="P62"><text:span text:style-name="T2">Classes</text:span><text:span text:style-name="T30">: </text:span><text:span text:style-name="T32">Artificer</text:span></text:p>
      <text:p text:style-name="P62"><text:span text:style-name="T2">Performing tim</text:span><text:span text:style-name="T3">e</text:span><text:span text:style-name="T32">: 2 Actions</text:span></text:p>
      <text:p text:style-name="P62"><text:span text:style-name="T2">Duration</text:span><text:span text:style-name="T30">: </text:span><text:span text:style-name="T67">24 hours</text:span></text:p>
      <text:p text:style-name="P62"><text:span text:style-name="T2">Range</text:span>: <text:span text:style-name="T88">16m</text:span></text:p>
      <text:p text:style-name="P62"><text:span text:style-name="T2">Targets</text:span>: <text:span text:style-name="T88">1 target</text:span></text:p>
      <text:p text:style-name="P62"/>
      <text:p text:style-name="P64">You quickly build an object out of whatever materials are at hand. The object must weight under 20kg and must be of level 1 or lower.</text:p>
      <text:p text:style-name="P62"/>
      <text:p text:style-name="P61"><text:span text:style-name="T2">Heightened (+1):</text:span> The <text:span text:style-name="T154">maximum weight increases by 20g and the maximum level increases by 2.</text:span></text:p>
      <text:h text:style-name="P131" text:outline-level="2"><text:bookmark-start text:name="__RefHeading___Toc18312_318188400"/><text:soft-page-break/>Remove scent<text:bookmark-end text:name="__RefHeading___Toc18312_318188400"/></text:h>
      <text:p text:style-name="Standard"><text:span text:style-name="T4">Tags</text:span>: Biology</text:p>
      <text:p text:style-name="P1"><text:span text:style-name="T2">Classes</text:span><text:span text:style-name="T30">: </text:span><text:span text:style-name="T32">Artificer</text:span></text:p>
      <text:p text:style-name="P1"><text:span text:style-name="T2">Performing tim</text:span><text:span text:style-name="T3">e</text:span><text:span text:style-name="T32">: 2 Actions</text:span></text:p>
      <text:p text:style-name="P1"><text:span text:style-name="T2">Duration</text:span><text:span text:style-name="T30">: </text:span><text:span text:style-name="T67">8 hours</text:span></text:p>
      <text:p text:style-name="P1"><text:span text:style-name="T2">Range</text:span>: <text:span text:style-name="T88">16m</text:span></text:p>
      <text:p text:style-name="P1"><text:span text:style-name="T2">Targets</text:span>: <text:span text:style-name="T88">1 target</text:span></text:p>
      <text:p text:style-name="P1"/>
      <text:p text:style-name="P64">You remove the scent of a creature to prevent others from detecting it by smell. For the duration, the chosen target can’t be detected by smell.</text:p>
      <text:h text:style-name="P145" text:outline-level="2"><text:bookmark-start text:name="__RefHeading___Toc18312_3181884003721"/>Scouring sand<text:bookmark-end text:name="__RefHeading___Toc18312_3181884003721"/></text:h>
      <text:p text:style-name="P215"><text:span text:style-name="T4">Tags</text:span>: <text:span text:style-name="T177">Physics, Gravity, Earth, </text:span><text:span text:style-name="T178">Incapacitation</text:span></text:p>
      <text:p text:style-name="P199"><text:span text:style-name="T2">Classes</text:span><text:span text:style-name="T30">: </text:span><text:span text:style-name="T86">Gravitarian</text:span></text:p>
      <text:p text:style-name="P199"><text:span text:style-name="T2">Performing tim</text:span><text:span text:style-name="T3">e</text:span><text:span text:style-name="T32">: 2 Actions</text:span></text:p>
      <text:p text:style-name="P199"><text:span text:style-name="T2">Save</text:span>: <text:span text:style-name="T177">Fortitude</text:span></text:p>
      <text:p text:style-name="P199"><text:span text:style-name="T2">Duration</text:span><text:span text:style-name="T30">: </text:span><text:span text:style-name="T87">Varies</text:span></text:p>
      <text:p text:style-name="P199"><text:span text:style-name="T2">Range</text:span>: <text:span text:style-name="T88">16m</text:span></text:p>
      <text:p text:style-name="P199"><text:span text:style-name="T2">Targets</text:span>: <text:span text:style-name="T88">1 target</text:span></text:p>
      <text:p text:style-name="P199"/>
      <text:p text:style-name="P200">You push sand into the eyes of your foes to blind them. The effect is determined by the target’s Fortitude save. The target then becomes temporarily immune for 1 minute.</text:p>
      <text:p text:style-name="P199"/>
      <text:p text:style-name="P149"><text:span text:style-name="T19">Critical </text:span><text:span text:style-name="T20">S</text:span><text:span text:style-name="T19">uccess</text:span><text:span text:style-name="T2">:</text:span> <text:span text:style-name="T178">The target is unaffected.</text:span></text:p>
      <text:p text:style-name="P150"><text:span text:style-name="T20">Success</text:span><text:span text:style-name="T2">:</text:span> <text:span text:style-name="T178">The target is blinded until its next turn begins.</text:span></text:p>
      <text:p text:style-name="P150"><text:span text:style-name="T20">Failure: </text:span><text:span text:style-name="T87">The target is blinded for 1 minute.</text:span></text:p>
      <text:p text:style-name="P150"><text:span text:style-name="T19">Critical </text:span><text:span text:style-name="T20">Failure</text:span><text:span text:style-name="T2">:</text:span> <text:span text:style-name="T178">The target is blinded for 10 minutes.</text:span></text:p>
      <text:h text:style-name="P131" text:outline-level="2"><text:bookmark-start text:name="__RefHeading___Toc18312_31818840038"/>Shocking grasp<text:bookmark-end text:name="__RefHeading___Toc18312_31818840038"/></text:h>
      <text:p text:style-name="P95"><text:span text:style-name="T4">Tags</text:span>: <text:span text:style-name="T154">Electronics, </text:span><text:span text:style-name="T160">Electric</text:span></text:p>
      <text:p text:style-name="P65"><text:span text:style-name="T2">Classes</text:span><text:span text:style-name="T30">: </text:span><text:span text:style-name="T32">Artificer, </text:span><text:span text:style-name="T67">Augmented, Gravitarian</text:span></text:p>
      <text:p text:style-name="P65"><text:span text:style-name="T2">Performing tim</text:span><text:span text:style-name="T3">e</text:span><text:span text:style-name="T32">: 2 Actions</text:span></text:p>
      <text:p text:style-name="P65"><text:span text:style-name="T2">Duration</text:span><text:span text:style-name="T30">: </text:span><text:span text:style-name="T67">Varies</text:span></text:p>
      <text:p text:style-name="P65"><text:span text:style-name="T2">Range</text:span>: <text:span text:style-name="T154">2m</text:span></text:p>
      <text:p text:style-name="P65"><text:span text:style-name="T2">Targets</text:span>: <text:span text:style-name="T88">1 target</text:span></text:p>
      <text:p text:style-name="P65"/>
      <text:p text:style-name="P64">You zap a target with electricity, distracting and damaging it. Make a trick attack roll. On a success, the target <text:span text:style-name="T155">takes 8d6 electric damage. On a critical hit, the target takes double damage and can’t take reactions until the end of it’s next turn.</text:span></text:p>
      <text:p text:style-name="P65"><text:soft-page-break/></text:p>
      <text:p text:style-name="P65"><text:span text:style-name="T2">Heightened (+1):</text:span> The damage increases by <text:span text:style-name="T155">8d6.</text:span></text:p>
      <text:h text:style-name="P123" text:outline-level="2"><text:bookmark-start text:name="__RefHeading___Toc18312_31818840031"/>Silent hologram<text:bookmark-end text:name="__RefHeading___Toc18312_31818840031"/></text:h>
      <text:p text:style-name="P208"><text:span text:style-name="T4">Tags</text:span>: <text:span text:style-name="T145">Computer science, </text:span><text:span text:style-name="T148">Hologram</text:span></text:p>
      <text:p text:style-name="P177"><text:span text:style-name="T2">Classes</text:span><text:span text:style-name="T30">: </text:span><text:span text:style-name="T32">Artificer, </text:span><text:span text:style-name="T62">Augmented</text:span></text:p>
      <text:p text:style-name="P177"><text:span text:style-name="T2">Performing tim</text:span><text:span text:style-name="T3">e</text:span><text:span text:style-name="T32">: 2 Actions</text:span></text:p>
      <text:p text:style-name="P177"><text:span text:style-name="T2">Save</text:span>: <text:span text:style-name="T145">Intelligence</text:span></text:p>
      <text:p text:style-name="P177"><text:span text:style-name="T2">Duration</text:span><text:span text:style-name="T30">: </text:span><text:span text:style-name="T60">1 minute</text:span></text:p>
      <text:p text:style-name="P177"><text:span text:style-name="T2">Range</text:span>: <text:span text:style-name="T146">16m</text:span></text:p>
      <text:p text:style-name="P177"/>
      <text:p text:style-name="P178">You create a silent immovable hologram. The hologram can be of any form and shape <text:span text:style-name="T147">that can fit inside 10m³</text:span> and <text:span text:style-name="T147">the hologram is indistinguishable from a real object to those who failed their save, although it probably knows object don’t form from nothing.</text:span></text:p>
      <text:p text:style-name="P177"/>
      <text:p text:style-name="P165"><text:span text:style-name="T128">Heightened (+1):</text:span><text:span text:style-name="T59"> The </text:span><text:span text:style-name="T61">area the object or objects must fit into increases by 10m³</text:span></text:p>
      <text:h text:style-name="P132" text:outline-level="2"><text:bookmark-start text:name="__RefHeading___Toc18312_31818840039"/>Sleep<text:bookmark-end text:name="__RefHeading___Toc18312_31818840039"/></text:h>
      <text:p text:style-name="P96"><text:span text:style-name="T4">Tags</text:span>: Biology</text:p>
      <text:p text:style-name="P66"><text:span text:style-name="T2">Classes</text:span><text:span text:style-name="T30">: </text:span><text:span text:style-name="T32">Artificer, </text:span><text:span text:style-name="T68">Augmented, Gravitarian</text:span></text:p>
      <text:p text:style-name="P66"><text:span text:style-name="T2">Performing tim</text:span><text:span text:style-name="T3">e</text:span><text:span text:style-name="T32">: 2 Actions</text:span></text:p>
      <text:p text:style-name="P66"><text:span text:style-name="T2">Save</text:span>: <text:span text:style-name="T155">Will</text:span></text:p>
      <text:p text:style-name="P66"><text:span text:style-name="T2">Duration</text:span><text:span text:style-name="T30">: </text:span><text:span text:style-name="T68">1 minute</text:span></text:p>
      <text:p text:style-name="P66"><text:span text:style-name="T2">Range</text:span>: <text:span text:style-name="T88">1</text:span><text:span text:style-name="T155">6m</text:span></text:p>
      <text:p text:style-name="P29">Area<text:span text:style-name="T30">: 4m radius sphere</text:span></text:p>
      <text:p text:style-name="P66"><text:span text:style-name="T2">Targets</text:span>: <text:span text:style-name="T88">1 </text:span><text:span text:style-name="T155">creature</text:span></text:p>
      <text:p text:style-name="P66"/>
      <text:p text:style-name="P151">You let out a sleeping gas to render you foes unconscious. On a failed save, they immediately fall unconscious, but immediately wake up if loud noises, such as combat, are occurring nearby, or if they take damage. On a critical failure, they remain unconscious for the entire duration and will not wake up, unless they take damage.</text:p>
      <text:h text:style-name="P146" text:outline-level="2"><text:bookmark-start text:name="__RefHeading___Toc18312_3181884003722"/>Sudden bolt<text:bookmark-end text:name="__RefHeading___Toc18312_3181884003722"/></text:h>
      <text:p text:style-name="P216"><text:span text:style-name="T4">Tags</text:span>: <text:span text:style-name="T178">Electronics, Electric</text:span></text:p>
      <text:p text:style-name="P201"><text:span text:style-name="T2">Classes</text:span><text:span text:style-name="T30">: </text:span><text:span text:style-name="T87">Gravitarian</text:span></text:p>
      <text:p text:style-name="P201"><text:span text:style-name="T2">Performing tim</text:span><text:span text:style-name="T3">e</text:span><text:span text:style-name="T32">: 2 Actions</text:span></text:p>
      <text:p text:style-name="P201"><text:span text:style-name="T2">Duration</text:span><text:span text:style-name="T30">: </text:span><text:span text:style-name="T32">Instant</text:span><text:span text:style-name="T33">aneous</text:span></text:p>
      <text:p text:style-name="P201"><text:span text:style-name="T2">Range</text:span>: <text:span text:style-name="T88">16m</text:span></text:p>
      <text:p text:style-name="P201"><text:soft-page-break/><text:span text:style-name="T2">Targets</text:span>: <text:span text:style-name="T88">1 target</text:span></text:p>
      <text:p text:style-name="P201"/>
      <text:p text:style-name="P202">You create a small bolt of lightning to strike a creature. Make a ranged trick attack. On a success, the target takes 5d10 electricity damage. On a critical success the target takes double damage and is stunned 1.</text:p>
      <text:p text:style-name="P201"/>
      <text:p text:style-name="P152"><text:span text:style-name="T2">Heightened (+1):</text:span> The damage increases by 2d</text:p>
      <text:h text:style-name="P125" text:outline-level="2"><text:bookmark-start text:name="__RefHeading___Toc18312_31818840040"/>T<text:span text:style-name="T155">emporary tool</text:span><text:bookmark-end text:name="__RefHeading___Toc18312_31818840040"/></text:h>
      <text:p text:style-name="P96"><text:span text:style-name="T4">Tags</text:span>: Biology, <text:span text:style-name="T160">Craft</text:span></text:p>
      <text:p text:style-name="P66"><text:span text:style-name="T2">Classes</text:span><text:span text:style-name="T30">: </text:span><text:span text:style-name="T32">Artificer</text:span></text:p>
      <text:p text:style-name="P66"><text:span text:style-name="T2">Performing tim</text:span><text:span text:style-name="T3">e</text:span><text:span text:style-name="T32">: 2 Actions</text:span></text:p>
      <text:p text:style-name="P66"><text:span text:style-name="T2">Duration</text:span><text:span text:style-name="T30">: </text:span><text:span text:style-name="T69">24 hours</text:span></text:p>
      <text:p text:style-name="P66"><text:span text:style-name="T2">Range</text:span>: <text:span text:style-name="T88">16m</text:span></text:p>
      <text:p text:style-name="P66"><text:span text:style-name="T2">Targets</text:span>: <text:span text:style-name="T88">1 target</text:span></text:p>
      <text:p text:style-name="P66"/>
      <text:p text:style-name="P157">You quickly craft a temporary tool. The tool you create must be level 1 or lower and must be one of the tools listed under Equipment; Tools and must weight less than 30kg. In addition, yo gain a +1 status bonus to checks related to the tool.</text:p>
      <text:p text:style-name="P66"/>
      <text:p text:style-name="P66"><text:span text:style-name="T2">Heightened (+1):</text:span> The <text:span text:style-name="T156">status bonus increases by 1.</text:span></text:p>
      <text:h text:style-name="P133" text:outline-level="2"><text:bookmark-start text:name="__RefHeading___Toc18312_318188400371"/>Venom sting<text:bookmark-end text:name="__RefHeading___Toc18312_318188400371"/></text:h>
      <text:p text:style-name="P203"><text:span text:style-name="T4">Tags</text:span>: Biology, <text:span text:style-name="T160">Poison</text:span></text:p>
      <text:p text:style-name="P156"><text:span text:style-name="T2">Classes</text:span><text:span text:style-name="T30">: </text:span><text:span text:style-name="T32">Artificer, </text:span><text:span text:style-name="T69">Augmented</text:span></text:p>
      <text:p text:style-name="P156"><text:span text:style-name="T2">Performing tim</text:span><text:span text:style-name="T3">e</text:span><text:span text:style-name="T32">: 2 Actions</text:span></text:p>
      <text:p text:style-name="P156"><text:span text:style-name="T2">Save</text:span>: <text:span text:style-name="T156">Basic Fortitude</text:span></text:p>
      <text:p text:style-name="P156"><text:span text:style-name="T2">Range</text:span>: <text:span text:style-name="T88">16m</text:span></text:p>
      <text:p text:style-name="P156"><text:span text:style-name="T2">Targets</text:span>: <text:span text:style-name="T88">1 target</text:span></text:p>
      <text:p text:style-name="P156"/>
      <text:p text:style-name="P157">You inflict a creature with deadly venom. On a failure, the target takes <text:span text:style-name="T157">4d10 poison damage and is Sickened 1 (or Sickened 2 on a critical failure) until the end of it’s next turn.</text:span></text:p>
      <text:p text:style-name="P156"/>
      <text:p text:style-name="P156"><text:span text:style-name="T2">Heightened (+1):</text:span> The damage increases by <text:span text:style-name="T157">4d10.</text:span></text:p>
      <text:h text:style-name="P126" text:outline-level="2"><text:bookmark-start text:name="__RefHeading___Toc18312_31818840037"/>Template<text:bookmark-end text:name="__RefHeading___Toc18312_31818840037"/></text:h>
      <text:p text:style-name="P95"><text:span text:style-name="T4">Tags</text:span>: Biology</text:p>
      <text:p text:style-name="P65"><text:soft-page-break/><text:span text:style-name="T2">Classes</text:span><text:span text:style-name="T30">: </text:span><text:span text:style-name="T32">Artificer</text:span></text:p>
      <text:p text:style-name="P65"><text:span text:style-name="T2">Performing tim</text:span><text:span text:style-name="T3">e</text:span><text:span text:style-name="T32">: 2 Actions</text:span></text:p>
      <text:p text:style-name="P65"><text:span text:style-name="T2">Save</text:span>: </text:p>
      <text:p text:style-name="P65"><text:span text:style-name="T2">Duration</text:span><text:span text:style-name="T30">: </text:span><text:span text:style-name="T32">Instant</text:span><text:span text:style-name="T33">aneous</text:span></text:p>
      <text:p text:style-name="P65"><text:span text:style-name="T2">Range</text:span>: <text:span text:style-name="T88">16m</text:span></text:p>
      <text:p text:style-name="P65"><text:span text:style-name="T2">Targets</text:span>: <text:span text:style-name="T88">1 target</text:span></text:p>
      <text:p text:style-name="P65"/>
      <text:p text:style-name="P65">Description</text:p>
      <text:p text:style-name="P65"/>
      <text:p text:style-name="P65"><text:span text:style-name="T2">Heightened (+1):</text:span> The damage increases by 2d</text:p>
      <text:h text:style-name="P133" text:outline-level="2"><text:bookmark-start text:name="__RefHeading___Toc7237_1153083057"/>2nd Level Tricks<text:bookmark-end text:name="__RefHeading___Toc7237_1153083057"/></text:h>
      <text:h text:style-name="P129" text:outline-level="2"><text:bookmark-start text:name="__RefHeading___Toc18312_318188400361"/>Quick build<text:bookmark-end text:name="__RefHeading___Toc18312_318188400361"/></text:h>
      <text:p text:style-name="P203"><text:span text:style-name="T4">Tags</text:span>: <text:span text:style-name="T153">Electronics</text:span></text:p>
      <text:p text:style-name="P156"><text:span text:style-name="T2">Classes</text:span><text:span text:style-name="T30">: </text:span><text:span text:style-name="T32">Artificer</text:span></text:p>
      <text:p text:style-name="P156"><text:span text:style-name="T2">Performing tim</text:span><text:span text:style-name="T3">e</text:span><text:span text:style-name="T32">: 2 Actions</text:span></text:p>
      <text:p text:style-name="P156"><text:span text:style-name="T2">Duration</text:span><text:span text:style-name="T30">: </text:span><text:span text:style-name="T67">24 hours</text:span></text:p>
      <text:p text:style-name="P156"><text:span text:style-name="T2">Range</text:span>: <text:span text:style-name="T88">16m</text:span></text:p>
      <text:p text:style-name="P156"><text:span text:style-name="T2">Targets</text:span>: <text:span text:style-name="T88">1 target</text:span></text:p>
      <text:p text:style-name="P156"/>
      <text:p text:style-name="P148">You quickly build an object out of whatever materials are at hand. The object must weight under 20kg and must be of level 1 or lower.</text:p>
      <text:p text:style-name="P156"/>
      <text:p text:style-name="P154"><text:span text:style-name="T2">Heightened (+1):</text:span> The <text:span text:style-name="T154">maximum weight increases by 20g and the maximum level increases by </text:span><text:span text:style-name="T156">3</text:span><text:span text:style-name="T15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top="0.278in" fo:margin-bottom="0.0835in" style:contextual-spacing="false" fo:line-height="100%" fo:keep-together="always" style:page-number="auto" fo:break-before="auto" fo:break-after="auto" fo:keep-with-next="always"/>
      <style:text-properties fo:font-size="18pt" style:font-size-asian="18pt" style:font-size-complex="18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text-align="center" style:justify-single-word="false"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17T17:53:45.558494093</dc:date>
    <meta:editing-duration>P2DT7H53M52S</meta:editing-duration>
    <meta:editing-cycles>18</meta:editing-cycles>
    <meta:document-statistic meta:table-count="0" meta:image-count="0" meta:object-count="0" meta:page-count="31" meta:paragraph-count="774" meta:word-count="5626" meta:character-count="33973" meta:non-whitespace-character-count="29105"/>
  </office:meta>
</office:document-meta>
</file>